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26in"/>
    </style:style>
    <style:style style:name="co2" style:family="table-column">
      <style:table-column-properties fo:break-before="auto" style:column-width="3.9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2.1083in"/>
    </style:style>
    <style:style style:name="co8" style:family="table-column">
      <style:table-column-properties fo:break-before="auto" style:column-width="1.5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en" number:country="US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Excel_20_Built-in_20_Normal" style:data-style-name="N5100">
      <style:table-cell-properties fo:background-color="transparent"/>
    </style:style>
    <style:style style:name="ce4" style:family="table-cell" style:parent-style-name="Excel_20_Built-in_20_Normal" style:data-style-name="N5100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ext-properties style:font-name="Arial1" style:font-name-complex="Arial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Excel_20_Built-in_20_Normal" style:data-style-name="N5100"/>
    <style:style style:name="ce8" style:family="table-cell" style:parent-style-name="Excel_20_Built-in_20_Normal" style:data-style-name="N5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1"/>
        <table:table-column table:style-name="co6" table:default-cell-style-name="ce3"/>
        <table:table-column table:style-name="co4" table:number-columns-repeated="8" table:default-cell-style-name="ce3"/>
        <table:table-column table:style-name="co7" table:default-cell-style-name="ce3"/>
        <table:table-column table:style-name="co4" table:number-columns-repeated="4" table:default-cell-style-name="ce3"/>
        <table:table-column table:style-name="co8" table:default-cell-style-name="ce3"/>
        <table:table-column table:style-name="co4" table:number-columns-repeated="2" table:default-cell-style-name="ce6"/>
        <table:table-column table:style-name="co4" table:number-columns-repeated="179" table:default-cell-style-name="ce1"/>
        <table:table-row table:style-name="ro1">
          <table:table-cell office:value-type="string">
            <text:p># ID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Rarity</text:p>
          </table:table-cell>
          <table:table-cell table:style-name="Default" office:value-type="string">
            <text:p>Int</text:p>
          </table:table-cell>
          <table:table-cell table:style-name="Default" office:value-type="string">
            <text:p>% In Lair</text:p>
          </table:table-cell>
          <table:table-cell table:style-name="Default" office:value-type="string">
            <text:p>Treasure</text:p>
          </table:table-cell>
          <table:table-cell table:style-name="Default" office:value-type="string">
            <text:p>Alignment</text:p>
          </table:table-cell>
          <table:table-cell table:style-name="Default" office:value-type="string">
            <text:p>Numbe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Move</text:p>
          </table:table-cell>
          <table:table-cell table:style-name="Default" office:value-type="string">
            <text:p>HD</text:p>
          </table:table-cell>
          <table:table-cell table:style-name="Default" office:value-type="string">
            <text:p># Attacks</text:p>
          </table:table-cell>
          <table:table-cell table:style-name="Default" office:value-type="string">
            <text:p>Damage</text:p>
          </table:table-cell>
          <table:table-cell table:style-name="Default" office:value-type="string">
            <text:p>Spec Att</text:p>
          </table:table-cell>
          <table:table-cell table:style-name="Default" office:value-type="string">
            <text:p>Spec Def</text:p>
          </table:table-cell>
          <table:table-cell table:style-name="Default" office:value-type="string">
            <text:p>Magic Res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Psi</text:p>
          </table:table-cell>
          <table:table-cell table:style-name="Default" office:value-type="string">
            <text:p>PsiAttDef</text:p>
          </table:table-cell>
          <table:table-cell table:style-name="Default" office:value-type="string">
            <text:p>XP</text:p>
          </table:table-cell>
          <table:table-cell table:style-name="Default" office:value-type="string">
            <text:p>Armor</text:p>
          </table:table-cell>
          <table:table-cell table:style-name="Default" office:value-type="string">
            <text:p>Weapon</text:p>
          </table:table-cell>
          <table:table-cell table:number-columns-repeated="179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Aasimon - Agathino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Very to Genius (11-18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7+7</text:p>
          </table:table-cell>
          <table:table-cell office:value-type="string">
            <text:p>2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35%</text:p>
          </table:table-cell>
          <table:table-cell office:value-type="string">
            <text:p>M-L</text:p>
          </table:table-cell>
          <table:table-cell office:value-type="string">
            <text:p>177</text:p>
          </table:table-cell>
          <table:table-cell office:value-type="string">
            <text:p>All/All</text:p>
          </table:table-cell>
          <table:table-cell office:value-type="string">
            <text:p>1800+10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boleth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table:style-name="ce3" office:value-type="string">
            <text:p>20%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office:value-type="string">
            <text:p>1-4</text:p>
          </table:table-cell>
          <table:table-cell office:value-type="string">
            <text:p>4</text:p>
          </table:table-cell>
          <table:table-cell office:value-type="string">
            <text:p>3, Sw 18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1-6(x4)</text:p>
          </table:table-cell>
          <table:table-cell office:value-type="string">
            <text:p>Special</text:p>
          </table:table-cell>
          <table:table-cell office:value-type="string">
            <text:p>Slime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office:value-type="string">
            <text:p>250</text:p>
          </table:table-cell>
          <table:table-cell office:value-type="string">
            <text:p>CDE/GIJ</text:p>
          </table:table-cell>
          <table:table-cell office:value-type="string">
            <text:p>127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Afanc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Sw 15</text:p>
          </table:table-cell>
          <table:table-cell office:value-type="string">
            <text:p>15</text:p>
          </table:table-cell>
          <table:table-cell office:value-type="string">
            <text:p>1 or 2</text:p>
          </table:table-cell>
          <table:table-cell office:value-type="string">
            <text:p>5-20 or 3-12(x2)</text:p>
          </table:table-cell>
          <table:table-cell office:value-type="string">
            <text:p>Whirlpoo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0')</text:p>
          </table:table-cell>
          <table:table-cell table:number-columns-repeated="2" office:value-type="string">
            <text:p>Nil</text:p>
          </table:table-cell>
          <table:table-cell office:value-type="string">
            <text:p>400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Ant Lion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3" office:value-type="string">
            <text:p>9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, Br 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5-20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57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comoid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Unratable</text:p>
          </table:table-cell>
          <table:table-cell table:style-name="ce3" office:value-type="string">
            <text:p>40%</text:p>
          </table:table-cell>
          <table:table-cell office:value-type="string">
            <text:p>Incidenta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+6</text:p>
          </table:table-cell>
          <table:table-cell office:value-type="string">
            <text:p>1</text:p>
          </table:table-cell>
          <table:table-cell office:value-type="string">
            <text:p>1 per 1' cloud diameter</text:p>
          </table:table-cell>
          <table:table-cell office:value-type="string">
            <text:p>Spore jet</text:p>
          </table:table-cell>
          <table:table-cell table:number-columns-repeated="2" office:value-type="string">
            <text:p>Special</text:p>
          </table:table-cell>
          <table:table-cell office:value-type="string">
            <text:p>L (5-10')</text:p>
          </table:table-cell>
          <table:table-cell table:number-columns-repeated="2" office:value-type="string">
            <text:p>Nil</text:p>
          </table:table-cell>
          <table:table-cell office:value-type="string">
            <text:p>775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Aspis - Cow</text:p>
          </table:table-cell>
          <table:table-cell office:value-type="string">
            <text:p>Vermin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95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3-18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35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Aspis - Drone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table:style-name="ce3" office:value-type="string">
            <text:p>30%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2-20</text:p>
          </table:table-cell>
          <table:table-cell office:value-type="string">
            <text:p>3 (2)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-4(x2) or by weapon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0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Aspis - Larva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3" office:value-type="string">
            <text:p>9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3-30</text:p>
          </table:table-cell>
          <table:table-cell office:value-type="string">
            <text:p>6</text:p>
          </table:table-cell>
          <table:table-cell office:value-type="string">
            <text:p>1, Sw 6</text:p>
          </table:table-cell>
          <table:table-cell office:value-type="string">
            <text:p>2 to 5</text:p>
          </table:table-cell>
          <table:table-cell office:value-type="string">
            <text:p>1</text:p>
          </table:table-cell>
          <table:table-cell office:value-type="string">
            <text:p>2-7</text:p>
          </table:table-cell>
          <table:table-cell office:value-type="string">
            <text:p>Nil</text:p>
          </table:table-cell>
          <table:table-cell office:value-type="string">
            <text:p>Immune to acid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8+2 to 13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urumvorax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table:style-name="ce3" office:value-type="string">
            <text:p>30%</text:p>
          </table:table-cell>
          <table:table-cell office:value-type="string">
            <text:p>Incidenta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, Br 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70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zer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to Very (5-12)</text:p>
          </table:table-cell>
          <table:table-cell table:style-name="ce3" office:value-type="string">
            <text:p>Nil (20%)</text:p>
          </table:table-cell>
          <table:table-cell office:value-type="string">
            <text:p>Nil (Q, Qx3 in lair)</text:p>
          </table:table-cell>
          <table:table-cell office:value-type="string">
            <text:p>4</text:p>
          </table:table-cell>
          <table:table-cell office:value-type="string">
            <text:p>1-4 (3-30)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2+1 to 5+4</text:p>
          </table:table-cell>
          <table:table-cell office:value-type="string">
            <text:p>1</text:p>
          </table:table-cell>
          <table:table-cell office:value-type="string">
            <text:p>By weapon</text:p>
          </table:table-cell>
          <table:table-cell office:value-type="string">
            <text:p>Heat</text:p>
          </table:table-cell>
          <table:table-cell office:value-type="string">
            <text:p>Immune to fire</text:p>
          </table:table-cell>
          <table:table-cell office:value-type="string">
            <text:p>5-20%</text:p>
          </table:table-cell>
          <table:table-cell office:value-type="string">
            <text:p>M (4.5-5')</text:p>
          </table:table-cell>
          <table:table-cell table:number-columns-repeated="2" office:value-type="string">
            <text:p>Nil</text:p>
          </table:table-cell>
          <table:table-cell office:value-type="string">
            <text:p>40+3 to 22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aku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Exceptional to Genius (15-18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 (2-5)</text:p>
          </table:table-cell>
          <table:table-cell office:value-type="string">
            <text:p>-2</text:p>
          </table:table-cell>
          <table:table-cell office:value-type="string">
            <text:p>21</text:p>
          </table:table-cell>
          <table:table-cell office:value-type="string">
            <text:p>12+12</text:p>
          </table:table-cell>
          <table:table-cell office:value-type="string">
            <text:p>3</text:p>
          </table:table-cell>
          <table:table-cell office:value-type="string">
            <text:p>3-18/2-12(x2)</text:p>
          </table:table-cell>
          <table:table-cell table:number-columns-repeated="2" office:value-type="string">
            <text:p>Special</text:p>
          </table:table-cell>
          <table:table-cell office:value-type="string">
            <text:p>20%</text:p>
          </table:table-cell>
          <table:table-cell office:value-type="string">
            <text:p>L (9')</text:p>
          </table:table-cell>
          <table:table-cell office:value-type="string">
            <text:p>182-204</text:p>
          </table:table-cell>
          <table:table-cell office:value-type="string">
            <text:p>BE/FGI</text:p>
          </table:table-cell>
          <table:table-cell office:value-type="string">
            <text:p>490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anderlog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Low to Average (5-10)</text:p>
          </table:table-cell>
          <table:table-cell table:style-name="ce3" office:value-type="string">
            <text:p>1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4-24</text:p>
          </table:table-cell>
          <table:table-cell office:value-type="string">
            <text:p>6</text:p>
          </table:table-cell>
          <table:table-cell office:value-type="string">
            <text:p>6, Cl 1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-5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64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arghest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High to Genius (13-18)</text:p>
          </table:table-cell>
          <table:table-cell table:style-name="ce4" office:value-type="string">
            <text:p>0%</text:p>
          </table:table-cell>
          <table:table-cell office:value-type="string">
            <text:p>Special</text:p>
          </table:table-cell>
          <table:table-cell office:value-type="string">
            <text:p>7</text:p>
          </table:table-cell>
          <table:table-cell office:value-type="string">
            <text:p>1-2</text:p>
          </table:table-cell>
          <table:table-cell office:value-type="string">
            <text:p>2 to -4</text:p>
          </table:table-cell>
          <table:table-cell office:value-type="string">
            <text:p>15</text:p>
          </table:table-cell>
          <table:table-cell office:value-type="string">
            <text:p>6+6 to 12+12</text:p>
          </table:table-cell>
          <table:table-cell office:value-type="string">
            <text:p>2</text:p>
          </table:table-cell>
          <table:table-cell office:value-type="string">
            <text:p>2-8 + HD</text:p>
          </table:table-cell>
          <table:table-cell table:number-columns-repeated="2" office:value-type="string">
            <text:p>Special</text:p>
          </table:table-cell>
          <table:table-cell office:value-type="string">
            <text:p>5%/HD</text:p>
          </table:table-cell>
          <table:table-cell office:value-type="string">
            <text:p>M-L</text:p>
          </table:table-cell>
          <table:table-cell table:number-columns-repeated="2" office:value-type="string">
            <text:p>Nil</text:p>
          </table:table-cell>
          <table:table-cell office:value-type="string">
            <text:p>1275+10 to 730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arkburr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3" office:value-type="string">
            <text:p>10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5</text:p>
          </table:table-cell>
          <table:table-cell office:value-type="string">
            <text:p>0 (8)</text:p>
          </table:table-cell>
          <table:table-cell office:value-type="string">
            <text:p>1/2 or Jp 20</text:p>
          </table:table-cell>
          <table:table-cell office:value-type="string">
            <text:p>2 to 6</text:p>
          </table:table-cell>
          <table:table-cell table:number-columns-repeated="2" office:value-type="string">
            <text:p>1</text:p>
          </table:table-cell>
          <table:table-cell office:value-type="string">
            <text:p>Lignification</text:p>
          </table:table-cell>
          <table:table-cell office:value-type="string">
            <text:p>Spell immunities</text:p>
          </table:table-cell>
          <table:table-cell office:value-type="string">
            <text:p>Standard</text:p>
          </table:table-cell>
          <table:table-cell office:value-type="string">
            <text:p>S (2-3')</text:p>
          </table:table-cell>
          <table:table-cell table:number-columns-repeated="2" office:value-type="string">
            <text:p>Nil</text:p>
          </table:table-cell>
          <table:table-cell office:value-type="string">
            <text:p>45+1 to 27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asidirond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Unratable</text:p>
          </table:table-cell>
          <table:table-cell table:style-name="ce3" office:value-type="string">
            <text:p>60%</text:p>
          </table:table-cell>
          <table:table-cell office:value-type="string">
            <text:p>Incidental</text:p>
          </table:table-cell>
          <table:table-cell office:value-type="string">
            <text:p>8</text:p>
          </table:table-cell>
          <table:table-cell office:value-type="string">
            <text:p>1-2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+5</text:p>
          </table:table-cell>
          <table:table-cell office:value-type="string">
            <text:p>1</text:p>
          </table:table-cell>
          <table:table-cell office:value-type="string">
            <text:p>2-8 + Smothering</text:p>
          </table:table-cell>
          <table:table-cell office:value-type="string">
            <text:p>Hallucinatory spores</text:p>
          </table:table-cell>
          <table:table-cell table:number-columns-repeated="2" office:value-type="string">
            <text:p>Special</text:p>
          </table:table-cell>
          <table:table-cell office:value-type="string">
            <text:p>M (6-7')</text:p>
          </table:table-cell>
          <table:table-cell table:number-columns-repeated="2" office:value-type="string">
            <text:p>Nil</text:p>
          </table:table-cell>
          <table:table-cell office:value-type="string">
            <text:p>47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Basilisk - Greater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50%</text:p>
          </table:table-cell>
          <table:table-cell office:value-type="string">
            <text:p>H</text:p>
          </table:table-cell>
          <table:table-cell office:value-type="string">
            <text:p>8</text:p>
          </table:table-cell>
          <table:table-cell office:value-type="string">
            <text:p>1-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1-6(x2)/2-16</text:p>
          </table:table-cell>
          <table:table-cell office:value-type="string">
            <text:p>Special</text:p>
          </table:table-cell>
          <table:table-cell office:value-type="string">
            <text:p>Surprised only on 1 in 6</text:p>
          </table:table-cell>
          <table:table-cell office:value-type="string">
            <text:p>Standard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300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Bat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100 (100-1000)</text:p>
          </table:table-cell>
          <table:table-cell office:value-type="string">
            <text:p>8</text:p>
          </table:table-cell>
          <table:table-cell office:value-type="string">
            <text:p>1, Fl 24 (B)</text:p>
          </table:table-cell>
          <table:table-cell office:value-type="string">
            <text:p>1/4</text:p>
          </table:table-cell>
          <table:table-cell table:number-columns-repeated="2" office:value-type="string">
            <text:p>1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Bat - Fire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table:style-name="ce3" office:value-type="string">
            <text:p>50%</text:p>
          </table:table-cell>
          <table:table-cell office:value-type="string">
            <text:p>I</text:p>
          </table:table-cell>
          <table:table-cell office:value-type="string">
            <text:p>8</text:p>
          </table:table-cell>
          <table:table-cell office:value-type="string">
            <text:p>11-20</text:p>
          </table:table-cell>
          <table:table-cell office:value-type="string">
            <text:p>8</text:p>
          </table:table-cell>
          <table:table-cell office:value-type="string">
            <text:p>6, Fl 20 (B)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-8</text:p>
          </table:table-cell>
          <table:table-cell office:value-type="string">
            <text:p>Nil</text:p>
          </table:table-cell>
          <table:table-cell office:value-type="string">
            <text:p>Immune to fire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8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Bat - Moba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15%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1-8</text:p>
          </table:table-cell>
          <table:table-cell office:value-type="string">
            <text:p>7</text:p>
          </table:table-cell>
          <table:table-cell office:value-type="string">
            <text:p>3, Fl 15 (C)</text:p>
          </table:table-cell>
          <table:table-cell office:value-type="string">
            <text:p>4 to 6</text:p>
          </table:table-cell>
          <table:table-cell office:value-type="string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5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Bear - Northern (Polar Bear)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6</text:p>
          </table:table-cell>
          <table:table-cell office:value-type="string">
            <text:p>12, Sw 9</text:p>
          </table:table-cell>
          <table:table-cell office:value-type="string">
            <text:p>8+8</text:p>
          </table:table-cell>
          <table:table-cell office:value-type="string">
            <text:p>3</text:p>
          </table:table-cell>
          <table:table-cell office:value-type="string">
            <text:p>1-10(x2)/2-12</text:p>
          </table:table-cell>
          <table:table-cell office:value-type="string">
            <text:p>Hugh 3-18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4')</text:p>
          </table:table-cell>
          <table:table-cell table:number-columns-repeated="2" office:value-type="string">
            <text:p>Nil</text:p>
          </table:table-cell>
          <table:table-cell office:value-type="string">
            <text:p>9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Bee - Giant - Bumblebee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1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6, Fl 24 (E)</text:p>
          </table:table-cell>
          <table:table-cell office:value-type="string">
            <text:p>6+4</text:p>
          </table:table-cell>
          <table:table-cell office:value-type="string">
            <text:p>1</text:p>
          </table:table-cell>
          <table:table-cell office:value-type="string">
            <text:p>1-6 + poison</text:p>
          </table:table-cell>
          <table:table-cell office:value-type="string">
            <text:p>Sting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40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ee - Giant - Soldier Honeybee</text:p>
          </table:table-cell>
          <table:table-cell office:value-type="string">
            <text:p>Vermin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9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2, Fl 30 (D)</text:p>
          </table:table-cell>
          <table:table-cell office:value-type="string">
            <text:p>4+2</text:p>
          </table:table-cell>
          <table:table-cell office:value-type="string">
            <text:p>1</text:p>
          </table:table-cell>
          <table:table-cell office:value-type="string">
            <text:p>1-4 + poison</text:p>
          </table:table-cell>
          <table:table-cell office:value-type="string">
            <text:p>Sting onc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0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Bee - Giant - Worker Honeybee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2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10</text:p>
          </table:table-cell>
          <table:table-cell office:value-type="string">
            <text:p>6</text:p>
          </table:table-cell>
          <table:table-cell office:value-type="string">
            <text:p>9, Fl 30 (D)</text:p>
          </table:table-cell>
          <table:table-cell office:value-type="string">
            <text:p>3+1</text:p>
          </table:table-cell>
          <table:table-cell office:value-type="string">
            <text:p>1</text:p>
          </table:table-cell>
          <table:table-cell office:value-type="string">
            <text:p>1-3 + poison</text:p>
          </table:table-cell>
          <table:table-cell office:value-type="string">
            <text:p>Sting onc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5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Beetle - Death Watch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table:style-name="ce3" office:value-type="string">
            <text:p>1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3-12</text:p>
          </table:table-cell>
          <table:table-cell office:value-type="string">
            <text:p>Death vibration</text:p>
          </table:table-cell>
          <table:table-cell office:value-type="string">
            <text:p>Camouflage</text:p>
          </table:table-cell>
          <table:table-cell office:value-type="string">
            <text:p>Standard</text:p>
          </table:table-cell>
          <table:table-cell office:value-type="string">
            <text:p>L (5')</text:p>
          </table:table-cell>
          <table:table-cell table:number-columns-repeated="2" office:value-type="string">
            <text:p>Nil</text:p>
          </table:table-cell>
          <table:table-cell office:value-type="string">
            <text:p>14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Beetle - Slicer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3" office:value-type="string">
            <text:p>2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3</text:p>
          </table:table-cell>
          <table:table-cell office:value-type="string">
            <text:p>3</text:p>
          </table:table-cell>
          <table:table-cell table:number-columns-repeated="2"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-16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7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Behemoth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4</text:p>
          </table:table-cell>
          <table:table-cell office:value-type="string">
            <text:p>6, Sw 12</text:p>
          </table:table-cell>
          <table:table-cell office:value-type="string">
            <text:p>10+5</text:p>
          </table:table-cell>
          <table:table-cell office:value-type="string">
            <text:p>1</text:p>
          </table:table-cell>
          <table:table-cell office:value-type="string">
            <text:p>4-16 or 6-24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600+1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Behir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1-2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12</text:p>
          </table:table-cell>
          <table:table-cell office:value-type="string">
            <text:p>2 or 7</text:p>
          </table:table-cell>
          <table:table-cell office:value-type="string">
            <text:p>2-7/2-5 or 2-8/1-6(x6)</text:p>
          </table:table-cell>
          <table:table-cell office:value-type="string">
            <text:p>Lightning bolt</text:p>
          </table:table-cell>
          <table:table-cell office:value-type="string">
            <text:p>Immune to electricity and poison</text:p>
          </table:table-cell>
          <table:table-cell office:value-type="string">
            <text:p>Standard</text:p>
          </table:table-cell>
          <table:table-cell office:value-type="string">
            <text:p>L (40')</text:p>
          </table:table-cell>
          <table:table-cell table:number-columns-repeated="2" office:value-type="string">
            <text:p>Nil</text:p>
          </table:table-cell>
          <table:table-cell office:value-type="string">
            <text:p>285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Bloodthorn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4 (tendrils), 3 (trunk)</text:p>
          </table:table-cell>
          <table:table-cell office:value-type="string">
            <text:p>Nil</text:p>
          </table:table-cell>
          <table:table-cell office:value-type="string">
            <text:p>5 to 30</text:p>
          </table:table-cell>
          <table:table-cell office:value-type="string">
            <text:p>1-4, 2-5, or 5-8</text:p>
          </table:table-cell>
          <table:table-cell table:number-columns-repeated="2"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pecial</text:p>
          </table:table-cell>
          <table:table-cell table:number-columns-repeated="2" office:value-type="string">
            <text:p>Nil</text:p>
          </table:table-cell>
          <table:table-cell office:value-type="string">
            <text:p>800+3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Boalisk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5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+1</text:p>
          </table:table-cell>
          <table:table-cell office:value-type="string">
            <text:p>2</text:p>
          </table:table-cell>
          <table:table-cell office:value-type="string">
            <text:p>1-3/2-7</text:p>
          </table:table-cell>
          <table:table-cell office:value-type="string">
            <text:p>Gaze; Constricti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5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Bodak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9+9</text:p>
          </table:table-cell>
          <table:table-cell office:value-type="string">
            <text:p>1</text:p>
          </table:table-cell>
          <table:table-cell office:value-type="string">
            <text:p>By weapon</text:p>
          </table:table-cell>
          <table:table-cell office:value-type="string">
            <text:p>Death gaze</text:p>
          </table:table-cell>
          <table:table-cell table:number-columns-repeated="2"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95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30">
            <text:p>2030</text:p>
          </table:table-cell>
          <table:table-cell table:style-name="ce4" office:value-type="string">
            <text:p>Boggart (Immature Will o' Wisp)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Very to Exceptional (11-16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9</text:p>
          </table:table-cell>
          <table:table-cell office:value-type="string">
            <text:p>2-5</text:p>
          </table:table-cell>
          <table:table-cell office:value-type="string">
            <text:p>-6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-12</text:p>
          </table:table-cell>
          <table:table-cell table:number-columns-repeated="3" office:value-type="string">
            <text:p>Special</text:p>
          </table:table-cell>
          <table:table-cell office:value-type="string">
            <text:p>S(2'+)</text:p>
          </table:table-cell>
          <table:table-cell table:number-columns-repeated="2" office:value-type="string">
            <text:p>Nil</text:p>
          </table:table-cell>
          <table:table-cell office:value-type="string">
            <text:p>62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31">
            <text:p>2031</text:p>
          </table:table-cell>
          <table:table-cell office:value-type="string">
            <text:p>Boggle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25%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2-8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+3</text:p>
          </table:table-cell>
          <table:table-cell office:value-type="string">
            <text:p>3</text:p>
          </table:table-cell>
          <table:table-cell office:value-type="string">
            <text:p>1-4(x3)</text:p>
          </table:table-cell>
          <table:table-cell office:value-type="string">
            <text:p>Rear claws for 1-4(x2)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17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Boobrie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6</text:p>
          </table:table-cell>
          <table:table-cell office:value-type="string">
            <text:p>15, Fl 15 (D)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1-6(x2)/2-16</text:p>
          </table:table-cell>
          <table:table-cell office:value-type="string">
            <text:p>Surprise 2 in 6</text:p>
          </table:table-cell>
          <table:table-cell office:value-type="string">
            <text:p>Immune to poison</text:p>
          </table:table-cell>
          <table:table-cell office:value-type="string">
            <text:p>Standard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900+12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Bookworm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3" office:value-type="string">
            <text:p>2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2 (10-40)</text:p>
          </table:table-cell>
          <table:table-cell office:value-type="string">
            <text:p>2</text:p>
          </table:table-cell>
          <table:table-cell office:value-type="string">
            <text:p>12, Br 3</text:p>
          </table:table-cell>
          <table:table-cell office:value-type="string">
            <text:p>1/4</text:p>
          </table:table-cell>
          <table:table-cell table:number-columns-repeated="2" office:value-type="string">
            <text:p>Nil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7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Bowler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table:style-name="ce3" office:value-type="string">
            <text:p>3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2-12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-5 hp</text:p>
          </table:table-cell>
          <table:table-cell office:value-type="string">
            <text:p>1</text:p>
          </table:table-cell>
          <table:table-cell office:value-type="string">
            <text:p>2-5 (1/hp)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-M</text:p>
          </table:table-cell>
          <table:table-cell table:number-columns-repeated="2" office:value-type="string">
            <text:p>Nil</text:p>
          </table:table-cell>
          <table:table-cell office:value-type="string">
            <text:p>5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Brownie - Buckawn</text:p>
          </table:table-cell>
          <table:table-cell office:value-type="string">
            <text:p>Fey</text:p>
          </table:table-cell>
          <table:table-cell office:value-type="string">
            <text:p>Rare</text:p>
          </table:table-cell>
          <table:table-cell office:value-type="string">
            <text:p>Average to Very (8-12)</text:p>
          </table:table-cell>
          <table:table-cell table:style-name="ce3" office:value-type="string">
            <text:p>10%</text:p>
          </table:table-cell>
          <table:table-cell office:value-type="string">
            <text:p>X</text:p>
          </table:table-cell>
          <table:table-cell office:value-type="string">
            <text:p>5</text:p>
          </table:table-cell>
          <table:table-cell office:value-type="string">
            <text:p>5-20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-1</text:p>
          </table:table-cell>
          <table:table-cell office:value-type="string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10%</text:p>
          </table:table-cell>
          <table:table-cell office:value-type="string">
            <text:p>S(2'+)</text:p>
          </table:table-cell>
          <table:table-cell table:number-columns-repeated="2" office:value-type="string">
            <text:p>Nil</text:p>
          </table:table-cell>
          <table:table-cell office:value-type="string">
            <text:p>65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Cat - Cheetah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3" office:value-type="string">
            <text:p>15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5</text:p>
          </table:table-cell>
          <table:table-cell office:value-type="string">
            <text:p>15, Sp 45</text:p>
          </table:table-cell>
          <table:table-cell table:number-columns-repeated="2" office:value-type="string">
            <text:p>3</text:p>
          </table:table-cell>
          <table:table-cell office:value-type="string">
            <text:p>1-2(x2)/2-8</text:p>
          </table:table-cell>
          <table:table-cell office:value-type="string">
            <text:p>Rear claws for 1-2(x2)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65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Cat - Domestic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(2-12)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1-5 hp</text:p>
          </table:table-cell>
          <table:table-cell office:value-type="string">
            <text:p>2</text:p>
          </table:table-cell>
          <table:table-cell office:value-type="string">
            <text:p>1-2/1</text:p>
          </table:table-cell>
          <table:table-cell office:value-type="string">
            <text:p>Rear claws for 1-2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5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38">
            <text:p>2038</text:p>
          </table:table-cell>
          <table:table-cell office:value-type="string">
            <text:p>Cat - Elfin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Semi to Low (2-7)</text:p>
          </table:table-cell>
          <table:table-cell table:style-name="ce3" office:value-type="string">
            <text:p>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3+6</text:p>
          </table:table-cell>
          <table:table-cell office:value-type="string">
            <text:p>3</text:p>
          </table:table-cell>
          <table:table-cell office:value-type="string">
            <text:p>1-2(x2)/1-3</text:p>
          </table:table-cell>
          <table:table-cell table:number-columns-repeated="2" office:value-type="string">
            <text:p>Special</text:p>
          </table:table-cell>
          <table:table-cell office:value-type="string">
            <text:p>20%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13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Cat - Luck Eater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table:number-columns-repeated="2" office:value-type="string">
            <text:p>Nil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 (1')</text:p>
          </table:table-cell>
          <table:table-cell table:number-columns-repeated="2" office:value-type="string">
            <text:p>Nil</text:p>
          </table:table-cell>
          <table:table-cell office:value-type="string">
            <text:p>12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Cat - Wild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(2-5)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-2(x3)</text:p>
          </table:table-cell>
          <table:table-cell office:value-type="string">
            <text:p>Rear claws for 1-2(x2)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1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Cat Lord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table:style-name="ce3" office:value-type="string">
            <text:p>.01%</text:p>
          </table:table-cell>
          <table:table-cell office:value-type="string">
            <text:p>S,T,W,X</text:p>
          </table:table-cell>
          <table:table-cell office:value-type="string">
            <text:p>5</text:p>
          </table:table-cell>
          <table:table-cell office:value-type="string">
            <text:p>Unique</text:p>
          </table:table-cell>
          <table:table-cell office:value-type="string">
            <text:p>-9</text:p>
          </table:table-cell>
          <table:table-cell office:value-type="string">
            <text:p>27, Sw 9, Jp 3</text:p>
          </table:table-cell>
          <table:table-cell office:value-type="string">
            <text:p>19 (81 hp)</text:p>
          </table:table-cell>
          <table:table-cell office:value-type="string">
            <text:p>3</text:p>
          </table:table-cell>
          <table:table-cell office:value-type="string">
            <text:p>7-12(x2)/9-16</text:p>
          </table:table-cell>
          <table:table-cell table:number-columns-repeated="2" office:value-type="string">
            <text:p>Special</text:p>
          </table:table-cell>
          <table:table-cell office:value-type="string">
            <text:p>9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39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Catfish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Sw 18</text:p>
          </table:table-cell>
          <table:table-cell office:value-type="string">
            <text:p>7 to 10</text:p>
          </table:table-cell>
          <table:table-cell office:value-type="string">
            <text:p>1</text:p>
          </table:table-cell>
          <table:table-cell office:value-type="string">
            <text:p>3-12</text:p>
          </table:table-cell>
          <table:table-cell office:value-type="string">
            <text:p>Poison spines; Swallow whole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16-24')</text:p>
          </table:table-cell>
          <table:table-cell table:number-columns-repeated="2" office:value-type="string">
            <text:p>Nil</text:p>
          </table:table-cell>
          <table:table-cell office:value-type="string">
            <text:p>65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Cave Cricket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8</text:p>
          </table:table-cell>
          <table:table-cell office:value-type="string">
            <text:p>4</text:p>
          </table:table-cell>
          <table:table-cell office:value-type="string">
            <text:p>6, Jp 3</text:p>
          </table:table-cell>
          <table:table-cell office:value-type="string">
            <text:p>1+3</text:p>
          </table:table-cell>
          <table:table-cell table:number-columns-repeated="2" office:value-type="string">
            <text:p>Nil</text:p>
          </table:table-cell>
          <table:table-cell office:value-type="string">
            <text:p>Jump; Kick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-M</text:p>
          </table:table-cell>
          <table:table-cell table:number-columns-repeated="2" office:value-type="string">
            <text:p>Nil</text:p>
          </table:table-cell>
          <table:table-cell office:value-type="string">
            <text:p>20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Cave Fisher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table:style-name="ce3" office:value-type="string">
            <text:p>100%</text:p>
          </table:table-cell>
          <table:table-cell office:value-type="string">
            <text:p>Incidenta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4</text:p>
          </table:table-cell>
          <table:table-cell office:value-type="string">
            <text:p>Cl 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-8(x2)</text:p>
          </table:table-cell>
          <table:table-cell office:value-type="string">
            <text:p>Adhesive trap line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85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Cave Moray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3" office:value-type="string">
            <text:p>10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4-16</text:p>
          </table:table-cell>
          <table:table-cell office:value-type="string">
            <text:p>0 (5)</text:p>
          </table:table-cell>
          <table:table-cell office:value-type="string">
            <text:p>1</text:p>
          </table:table-cell>
          <table:table-cell office:value-type="string">
            <text:p>4+4</text:p>
          </table:table-cell>
          <table:table-cell office:value-type="string">
            <text:p>1</text:p>
          </table:table-cell>
          <table:table-cell office:value-type="string">
            <text:p>2-8</text:p>
          </table:table-cell>
          <table:table-cell office:value-type="string">
            <text:p>Surprise on a 1-5</text:p>
          </table:table-cell>
          <table:table-cell office:value-type="string">
            <text:p>Withdraw into cys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3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Centipede - Huge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5-30</text:p>
          </table:table-cell>
          <table:table-cell office:value-type="string">
            <text:p>9</text:p>
          </table:table-cell>
          <table:table-cell office:value-type="string">
            <text:p>21</text:p>
          </table:table-cell>
          <table:table-cell office:value-type="string">
            <text:p>1/8</text:p>
          </table:table-cell>
          <table:table-cell office:value-type="string">
            <text:p>1</text:p>
          </table:table-cell>
          <table:table-cell office:value-type="string">
            <text:p>Nil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6")</text:p>
          </table:table-cell>
          <table:table-cell table:number-columns-repeated="2" office:value-type="string">
            <text:p>Nil</text:p>
          </table:table-cell>
          <table:table-cell office:value-type="string">
            <text:p>3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Centipede - Megalo</text:p>
          </table:table-cell>
          <table:table-cell office:value-type="string">
            <text:p>Vermin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-3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5')</text:p>
          </table:table-cell>
          <table:table-cell table:number-columns-repeated="2" office:value-type="string">
            <text:p>Nil</text:p>
          </table:table-cell>
          <table:table-cell office:value-type="string">
            <text:p>125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Choke Creeper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6 (5)</text:p>
          </table:table-cell>
          <table:table-cell office:value-type="string">
            <text:p>1/2</text:p>
          </table:table-cell>
          <table:table-cell office:value-type="string">
            <text:p>25</text:p>
          </table:table-cell>
          <table:table-cell office:value-type="string">
            <text:p>8 (or more)</text:p>
          </table:table-cell>
          <table:table-cell office:value-type="string">
            <text:p>1-4</text:p>
          </table:table-cell>
          <table:table-cell office:value-type="string">
            <text:p>Strangulation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7600+3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Cloake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table:style-name="ce3" office:value-type="string">
            <text:p>15%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1-4</text:p>
          </table:table-cell>
          <table:table-cell office:value-type="string">
            <text:p>3 (1)</text:p>
          </table:table-cell>
          <table:table-cell office:value-type="string">
            <text:p>1, Fl 15 (D)</text:p>
          </table:table-cell>
          <table:table-cell office:value-type="string">
            <text:p>6</text:p>
          </table:table-cell>
          <table:table-cell office:value-type="string">
            <text:p>2 + special</text:p>
          </table:table-cell>
          <table:table-cell office:value-type="string">
            <text:p>1-6(x2)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5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Cockatrice - Pyrolisk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30%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1-4</text:p>
          </table:table-cell>
          <table:table-cell office:value-type="string">
            <text:p>6</text:p>
          </table:table-cell>
          <table:table-cell office:value-type="string">
            <text:p>6, Fl 18 (C)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1-4</text:p>
          </table:table-cell>
          <table:table-cell office:value-type="string">
            <text:p>Gaze</text:p>
          </table:table-cell>
          <table:table-cell office:value-type="string">
            <text:p>Immune to fire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4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Cooshee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8</text:p>
          </table:table-cell>
          <table:table-cell office:value-type="string">
            <text:p>5</text:p>
          </table:table-cell>
          <table:table-cell office:value-type="string">
            <text:p>16, Sp 21</text:p>
          </table:table-cell>
          <table:table-cell office:value-type="string">
            <text:p>3+3</text:p>
          </table:table-cell>
          <table:table-cell office:value-type="string">
            <text:p>1</text:p>
          </table:table-cell>
          <table:table-cell office:value-type="string">
            <text:p>7-10</text:p>
          </table:table-cell>
          <table:table-cell office:value-type="string">
            <text:p>Overbearing</text:p>
          </table:table-cell>
          <table:table-cell office:value-type="string">
            <text:p>Camouflage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1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Crane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20</text:p>
          </table:table-cell>
          <table:table-cell office:value-type="string">
            <text:p>5</text:p>
          </table:table-cell>
          <table:table-cell office:value-type="string">
            <text:p>9, Fl 18 (C)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-1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string">
            <text:p>35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3">
            <text:p>2053</text:p>
          </table:table-cell>
          <table:table-cell office:value-type="string">
            <text:p>Crysmal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High to Exceptional (13-16)</text:p>
          </table:table-cell>
          <table:table-cell table:style-name="ce4" office:value-type="string">
            <text:p>0%</text:p>
          </table:table-cell>
          <table:table-cell office:value-type="string">
            <text:p>Qx2 to Qx8</text:p>
          </table:table-cell>
          <table:table-cell office:value-type="string">
            <text:p>8</text:p>
          </table:table-cell>
          <table:table-cell office:value-type="string">
            <text:p>1-5</text:p>
          </table:table-cell>
          <table:table-cell office:value-type="string">
            <text:p>-4 (0)</text:p>
          </table:table-cell>
          <table:table-cell office:value-type="string">
            <text:p>6</text:p>
          </table:table-cell>
          <table:table-cell office:value-type="string">
            <text:p>6+6</text:p>
          </table:table-cell>
          <table:table-cell office:value-type="string">
            <text:p>1</text:p>
          </table:table-cell>
          <table:table-cell office:value-type="string">
            <text:p>3-12 or 2-8</text:p>
          </table:table-cell>
          <table:table-cell office:value-type="string">
            <text:p>Crystal missile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 (3.5')</text:p>
          </table:table-cell>
          <table:table-cell office:value-type="string">
            <text:p>91-110</text:p>
          </table:table-cell>
          <table:table-cell office:value-type="string">
            <text:p>BC/F</text:p>
          </table:table-cell>
          <table:table-cell office:value-type="string">
            <text:p>82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Cyclopskin</text:p>
          </table:table-cell>
          <table:table-cell office:value-type="string">
            <text:p>Giant</text:p>
          </table:table-cell>
          <table:table-cell office:value-type="string">
            <text:p>Rare</text:p>
          </table:table-cell>
          <table:table-cell office:value-type="string">
            <text:p>Low to Average (5-10)</text:p>
          </table:table-cell>
          <table:table-cell table:style-name="ce3" office:value-type="string">
            <text:p>35%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1-8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By weapon +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.5')</text:p>
          </table:table-cell>
          <table:table-cell table:number-columns-repeated="2" office:value-type="string">
            <text:p>Nil</text:p>
          </table:table-cell>
          <table:table-cell office:value-type="string">
            <text:p>9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Daemon - Charon (The Boatman of the Lower Planes)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Godlike (21+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18</text:p>
          </table:table-cell>
          <table:table-cell office:value-type="string">
            <text:p>140 hp</text:p>
          </table:table-cell>
          <table:table-cell office:value-type="string">
            <text:p>1</text:p>
          </table:table-cell>
          <table:table-cell office:value-type="string">
            <text:p>2-8 + paralysis</text:p>
          </table:table-cell>
          <table:table-cell office:value-type="string">
            <text:p>Gaze inspires fear</text:p>
          </table:table-cell>
          <table:table-cell office:value-type="string">
            <text:p>Nil</text:p>
          </table:table-cell>
          <table:table-cell office:value-type="string">
            <text:p>120% to 1st level spells</text:p>
          </table:table-cell>
          <table:table-cell office:value-type="string">
            <text:p>M (6')</text:p>
          </table:table-cell>
          <table:table-cell office:value-type="string">
            <text:p>300</text:p>
          </table:table-cell>
          <table:table-cell office:value-type="string">
            <text:p>All/All</text:p>
          </table:table-cell>
          <table:table-cell office:value-type="string">
            <text:p>22200+3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Daemon - Greater - Arcanadaemon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Supra-genius (19-20)</text:p>
          </table:table-cell>
          <table:table-cell table:style-name="ce3" office:value-type="string">
            <text:p>10%</text:p>
          </table:table-cell>
          <table:table-cell office:value-type="string">
            <text:p>H</text:p>
          </table:table-cell>
          <table:table-cell office:value-type="string">
            <text:p>8</text:p>
          </table:table-cell>
          <table:table-cell office:value-type="string">
            <text:p>1-3</text:p>
          </table:table-cell>
          <table:table-cell office:value-type="string">
            <text:p>-2</text:p>
          </table:table-cell>
          <table:table-cell office:value-type="string">
            <text:p>12, Fl 18 (B)</text:p>
          </table:table-cell>
          <table:table-cell office:value-type="string">
            <text:p>13+39</text:p>
          </table:table-cell>
          <table:table-cell office:value-type="string">
            <text:p>4</text:p>
          </table:table-cell>
          <table:table-cell office:value-type="string">
            <text:p>1-4(x2)/2-16/1-6</text:p>
          </table:table-cell>
          <table:table-cell table:number-columns-repeated="2" office:value-type="string">
            <text:p>Special</text:p>
          </table:table-cell>
          <table:table-cell office:value-type="string">
            <text:p>100% to 1st level spells</text:p>
          </table:table-cell>
          <table:table-cell office:value-type="string">
            <text:p>M (6')</text:p>
          </table:table-cell>
          <table:table-cell office:value-type="string">
            <text:p>202-300</text:p>
          </table:table-cell>
          <table:table-cell office:value-type="string">
            <text:p>All/All</text:p>
          </table:table-cell>
          <table:table-cell office:value-type="string">
            <text:p>695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7">
            <text:p>2057</text:p>
          </table:table-cell>
          <table:table-cell office:value-type="string">
            <text:p>Daemon - Greater - Ulthrodaemo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enius to Supra-genius (17-20)</text:p>
          </table:table-cell>
          <table:table-cell table:style-name="ce3" office:value-type="string">
            <text:p>25%</text:p>
          </table:table-cell>
          <table:table-cell office:value-type="string">
            <text:p>G,R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15, Fl 15 (C), Sw 15</text:p>
          </table:table-cell>
          <table:table-cell office:value-type="string">
            <text:p>14+28</text:p>
          </table:table-cell>
          <table:table-cell office:value-type="string">
            <text:p>2</text:p>
          </table:table-cell>
          <table:table-cell office:value-type="string">
            <text:p>2-8(x2)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110% to 1st level spells</text:p>
          </table:table-cell>
          <table:table-cell office:value-type="string">
            <text:p>M (6.5')</text:p>
          </table:table-cell>
          <table:table-cell table:number-columns-repeated="2" office:value-type="string">
            <text:p>Nil</text:p>
          </table:table-cell>
          <table:table-cell office:value-type="string">
            <text:p>810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Daemon - Lesser - Charonadaemon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table:style-name="ce3" office:value-type="string">
            <text:p>100%</text:p>
          </table:table-cell>
          <table:table-cell office:value-type="string">
            <text:p>I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8</text:p>
          </table:table-cell>
          <table:table-cell office:value-type="string">
            <text:p>10+20</text:p>
          </table:table-cell>
          <table:table-cell office:value-type="string">
            <text:p>1</text:p>
          </table:table-cell>
          <table:table-cell office:value-type="string">
            <text:p>2-8</text:p>
          </table:table-cell>
          <table:table-cell office:value-type="string">
            <text:p>Gaze inspires fear</text:p>
          </table:table-cell>
          <table:table-cell office:value-type="string">
            <text:p>Nil</text:p>
          </table:table-cell>
          <table:table-cell office:value-type="string">
            <text:p>80% to 1st level spells</text:p>
          </table:table-cell>
          <table:table-cell office:value-type="string">
            <text:p>M (5')</text:p>
          </table:table-cell>
          <table:table-cell table:number-columns-repeated="2" office:value-type="string">
            <text:p>Nil</text:p>
          </table:table-cell>
          <table:table-cell office:value-type="string">
            <text:p>530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Daemon - Lesser - Dergheodaemon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table:style-name="ce3" office:value-type="string">
            <text:p>20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1-4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1+22</text:p>
          </table:table-cell>
          <table:table-cell office:value-type="string">
            <text:p>5</text:p>
          </table:table-cell>
          <table:table-cell table:number-columns-repeated="3" office:value-type="string">
            <text:p>Special</text:p>
          </table:table-cell>
          <table:table-cell office:value-type="string">
            <text:p>80% to 1st level spells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string">
            <text:p>580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Daemon - Lesser - Hydrodaemon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table:style-name="ce3" office:value-type="string">
            <text:p>5%</text:p>
          </table:table-cell>
          <table:table-cell office:value-type="string">
            <text:p>I,Y</text:p>
          </table:table-cell>
          <table:table-cell office:value-type="string">
            <text:p>8</text:p>
          </table:table-cell>
          <table:table-cell office:value-type="string">
            <text:p>2-8</text:p>
          </table:table-cell>
          <table:table-cell office:value-type="string">
            <text:p>2</text:p>
          </table:table-cell>
          <table:table-cell office:value-type="string">
            <text:p>6, Fl 6 (D), Sw 24</text:p>
          </table:table-cell>
          <table:table-cell office:value-type="string">
            <text:p>9+36</text:p>
          </table:table-cell>
          <table:table-cell office:value-type="string">
            <text:p>3 or 5</text:p>
          </table:table-cell>
          <table:table-cell office:value-type="string">
            <text:p>1-4(x2)/1-8(x2)/1-10</text:p>
          </table:table-cell>
          <table:table-cell office:value-type="string">
            <text:p>Energy drain</text:p>
          </table:table-cell>
          <table:table-cell office:value-type="string">
            <text:p>Special</text:p>
          </table:table-cell>
          <table:table-cell office:value-type="string">
            <text:p>70% to 1st level spells</text:p>
          </table:table-cell>
          <table:table-cell office:value-type="string">
            <text:p>L (10')</text:p>
          </table:table-cell>
          <table:table-cell table:number-columns-repeated="2" office:value-type="string">
            <text:p>Nil</text:p>
          </table:table-cell>
          <table:table-cell office:value-type="string">
            <text:p>345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Daemon - Lesser - Piscodaemon 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verage to Very (8-12)</text:p>
          </table:table-cell>
          <table:table-cell table:style-name="ce3" office:value-type="string">
            <text:p>50%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3-12</text:p>
          </table:table-cell>
          <table:table-cell office:value-type="string">
            <text:p>-1</text:p>
          </table:table-cell>
          <table:table-cell office:value-type="string">
            <text:p>6, Sw 18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-12(x2)</text:p>
          </table:table-cell>
          <table:table-cell table:number-columns-repeated="2" office:value-type="string">
            <text:p>Special</text:p>
          </table:table-cell>
          <table:table-cell office:value-type="string">
            <text:p>60% to 1st level spells</text:p>
          </table:table-cell>
          <table:table-cell office:value-type="string">
            <text:p>M (5')</text:p>
          </table:table-cell>
          <table:table-cell table:number-columns-repeated="2" office:value-type="string">
            <text:p>Nil</text:p>
          </table:table-cell>
          <table:table-cell office:value-type="string">
            <text:p>45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Daemon - Lesser - Yagnodaemon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table:style-name="ce3" office:value-type="string">
            <text:p>30%</text:p>
          </table:table-cell>
          <table:table-cell office:value-type="string">
            <text:p>R</text:p>
          </table:table-cell>
          <table:table-cell office:value-type="string">
            <text:p>8</text:p>
          </table:table-cell>
          <table:table-cell office:value-type="string">
            <text:p>1-6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13+13</text:p>
          </table:table-cell>
          <table:table-cell office:value-type="string">
            <text:p>1</text:p>
          </table:table-cell>
          <table:table-cell office:value-type="string">
            <text:p>13-22</text:p>
          </table:table-cell>
          <table:table-cell table:number-columns-repeated="2" office:value-type="string">
            <text:p>Special</text:p>
          </table:table-cell>
          <table:table-cell office:value-type="string">
            <text:p>75% to 1st level spells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705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Daemon - Oinodaemon (Anthraxus)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Godlike (21+)</text:p>
          </table:table-cell>
          <table:table-cell table:style-name="ce3" office:value-type="string">
            <text:p>50%</text:p>
          </table:table-cell>
          <table:table-cell office:value-type="string">
            <text:p>R,W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18</text:p>
          </table:table-cell>
          <table:table-cell office:value-type="string">
            <text:p>233 hp</text:p>
          </table:table-cell>
          <table:table-cell office:value-type="string">
            <text:p>2</text:p>
          </table:table-cell>
          <table:table-cell office:value-type="string">
            <text:p>2-12(x2) + cause disease</text:p>
          </table:table-cell>
          <table:table-cell table:number-columns-repeated="2" office:value-type="string">
            <text:p>Special</text:p>
          </table:table-cell>
          <table:table-cell office:value-type="string">
            <text:p>120% to 1st level spells</text:p>
          </table:table-cell>
          <table:table-cell office:value-type="string">
            <text:p>L (9')</text:p>
          </table:table-cell>
          <table:table-cell office:value-type="string">
            <text:p>326-365</text:p>
          </table:table-cell>
          <table:table-cell office:value-type="string">
            <text:p>All/All</text:p>
          </table:table-cell>
          <table:table-cell office:value-type="string">
            <text:p>2955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Dao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Low to Very (5-12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1 (10% 2-5)</text:p>
          </table:table-cell>
          <table:table-cell office:value-type="string">
            <text:p>3</text:p>
          </table:table-cell>
          <table:table-cell office:value-type="string">
            <text:p>9, Fl 15 (B), Br 6</text:p>
          </table:table-cell>
          <table:table-cell office:value-type="string">
            <text:p>8+3</text:p>
          </table:table-cell>
          <table:table-cell office:value-type="string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8-11')</text:p>
          </table:table-cell>
          <table:table-cell table:number-columns-repeated="2" office:value-type="string">
            <text:p>Nil</text:p>
          </table:table-cell>
          <table:table-cell office:value-type="string">
            <text:p>1600+12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Demilich</text:p>
          </table:table-cell>
          <table:table-cell office:value-type="string">
            <text:p>Undead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table:style-name="ce3" office:value-type="string">
            <text:p>100%</text:p>
          </table:table-cell>
          <table:table-cell office:value-type="string">
            <text:p>Z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Special</text:p>
          </table:table-cell>
          <table:table-cell office:value-type="string">
            <text:p>50 hp</text:p>
          </table:table-cell>
          <table:table-cell table:number-columns-repeated="5"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Special</text:p>
          </table:table-cell>
          <table:table-cell office:value-type="string">
            <text:p>595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Demodand - Farastu (Tarry)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table:style-name="ce7" office:value-type="string">
            <text:p>Average to Exceptional (8-16)</text:p>
          </table:table-cell>
          <table:table-cell table:style-name="ce3" office:value-type="string">
            <text:p>Nil (25%)</text:p>
          </table:table-cell>
          <table:table-cell office:value-type="string">
            <text:p>Nil (A)</text:p>
          </table:table-cell>
          <table:table-cell office:value-type="string">
            <text:p>9</text:p>
          </table:table-cell>
          <table:table-cell office:value-type="string">
            <text:p>1 (2-12)</text:p>
          </table:table-cell>
          <table:table-cell office:value-type="string">
            <text:p>-1</text:p>
          </table:table-cell>
          <table:table-cell office:value-type="string">
            <text:p>15, Fl 30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-7(x2)/3-12</text:p>
          </table:table-cell>
          <table:table-cell table:number-columns-repeated="2" office:value-type="string">
            <text:p>Special</text:p>
          </table:table-cell>
          <table:table-cell office:value-type="string">
            <text:p>11-20%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string">
            <text:p>285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Demodand - Kelubar (Slime)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Exceptional to Genius (15-18)</text:p>
          </table:table-cell>
          <table:table-cell table:style-name="ce4" office:value-type="string">
            <text:p>0%</text:p>
          </table:table-cell>
          <table:table-cell office:value-type="string">
            <text:p>Nil (A)</text:p>
          </table:table-cell>
          <table:table-cell office:value-type="string">
            <text:p>9</text:p>
          </table:table-cell>
          <table:table-cell office:value-type="string">
            <text:p>1 (1-10)</text:p>
          </table:table-cell>
          <table:table-cell office:value-type="string">
            <text:p>-2</text:p>
          </table:table-cell>
          <table:table-cell office:value-type="string">
            <text:p>12, Fl 24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2-8(x2)/4-16</text:p>
          </table:table-cell>
          <table:table-cell table:number-columns-repeated="2" office:value-type="string">
            <text:p>Special</text:p>
          </table:table-cell>
          <table:table-cell office:value-type="string">
            <text:p>26-37%</text:p>
          </table:table-cell>
          <table:table-cell office:value-type="string">
            <text:p>M (6.5')</text:p>
          </table:table-cell>
          <table:table-cell table:number-columns-repeated="2" office:value-type="string">
            <text:p>Nil</text:p>
          </table:table-cell>
          <table:table-cell office:value-type="string">
            <text:p>3959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Demodand - Shator (Shaggy)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Exceptional to Supra-genius (15-20)</text:p>
          </table:table-cell>
          <table:table-cell table:style-name="ce3" office:value-type="string">
            <text:p>Nil (40%)</text:p>
          </table:table-cell>
          <table:table-cell office:value-type="string">
            <text:p>Nil (Z)</text:p>
          </table:table-cell>
          <table:table-cell office:value-type="string">
            <text:p>9</text:p>
          </table:table-cell>
          <table:table-cell office:value-type="string">
            <text:p>1 (1-8)</text:p>
          </table:table-cell>
          <table:table-cell office:value-type="string">
            <text:p>-3</text:p>
          </table:table-cell>
          <table:table-cell office:value-type="string">
            <text:p>9, Fl 18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2-9(x2)/5-20</text:p>
          </table:table-cell>
          <table:table-cell table:number-columns-repeated="2" office:value-type="string">
            <text:p>Special</text:p>
          </table:table-cell>
          <table:table-cell office:value-type="string">
            <text:p>41-60%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525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Demon - Lord - Baphomet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Genius (17-18)</text:p>
          </table:table-cell>
          <table:table-cell table:style-name="ce3" office:value-type="string">
            <text:p>40%</text:p>
          </table:table-cell>
          <table:table-cell office:value-type="string">
            <text:p>S,T,W,Z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-4</text:p>
          </table:table-cell>
          <table:table-cell office:value-type="string">
            <text:p>24</text:p>
          </table:table-cell>
          <table:table-cell office:value-type="string">
            <text:p>106 hp</text:p>
          </table:table-cell>
          <table:table-cell office:value-type="string">
            <text:p>3</text:p>
          </table:table-cell>
          <table:table-cell office:value-type="string">
            <text:p>2-12/5-8/by weapon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75%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45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Demon - Lord - Fraz-Urb'luu (Prince of Deception)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Supra-genius (19-20)</text:p>
          </table:table-cell>
          <table:table-cell table:style-name="ce3" office:value-type="string">
            <text:p>20%</text:p>
          </table:table-cell>
          <table:table-cell office:value-type="string">
            <text:p>O,P,U,Z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-2</text:p>
          </table:table-cell>
          <table:table-cell office:value-type="string">
            <text:p>12, Fl 18 (D)</text:p>
          </table:table-cell>
          <table:table-cell office:value-type="string">
            <text:p>233 hp</text:p>
          </table:table-cell>
          <table:table-cell office:value-type="string">
            <text:p>3 and 1</text:p>
          </table:table-cell>
          <table:table-cell table:number-columns-repeated="3" office:value-type="string">
            <text:p>Special</text:p>
          </table:table-cell>
          <table:table-cell office:value-type="string">
            <text:p>70% and special</text:p>
          </table:table-cell>
          <table:table-cell office:value-type="string">
            <text:p>L (18')</text:p>
          </table:table-cell>
          <table:table-cell office:value-type="string">
            <text:p>233</text:p>
          </table:table-cell>
          <table:table-cell office:value-type="string">
            <text:p>All/All</text:p>
          </table:table-cell>
          <table:table-cell office:value-type="string">
            <text:p>50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Demon - Lord - Graz'zt (Demon Prince)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Supra-genius (19-20)</text:p>
          </table:table-cell>
          <table:table-cell table:style-name="ce3" office:value-type="string">
            <text:p>60%</text:p>
          </table:table-cell>
          <table:table-cell office:value-type="string">
            <text:p>U,Z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-9</text:p>
          </table:table-cell>
          <table:table-cell office:value-type="string">
            <text:p>12</text:p>
          </table:table-cell>
          <table:table-cell office:value-type="string">
            <text:p>186 hp</text:p>
          </table:table-cell>
          <table:table-cell office:value-type="string">
            <text:p>2 or 4</text:p>
          </table:table-cell>
          <table:table-cell office:value-type="string">
            <text:p>By weapon +6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70%</text:p>
          </table:table-cell>
          <table:table-cell office:value-type="string">
            <text:p>L (8')</text:p>
          </table:table-cell>
          <table:table-cell office:value-type="string">
            <text:p>266</text:p>
          </table:table-cell>
          <table:table-cell office:value-type="string">
            <text:p>All/All</text:p>
          </table:table-cell>
          <table:table-cell office:value-type="string">
            <text:p>60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Demon - Lord - Kostchtchie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Supra-genius (19-20)</text:p>
          </table:table-cell>
          <table:table-cell table:style-name="ce3" office:value-type="string">
            <text:p>25%</text:p>
          </table:table-cell>
          <table:table-cell office:value-type="string">
            <text:p>A,I,S,T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-3</text:p>
          </table:table-cell>
          <table:table-cell office:value-type="string">
            <text:p>6</text:p>
          </table:table-cell>
          <table:table-cell office:value-type="string">
            <text:p>96 hp</text:p>
          </table:table-cell>
          <table:table-cell office:value-type="string">
            <text:p>1</text:p>
          </table:table-cell>
          <table:table-cell office:value-type="string">
            <text:p>By weapon +10</text:p>
          </table:table-cell>
          <table:table-cell table:number-columns-repeated="2" office:value-type="string">
            <text:p>Special</text:p>
          </table:table-cell>
          <table:table-cell office:value-type="string">
            <text:p>60%</text:p>
          </table:table-cell>
          <table:table-cell office:value-type="string">
            <text:p>M (7')</text:p>
          </table:table-cell>
          <table:table-cell office:value-type="string">
            <text:p>230</text:p>
          </table:table-cell>
          <table:table-cell office:value-type="string">
            <text:p>All/All</text:p>
          </table:table-cell>
          <table:table-cell office:value-type="string">
            <text:p>425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Demon - Lord - Pazuzu (Prince of the Lower Aerial Kingdom)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Supra-genius (19-20)</text:p>
          </table:table-cell>
          <table:table-cell table:style-name="ce3" office:value-type="string">
            <text:p>15%</text:p>
          </table:table-cell>
          <table:table-cell office:value-type="string">
            <text:p>S,T,U,V,W,X,Z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-9</text:p>
          </table:table-cell>
          <table:table-cell office:value-type="string">
            <text:p>13, Fl 36 (A), Cl 24</text:p>
          </table:table-cell>
          <table:table-cell office:value-type="string">
            <text:p>155 hp</text:p>
          </table:table-cell>
          <table:table-cell office:value-type="string">
            <text:p>1</text:p>
          </table:table-cell>
          <table:table-cell office:value-type="string">
            <text:p>By weapon +8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90%</text:p>
          </table:table-cell>
          <table:table-cell office:value-type="string">
            <text:p>M (7')</text:p>
          </table:table-cell>
          <table:table-cell office:value-type="string">
            <text:p>255</text:p>
          </table:table-cell>
          <table:table-cell office:value-type="string">
            <text:p>All/immune to psionic attack</text:p>
          </table:table-cell>
          <table:table-cell office:value-type="string">
            <text:p>65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Demon - Major - Nabassu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table:style-name="ce3" office:value-type="string">
            <text:p>5%</text:p>
          </table:table-cell>
          <table:table-cell office:value-type="string">
            <text:p>Special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4 to -5</text:p>
          </table:table-cell>
          <table:table-cell office:value-type="string">
            <text:p>15, Fl 15 (C)</text:p>
          </table:table-cell>
          <table:table-cell office:value-type="string">
            <text:p>5 + 2-20</text:p>
          </table:table-cell>
          <table:table-cell office:value-type="string">
            <text:p>3</text:p>
          </table:table-cell>
          <table:table-cell office:value-type="string">
            <text:p>2-8(x2)/3-12</text:p>
          </table:table-cell>
          <table:table-cell table:number-columns-repeated="2" office:value-type="string">
            <text:p>Special</text:p>
          </table:table-cell>
          <table:table-cell office:value-type="string">
            <text:p>5-50%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string">
            <text:p>1800+12 to 33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Demon - Minor - Babau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table:style-name="ce3" office:value-type="string">
            <text:p>20%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1-3 (1-6)</text:p>
          </table:table-cell>
          <table:table-cell office:value-type="string">
            <text:p>-3</text:p>
          </table:table-cell>
          <table:table-cell office:value-type="string">
            <text:p>15</text:p>
          </table:table-cell>
          <table:table-cell office:value-type="string">
            <text:p>7+14</text:p>
          </table:table-cell>
          <table:table-cell office:value-type="string">
            <text:p>1 or 3</text:p>
          </table:table-cell>
          <table:table-cell office:value-type="string">
            <text:p>By weapon +7 or 2-5(x2)/2-8</text:p>
          </table:table-cell>
          <table:table-cell table:number-columns-repeated="2"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M (7')</text:p>
          </table:table-cell>
          <table:table-cell office:value-type="string">
            <text:p>140</text:p>
          </table:table-cell>
          <table:table-cell office:value-type="string">
            <text:p>ACE/FGH</text:p>
          </table:table-cell>
          <table:table-cell office:value-type="string">
            <text:p>20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Demon - Minor - Bar-Lgura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Very to High (11-14)</text:p>
          </table:table-cell>
          <table:table-cell table:style-name="ce3" office:value-type="string">
            <text:p>10%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1-3 (1-6)</text:p>
          </table:table-cell>
          <table:table-cell office:value-type="string">
            <text:p>-3</text:p>
          </table:table-cell>
          <table:table-cell office:value-type="string">
            <text:p>9, Cl 15</text:p>
          </table:table-cell>
          <table:table-cell office:value-type="string">
            <text:p>6+6</text:p>
          </table:table-cell>
          <table:table-cell office:value-type="string">
            <text:p>3</text:p>
          </table:table-cell>
          <table:table-cell office:value-type="string">
            <text:p>1-6(x2)/2-12</text:p>
          </table:table-cell>
          <table:table-cell table:number-columns-repeated="2" office:value-type="string">
            <text:p>Special</text:p>
          </table:table-cell>
          <table:table-cell office:value-type="string">
            <text:p>45%</text:p>
          </table:table-cell>
          <table:table-cell office:value-type="string">
            <text:p>M (5')</text:p>
          </table:table-cell>
          <table:table-cell table:number-columns-repeated="2" office:value-type="string">
            <text:p>Nil</text:p>
          </table:table-cell>
          <table:table-cell office:value-type="string">
            <text:p>172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7">
            <text:p>2077</text:p>
          </table:table-cell>
          <table:table-cell office:value-type="string">
            <text:p>Demon - Minor - Chasme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verage to Very (8-12)</text:p>
          </table:table-cell>
          <table:table-cell table:style-name="ce3" office:value-type="string">
            <text:p>5%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1-3 (1-6)</text:p>
          </table:table-cell>
          <table:table-cell office:value-type="string">
            <text:p>-1</text:p>
          </table:table-cell>
          <table:table-cell office:value-type="string">
            <text:p>6, Fl 21 (D)</text:p>
          </table:table-cell>
          <table:table-cell office:value-type="string">
            <text:p>7+2</text:p>
          </table:table-cell>
          <table:table-cell office:value-type="string">
            <text:p>3</text:p>
          </table:table-cell>
          <table:table-cell office:value-type="string">
            <text:p>2-8(x2)/1-4</text:p>
          </table:table-cell>
          <table:table-cell table:number-columns-repeated="2" office:value-type="string">
            <text:p>Special</text:p>
          </table:table-cell>
          <table:table-cell office:value-type="string">
            <text:p>40%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string">
            <text:p>127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8">
            <text:p>2078</text:p>
          </table:table-cell>
          <table:table-cell office:value-type="string">
            <text:p>Demon - Minor - Dretch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Semi to Low (2-7)</text:p>
          </table:table-cell>
          <table:table-cell table:style-name="ce3" office:value-type="string">
            <text:p>15%</text:p>
          </table:table-cell>
          <table:table-cell office:value-type="string">
            <text:p>J,K,L,M</text:p>
          </table:table-cell>
          <table:table-cell office:value-type="string">
            <text:p>9</text:p>
          </table:table-cell>
          <table:table-cell office:value-type="string">
            <text:p>2-8 (5-20)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-4(x2)/2-5</text:p>
          </table:table-cell>
          <table:table-cell table:number-columns-repeated="2" office:value-type="string">
            <text:p>Special</text:p>
          </table:table-cell>
          <table:table-cell office:value-type="string">
            <text:p>30%</text:p>
          </table:table-cell>
          <table:table-cell office:value-type="string">
            <text:p>S (3-4')</text:p>
          </table:table-cell>
          <table:table-cell table:number-columns-repeated="2" office:value-type="string">
            <text:p>Nil</text:p>
          </table:table-cell>
          <table:table-cell office:value-type="string">
            <text:p>17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Demon - Minor - Rutterkin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verage (8-10)</text:p>
          </table:table-cell>
          <table:table-cell table:style-name="ce3" office:value-type="string">
            <text:p>20%</text:p>
          </table:table-cell>
          <table:table-cell office:value-type="string">
            <text:p>Lx10,Mx5,O,Q</text:p>
          </table:table-cell>
          <table:table-cell office:value-type="string">
            <text:p>9</text:p>
          </table:table-cell>
          <table:table-cell office:value-type="string">
            <text:p>1-4 (3-12)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+1</text:p>
          </table:table-cell>
          <table:table-cell office:value-type="string">
            <text:p>1 or 2</text:p>
          </table:table-cell>
          <table:table-cell office:value-type="string">
            <text:p>By weapon or 2-7(x2)</text:p>
          </table:table-cell>
          <table:table-cell table:number-columns-repeated="2" office:value-type="string">
            <text:p>Special</text:p>
          </table:table-cell>
          <table:table-cell office:value-type="string">
            <text:p>40%</text:p>
          </table:table-cell>
          <table:table-cell office:value-type="string">
            <text:p>M (5-7')</text:p>
          </table:table-cell>
          <table:table-cell table:number-columns-repeated="2" office:value-type="string">
            <text:p>Nil</text:p>
          </table:table-cell>
          <table:table-cell office:value-type="string">
            <text:p>42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Demon - Semi - Alu-Demon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Very to Genius (11-18)</text:p>
          </table:table-cell>
          <table:table-cell table:style-name="ce3" office:value-type="string">
            <text:p>15%</text:p>
          </table:table-cell>
          <table:table-cell office:value-type="string">
            <text:p>S,T,U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2, Fl 12 (C)</text:p>
          </table:table-cell>
          <table:table-cell office:value-type="string">
            <text:p>6+2 to 6+6</text:p>
          </table:table-cell>
          <table:table-cell office:value-type="string">
            <text:p>1</text:p>
          </table:table-cell>
          <table:table-cell office:value-type="string">
            <text:p>By weapon +strength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30%</text:p>
          </table:table-cell>
          <table:table-cell office:value-type="string">
            <text:p>M (5.5-7')</text:p>
          </table:table-cell>
          <table:table-cell table:number-columns-repeated="2" office:value-type="string">
            <text:p>Individuals only</text:p>
          </table:table-cell>
          <table:table-cell office:value-type="string">
            <text:p>3000+14 to 405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Demon - Semi - Cambion - Baron/Marquis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Very to Genius (11-18)</text:p>
          </table:table-cell>
          <table:table-cell table:style-name="ce3" office:value-type="string">
            <text:p>Special</text:p>
          </table:table-cell>
          <table:table-cell office:value-type="string">
            <text:p>Special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9 to 16</text:p>
          </table:table-cell>
          <table:table-cell office:value-type="string">
            <text:p>2</text:p>
          </table:table-cell>
          <table:table-cell office:value-type="string">
            <text:p>By weapon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25-40%</text:p>
          </table:table-cell>
          <table:table-cell office:value-type="string">
            <text:p>M-L (6-7.5')</text:p>
          </table:table-cell>
          <table:table-cell table:number-columns-repeated="2" office:value-type="string">
            <text:p>As human</text:p>
          </table:table-cell>
          <table:table-cell office:value-type="string">
            <text:p>4409+15 to 650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Demon - Semi - Cambion - Major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table:style-name="ce7" office:value-type="string">
            <text:p>Average to Exceptional (8-16)</text:p>
          </table:table-cell>
          <table:table-cell table:style-name="ce3" office:value-type="string">
            <text:p>Special</text:p>
          </table:table-cell>
          <table:table-cell office:value-type="string">
            <text:p>Special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5 to 8</text:p>
          </table:table-cell>
          <table:table-cell office:value-type="string">
            <text:p>2</text:p>
          </table:table-cell>
          <table:table-cell office:value-type="string">
            <text:p>By weapon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5-20%</text:p>
          </table:table-cell>
          <table:table-cell office:value-type="string">
            <text:p>M-L (6-7.5')</text:p>
          </table:table-cell>
          <table:table-cell table:number-columns-repeated="2" office:value-type="string">
            <text:p>Nil</text:p>
          </table:table-cell>
          <table:table-cell office:value-type="string">
            <text:p>127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Deva - Astral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-3</text:p>
          </table:table-cell>
          <table:table-cell office:value-type="string">
            <text:p>-6</text:p>
          </table:table-cell>
          <table:table-cell office:value-type="string">
            <text:p>18, Fl 32 (A), Sw 15</text:p>
          </table:table-cell>
          <table:table-cell office:value-type="string">
            <text:p>9+36</text:p>
          </table:table-cell>
          <table:table-cell office:value-type="string">
            <text:p>2</text:p>
          </table:table-cell>
          <table:table-cell office:value-type="string">
            <text:p>10-21(x2)</text:p>
          </table:table-cell>
          <table:table-cell table:number-columns-repeated="2" office:value-type="string">
            <text:p>Special</text:p>
          </table:table-cell>
          <table:table-cell office:value-type="string">
            <text:p>65%</text:p>
          </table:table-cell>
          <table:table-cell office:value-type="string">
            <text:p>M (7')</text:p>
          </table:table-cell>
          <table:table-cell office:value-type="string">
            <text:p>210</text:p>
          </table:table-cell>
          <table:table-cell office:value-type="string">
            <text:p>ABCE/FGH</text:p>
          </table:table-cell>
          <table:table-cell office:value-type="string">
            <text:p>10100+2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Deva - Monadic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Genius (17-18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-4</text:p>
          </table:table-cell>
          <table:table-cell office:value-type="string">
            <text:p>-4</text:p>
          </table:table-cell>
          <table:table-cell office:value-type="string">
            <text:p>15, Fl 36 (B), Sw 18</text:p>
          </table:table-cell>
          <table:table-cell office:value-type="string">
            <text:p>8+32</text:p>
          </table:table-cell>
          <table:table-cell office:value-type="string">
            <text:p>2</text:p>
          </table:table-cell>
          <table:table-cell office:value-type="string">
            <text:p>7-16(x2)</text:p>
          </table:table-cell>
          <table:table-cell table:number-columns-repeated="2" office:value-type="string">
            <text:p>Special</text:p>
          </table:table-cell>
          <table:table-cell office:value-type="string">
            <text:p>60%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810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Deva - Movanic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Exceptional (15-16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-6</text:p>
          </table:table-cell>
          <table:table-cell office:value-type="string">
            <text:p>-5</text:p>
          </table:table-cell>
          <table:table-cell office:value-type="string">
            <text:p>12, Fl 30 (B), Sw 21</text:p>
          </table:table-cell>
          <table:table-cell office:value-type="string">
            <text:p>7+28</text:p>
          </table:table-cell>
          <table:table-cell office:value-type="string">
            <text:p>2</text:p>
          </table:table-cell>
          <table:table-cell office:value-type="string">
            <text:p>By weapon +5</text:p>
          </table:table-cell>
          <table:table-cell table:number-columns-repeated="2" office:value-type="string">
            <text:p>Special</text:p>
          </table:table-cell>
          <table:table-cell office:value-type="string">
            <text:p>55%</text:p>
          </table:table-cell>
          <table:table-cell office:value-type="string">
            <text:p>M (6.5')</text:p>
          </table:table-cell>
          <table:table-cell table:number-columns-repeated="2" office:value-type="string">
            <text:p>Nil</text:p>
          </table:table-cell>
          <table:table-cell office:value-type="string">
            <text:p>785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Devil - Arch - Belial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Genius (17-18)</text:p>
          </table:table-cell>
          <table:table-cell table:style-name="ce3" office:value-type="string">
            <text:p>75%</text:p>
          </table:table-cell>
          <table:table-cell office:value-type="string">
            <text:p>A,S,T,Y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-4</text:p>
          </table:table-cell>
          <table:table-cell office:value-type="string">
            <text:p>9, Fl 15 (B)</text:p>
          </table:table-cell>
          <table:table-cell office:value-type="string">
            <text:p>154 hp</text:p>
          </table:table-cell>
          <table:table-cell office:value-type="string">
            <text:p>2</text:p>
          </table:table-cell>
          <table:table-cell office:value-type="string">
            <text:p>By weapon +7</text:p>
          </table:table-cell>
          <table:table-cell table:number-columns-repeated="2" office:value-type="string">
            <text:p>Special</text:p>
          </table:table-cell>
          <table:table-cell office:value-type="string">
            <text:p>80%</text:p>
          </table:table-cell>
          <table:table-cell office:value-type="string">
            <text:p>L (10')</text:p>
          </table:table-cell>
          <table:table-cell office:value-type="string">
            <text:p>279</text:p>
          </table:table-cell>
          <table:table-cell office:value-type="string">
            <text:p>All/All</text:p>
          </table:table-cell>
          <table:table-cell office:value-type="string">
            <text:p>30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Devil - Arch - Mammon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Genius (17-18)</text:p>
          </table:table-cell>
          <table:table-cell table:style-name="ce3" office:value-type="string">
            <text:p>65%</text:p>
          </table:table-cell>
          <table:table-cell office:value-type="string">
            <text:p>H,R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-3</text:p>
          </table:table-cell>
          <table:table-cell office:value-type="string">
            <text:p>6, Fl 12 (D)</text:p>
          </table:table-cell>
          <table:table-cell office:value-type="string">
            <text:p>139 hp</text:p>
          </table:table-cell>
          <table:table-cell office:value-type="string">
            <text:p>2</text:p>
          </table:table-cell>
          <table:table-cell office:value-type="string">
            <text:p>By weapon +7</text:p>
          </table:table-cell>
          <table:table-cell table:number-columns-repeated="2" office:value-type="string">
            <text:p>Special</text:p>
          </table:table-cell>
          <table:table-cell office:value-type="string">
            <text:p>75%</text:p>
          </table:table-cell>
          <table:table-cell office:value-type="string">
            <text:p>L (12')</text:p>
          </table:table-cell>
          <table:table-cell office:value-type="string">
            <text:p>259</text:p>
          </table:table-cell>
          <table:table-cell office:value-type="string">
            <text:p>All/All</text:p>
          </table:table-cell>
          <table:table-cell office:value-type="string">
            <text:p>32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Devil - Arch - Mephistopheles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Supra-genius (19-20)</text:p>
          </table:table-cell>
          <table:table-cell table:style-name="ce3" office:value-type="string">
            <text:p>70%</text:p>
          </table:table-cell>
          <table:table-cell office:value-type="string">
            <text:p>R,X,Z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15, Fl 18 (C)</text:p>
          </table:table-cell>
          <table:table-cell office:value-type="string">
            <text:p>188 hp</text:p>
          </table:table-cell>
          <table:table-cell office:value-type="string">
            <text:p>2</text:p>
          </table:table-cell>
          <table:table-cell office:value-type="string">
            <text:p>By weapon +9</text:p>
          </table:table-cell>
          <table:table-cell table:number-columns-repeated="2" office:value-type="string">
            <text:p>Special</text:p>
          </table:table-cell>
          <table:table-cell office:value-type="string">
            <text:p>85%</text:p>
          </table:table-cell>
          <table:table-cell office:value-type="string">
            <text:p>L (9')</text:p>
          </table:table-cell>
          <table:table-cell office:value-type="string">
            <text:p>309</text:p>
          </table:table-cell>
          <table:table-cell office:value-type="string">
            <text:p>All/All</text:p>
          </table:table-cell>
          <table:table-cell office:value-type="string">
            <text:p>49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Devil - Arch - Moloch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Exceptional (15-16)</text:p>
          </table:table-cell>
          <table:table-cell table:style-name="ce3" office:value-type="string">
            <text:p>95%</text:p>
          </table:table-cell>
          <table:table-cell office:value-type="string">
            <text:p>I,R,S,T,X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-3</text:p>
          </table:table-cell>
          <table:table-cell office:value-type="string">
            <text:p>12</text:p>
          </table:table-cell>
          <table:table-cell office:value-type="string">
            <text:p>126 hp</text:p>
          </table:table-cell>
          <table:table-cell office:value-type="string">
            <text:p>3</text:p>
          </table:table-cell>
          <table:table-cell office:value-type="string">
            <text:p>8-11(x2)/4-16</text:p>
          </table:table-cell>
          <table:table-cell table:number-columns-repeated="2" office:value-type="string">
            <text:p>Special</text:p>
          </table:table-cell>
          <table:table-cell office:value-type="string">
            <text:p>70%</text:p>
          </table:table-cell>
          <table:table-cell office:value-type="string">
            <text:p>L (14.5')</text:p>
          </table:table-cell>
          <table:table-cell office:value-type="string">
            <text:p>226</text:p>
          </table:table-cell>
          <table:table-cell office:value-type="string">
            <text:p>All/All</text:p>
          </table:table-cell>
          <table:table-cell office:value-type="string">
            <text:p>42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Devil - Duke - Amon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Genius (17-18)</text:p>
          </table:table-cell>
          <table:table-cell table:style-name="ce3" office:value-type="string">
            <text:p>60%</text:p>
          </table:table-cell>
          <table:table-cell office:value-type="string">
            <text:p>G,P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-2</text:p>
          </table:table-cell>
          <table:table-cell office:value-type="string">
            <text:p>18</text:p>
          </table:table-cell>
          <table:table-cell office:value-type="string">
            <text:p>126 hp</text:p>
          </table:table-cell>
          <table:table-cell office:value-type="string">
            <text:p>2</text:p>
          </table:table-cell>
          <table:table-cell office:value-type="string">
            <text:p>3-12/By weapon +7</text:p>
          </table:table-cell>
          <table:table-cell table:number-columns-repeated="2" office:value-type="string">
            <text:p>Special</text:p>
          </table:table-cell>
          <table:table-cell office:value-type="string">
            <text:p>70%</text:p>
          </table:table-cell>
          <table:table-cell office:value-type="string">
            <text:p>L (9')</text:p>
          </table:table-cell>
          <table:table-cell office:value-type="string">
            <text:p>229</text:p>
          </table:table-cell>
          <table:table-cell office:value-type="string">
            <text:p>All/All</text:p>
          </table:table-cell>
          <table:table-cell office:value-type="string">
            <text:p>30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Devil - Duke - Bael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Exceptional (15-16)</text:p>
          </table:table-cell>
          <table:table-cell table:style-name="ce3" office:value-type="string">
            <text:p>55%</text:p>
          </table:table-cell>
          <table:table-cell office:value-type="string">
            <text:p>G,P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-3</text:p>
          </table:table-cell>
          <table:table-cell office:value-type="string">
            <text:p>12</text:p>
          </table:table-cell>
          <table:table-cell office:value-type="string">
            <text:p>106 hp</text:p>
          </table:table-cell>
          <table:table-cell office:value-type="string">
            <text:p>2</text:p>
          </table:table-cell>
          <table:table-cell office:value-type="string">
            <text:p>By weapon +6</text:p>
          </table:table-cell>
          <table:table-cell table:number-columns-repeated="2" office:value-type="string">
            <text:p>Special</text:p>
          </table:table-cell>
          <table:table-cell office:value-type="string">
            <text:p>70%</text:p>
          </table:table-cell>
          <table:table-cell office:value-type="string">
            <text:p>L (8')</text:p>
          </table:table-cell>
          <table:table-cell office:value-type="string">
            <text:p>206</text:p>
          </table:table-cell>
          <table:table-cell office:value-type="string">
            <text:p>All/All</text:p>
          </table:table-cell>
          <table:table-cell office:value-type="string">
            <text:p>35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Devil - Duke - Hutijin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Genius (17-18)</text:p>
          </table:table-cell>
          <table:table-cell table:style-name="ce3" office:value-type="string">
            <text:p>30%</text:p>
          </table:table-cell>
          <table:table-cell office:value-type="string">
            <text:p>G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-4</text:p>
          </table:table-cell>
          <table:table-cell office:value-type="string">
            <text:p>9, Fl 18</text:p>
          </table:table-cell>
          <table:table-cell office:value-type="string">
            <text:p>111 hp</text:p>
          </table:table-cell>
          <table:table-cell office:value-type="string">
            <text:p>2</text:p>
          </table:table-cell>
          <table:table-cell office:value-type="string">
            <text:p>By weapon +8</text:p>
          </table:table-cell>
          <table:table-cell table:number-columns-repeated="2" office:value-type="string">
            <text:p>Special</text:p>
          </table:table-cell>
          <table:table-cell office:value-type="string">
            <text:p>65%</text:p>
          </table:table-cell>
          <table:table-cell office:value-type="string">
            <text:p>L (13.5')</text:p>
          </table:table-cell>
          <table:table-cell office:value-type="string">
            <text:p>275</text:p>
          </table:table-cell>
          <table:table-cell office:value-type="string">
            <text:p>All/All</text:p>
          </table:table-cell>
          <table:table-cell office:value-type="string">
            <text:p>30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Devil - Duke - Titivilus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Supra-genius (19-20)</text:p>
          </table:table-cell>
          <table:table-cell table:style-name="ce3" office:value-type="string">
            <text:p>35%</text:p>
          </table:table-cell>
          <table:table-cell office:value-type="string">
            <text:p>G,S,T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-2</text:p>
          </table:table-cell>
          <table:table-cell office:value-type="string">
            <text:p>15, Fl 30 (D)</text:p>
          </table:table-cell>
          <table:table-cell office:value-type="string">
            <text:p>86 hp</text:p>
          </table:table-cell>
          <table:table-cell office:value-type="string">
            <text:p>2</text:p>
          </table:table-cell>
          <table:table-cell office:value-type="string">
            <text:p>By weapon +3</text:p>
          </table:table-cell>
          <table:table-cell table:number-columns-repeated="2" office:value-type="string">
            <text:p>Special</text:p>
          </table:table-cell>
          <table:table-cell office:value-type="string">
            <text:p>75%</text:p>
          </table:table-cell>
          <table:table-cell office:value-type="string">
            <text:p>M (5.5')</text:p>
          </table:table-cell>
          <table:table-cell office:value-type="string">
            <text:p>239</text:p>
          </table:table-cell>
          <table:table-cell office:value-type="string">
            <text:p>All/All</text:p>
          </table:table-cell>
          <table:table-cell office:value-type="string">
            <text:p>29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Devil - Least - Nupperibo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Special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7</text:p>
          </table:table-cell>
          <table:table-cell office:value-type="string">
            <text:p>10-10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 or 1</text:p>
          </table:table-cell>
          <table:table-cell office:value-type="string">
            <text:p>By weapon or 1-2(x2)</text:p>
          </table:table-cell>
          <table:table-cell office:value-type="string">
            <text:p>Nil</text:p>
          </table:table-cell>
          <table:table-cell office:value-type="string">
            <text:p>Regeneration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8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95">
            <text:p>2095</text:p>
          </table:table-cell>
          <table:table-cell office:value-type="string">
            <text:p>Devil - Least - Spined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Low to Average (5-10)</text:p>
          </table:table-cell>
          <table:table-cell table:style-name="ce3" office:value-type="string">
            <text:p>10%</text:p>
          </table:table-cell>
          <table:table-cell office:value-type="string">
            <text:p>Nil</text:p>
          </table:table-cell>
          <table:table-cell office:value-type="string">
            <text:p>7</text:p>
          </table:table-cell>
          <table:table-cell office:value-type="string">
            <text:p>2-5 (5-20)</text:p>
          </table:table-cell>
          <table:table-cell office:value-type="string">
            <text:p>3</text:p>
          </table:table-cell>
          <table:table-cell office:value-type="string">
            <text:p>6, Fl 18 (C)</text:p>
          </table:table-cell>
          <table:table-cell office:value-type="string">
            <text:p>3+3</text:p>
          </table:table-cell>
          <table:table-cell office:value-type="string">
            <text:p>1 or 2</text:p>
          </table:table-cell>
          <table:table-cell office:value-type="string">
            <text:p>By weapon or 1-4(x2)</text:p>
          </table:table-cell>
          <table:table-cell table:number-columns-repeated="2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24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Devil - Lesser - Abishai - Black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verage (8-10)</text:p>
          </table:table-cell>
          <table:table-cell table:style-name="ce3" office:value-type="string">
            <text:p>20%</text:p>
          </table:table-cell>
          <table:table-cell office:value-type="string">
            <text:p>Nil</text:p>
          </table:table-cell>
          <table:table-cell office:value-type="string">
            <text:p>7</text:p>
          </table:table-cell>
          <table:table-cell office:value-type="string">
            <text:p>1-4 (2-8)</text:p>
          </table:table-cell>
          <table:table-cell office:value-type="string">
            <text:p>2</text:p>
          </table:table-cell>
          <table:table-cell office:value-type="string">
            <text:p>9, Fl 12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5-14</text:p>
          </table:table-cell>
          <table:table-cell table:number-columns-repeated="2" office:value-type="string">
            <text:p>Special</text:p>
          </table:table-cell>
          <table:table-cell office:value-type="string">
            <text:p>35%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string">
            <text:p>855+10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Devil - Lesser - Abishai - Blue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verage (8-10)</text:p>
          </table:table-cell>
          <table:table-cell table:style-name="ce3" office:value-type="string">
            <text:p>35%</text:p>
          </table:table-cell>
          <table:table-cell office:value-type="string">
            <text:p>Nil</text:p>
          </table:table-cell>
          <table:table-cell office:value-type="string">
            <text:p>7</text:p>
          </table:table-cell>
          <table:table-cell office:value-type="string">
            <text:p>1-4 (3-12)</text:p>
          </table:table-cell>
          <table:table-cell office:value-type="string">
            <text:p>3</text:p>
          </table:table-cell>
          <table:table-cell office:value-type="string">
            <text:p>15, Fl 15</text:p>
          </table:table-cell>
          <table:table-cell office:value-type="string">
            <text:p>5+1</text:p>
          </table:table-cell>
          <table:table-cell office:value-type="string">
            <text:p>1</text:p>
          </table:table-cell>
          <table:table-cell office:value-type="string">
            <text:p>5-10</text:p>
          </table:table-cell>
          <table:table-cell table:number-columns-repeated="2" office:value-type="string">
            <text:p>Special</text:p>
          </table:table-cell>
          <table:table-cell office:value-type="string">
            <text:p>20%</text:p>
          </table:table-cell>
          <table:table-cell office:value-type="string">
            <text:p>M (5')</text:p>
          </table:table-cell>
          <table:table-cell table:number-columns-repeated="2" office:value-type="string">
            <text:p>Nil</text:p>
          </table:table-cell>
          <table:table-cell office:value-type="string">
            <text:p>55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Devil - Lesser - Abishai - Green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verage (8-10)</text:p>
          </table:table-cell>
          <table:table-cell table:style-name="ce3" office:value-type="string">
            <text:p>30%</text:p>
          </table:table-cell>
          <table:table-cell office:value-type="string">
            <text:p>Nil</text:p>
          </table:table-cell>
          <table:table-cell office:value-type="string">
            <text:p>7</text:p>
          </table:table-cell>
          <table:table-cell office:value-type="string">
            <text:p>1-3 (3-9)</text:p>
          </table:table-cell>
          <table:table-cell office:value-type="string">
            <text:p>3</text:p>
          </table:table-cell>
          <table:table-cell office:value-type="string">
            <text:p>12, Fl 15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4-10</text:p>
          </table:table-cell>
          <table:table-cell table:number-columns-repeated="2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55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Devil - Lesser - Abishai - Red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verage (8-10)</text:p>
          </table:table-cell>
          <table:table-cell table:style-name="ce3" office:value-type="string">
            <text:p>40%</text:p>
          </table:table-cell>
          <table:table-cell office:value-type="string">
            <text:p>Nil</text:p>
          </table:table-cell>
          <table:table-cell office:value-type="string">
            <text:p>7</text:p>
          </table:table-cell>
          <table:table-cell office:value-type="string">
            <text:p>1-4 (3-12)</text:p>
          </table:table-cell>
          <table:table-cell office:value-type="string">
            <text:p>1</text:p>
          </table:table-cell>
          <table:table-cell office:value-type="string">
            <text:p>18, Fl 18</text:p>
          </table:table-cell>
          <table:table-cell office:value-type="string">
            <text:p>4+2</text:p>
          </table:table-cell>
          <table:table-cell office:value-type="string">
            <text:p>2</text:p>
          </table:table-cell>
          <table:table-cell office:value-type="string">
            <text:p>2-5(x2)</text:p>
          </table:table-cell>
          <table:table-cell table:number-columns-repeated="2" office:value-type="string">
            <text:p>Special</text:p>
          </table:table-cell>
          <table:table-cell office:value-type="string">
            <text:p>40%</text:p>
          </table:table-cell>
          <table:table-cell office:value-type="string">
            <text:p>S (4')</text:p>
          </table:table-cell>
          <table:table-cell table:number-columns-repeated="2" office:value-type="string">
            <text:p>Nil</text:p>
          </table:table-cell>
          <table:table-cell office:value-type="string">
            <text:p>32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Devil - Lesser - Abishai - White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verage (8-10)</text:p>
          </table:table-cell>
          <table:table-cell table:style-name="ce3" office:value-type="string">
            <text:p>25%</text:p>
          </table:table-cell>
          <table:table-cell office:value-type="string">
            <text:p>Nil</text:p>
          </table:table-cell>
          <table:table-cell office:value-type="string">
            <text:p>7</text:p>
          </table:table-cell>
          <table:table-cell office:value-type="string">
            <text:p>1-3 (3-13)</text:p>
          </table:table-cell>
          <table:table-cell office:value-type="string">
            <text:p>3</text:p>
          </table:table-cell>
          <table:table-cell office:value-type="string">
            <text:p>9, Fl 15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4-9(x2)</text:p>
          </table:table-cell>
          <table:table-cell table:number-columns-repeated="2" office:value-type="string">
            <text:p>Special</text:p>
          </table:table-cell>
          <table:table-cell office:value-type="string">
            <text:p>30%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string">
            <text:p>65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Devil - Lesser - Bearded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verage to Very (8-12)</text:p>
          </table:table-cell>
          <table:table-cell table:style-name="ce3" office:value-type="string">
            <text:p>15%</text:p>
          </table:table-cell>
          <table:table-cell office:value-type="string">
            <text:p>Nil</text:p>
          </table:table-cell>
          <table:table-cell office:value-type="string">
            <text:p>7</text:p>
          </table:table-cell>
          <table:table-cell office:value-type="string">
            <text:p>1-2 (4-10)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6+6</text:p>
          </table:table-cell>
          <table:table-cell office:value-type="string">
            <text:p>1 or 3</text:p>
          </table:table-cell>
          <table:table-cell office:value-type="string">
            <text:p>1-8/1-2(x2) or 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45%</text:p>
          </table:table-cell>
          <table:table-cell office:value-type="string">
            <text:p>M (6.5')</text:p>
          </table:table-cell>
          <table:table-cell table:number-columns-repeated="2" office:value-type="string">
            <text:p>Nil</text:p>
          </table:table-cell>
          <table:table-cell office:value-type="string">
            <text:p>112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Devil - Princess - Glasya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Exceptional (15-16)</text:p>
          </table:table-cell>
          <table:table-cell table:style-name="ce3" office:value-type="string">
            <text:p>80%</text:p>
          </table:table-cell>
          <table:table-cell office:value-type="string">
            <text:p>I,Qx5,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-2</text:p>
          </table:table-cell>
          <table:table-cell office:value-type="string">
            <text:p>15, Fl 30 (B)</text:p>
          </table:table-cell>
          <table:table-cell office:value-type="string">
            <text:p>69 hp</text:p>
          </table:table-cell>
          <table:table-cell office:value-type="string">
            <text:p>2</text:p>
          </table:table-cell>
          <table:table-cell office:value-type="string">
            <text:p>By weapon +4</text:p>
          </table:table-cell>
          <table:table-cell table:number-columns-repeated="2" office:value-type="string">
            <text:p>Special</text:p>
          </table:table-cell>
          <table:table-cell office:value-type="string">
            <text:p>60%</text:p>
          </table:table-cell>
          <table:table-cell office:value-type="string">
            <text:p>L (9')</text:p>
          </table:table-cell>
          <table:table-cell office:value-type="string">
            <text:p>206</text:p>
          </table:table-cell>
          <table:table-cell office:value-type="string">
            <text:p>All/All</text:p>
          </table:table-cell>
          <table:table-cell office:value-type="string">
            <text:p>20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Diakk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Low to Average (5-10)</text:p>
          </table:table-cell>
          <table:table-cell table:style-name="ce3" office:value-type="string">
            <text:p>25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2-16</text:p>
          </table:table-cell>
          <table:table-cell office:value-type="string">
            <text:p>0 (3)</text:p>
          </table:table-cell>
          <table:table-cell office:value-type="string">
            <text:p>21 or 12</text:p>
          </table:table-cell>
          <table:table-cell office:value-type="string">
            <text:p>6+6 or 8+8</text:p>
          </table:table-cell>
          <table:table-cell office:value-type="string">
            <text:p>1 or 2</text:p>
          </table:table-cell>
          <table:table-cell office:value-type="string">
            <text:p>1-12 or 2-8(x2)</text:p>
          </table:table-cell>
          <table:table-cell table:number-columns-repeated="2" office:value-type="string">
            <text:p>Special</text:p>
          </table:table-cell>
          <table:table-cell office:value-type="string">
            <text:p>30%</text:p>
          </table:table-cell>
          <table:table-cell office:value-type="string">
            <text:p>M-L</text:p>
          </table:table-cell>
          <table:table-cell table:number-columns-repeated="2" office:value-type="string">
            <text:p>Nil</text:p>
          </table:table-cell>
          <table:table-cell office:value-type="string">
            <text:p>13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Dinosaur - Ankisaur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20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-4</text:p>
          </table:table-cell>
          <table:table-cell office:value-type="string">
            <text:p>Nil</text:p>
          </table:table-cell>
          <table:table-cell office:value-type="string">
            <text:p>Climbing</text:p>
          </table:table-cell>
          <table:table-cell office:value-type="string">
            <text:p>Standard</text:p>
          </table:table-cell>
          <table:table-cell office:value-type="string">
            <text:p>M (7')`</text:p>
          </table:table-cell>
          <table:table-cell table:number-columns-repeated="2" office:value-type="string">
            <text:p>Nil</text:p>
          </table:table-cell>
          <table:table-cell office:value-type="string">
            <text:p>20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Dinosaur - Camptosaur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16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1 to 3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-L</text:p>
          </table:table-cell>
          <table:table-cell table:number-columns-repeated="2" office:value-type="string">
            <text:p>Nil</text:p>
          </table:table-cell>
          <table:table-cell office:value-type="string">
            <text:p>5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6">
            <text:p>2106</text:p>
          </table:table-cell>
          <table:table-cell office:value-type="string">
            <text:p>Dinosaur - Compsognath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12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-1</text:p>
          </table:table-cell>
          <table:table-cell office:value-type="string">
            <text:p>1</text:p>
          </table:table-cell>
          <table:table-cell office:value-type="string">
            <text:p>1-3</text:p>
          </table:table-cell>
          <table:table-cell office:value-type="string">
            <text:p>Surprise on 1-3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1.5')</text:p>
          </table:table-cell>
          <table:table-cell table:number-columns-repeated="2" office:value-type="string">
            <text:p>Nil</text:p>
          </table:table-cell>
          <table:table-cell office:value-type="string">
            <text:p>5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Dinosaur - Dacentr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8</text:p>
          </table:table-cell>
          <table:table-cell office:value-type="string">
            <text:p>3 (6)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-16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15')</text:p>
          </table:table-cell>
          <table:table-cell table:number-columns-repeated="2" office:value-type="string">
            <text:p>Nil</text:p>
          </table:table-cell>
          <table:table-cell office:value-type="string">
            <text:p>90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Dinosaur - Deinonychus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4</text:p>
          </table:table-cell>
          <table:table-cell office:value-type="string">
            <text:p>21, Jp 1</text:p>
          </table:table-cell>
          <table:table-cell office:value-type="string">
            <text:p>4+1</text:p>
          </table:table-cell>
          <table:table-cell office:value-type="string">
            <text:p>3</text:p>
          </table:table-cell>
          <table:table-cell office:value-type="string">
            <text:p>1-2(x2)/2-8</text:p>
          </table:table-cell>
          <table:table-cell office:value-type="string">
            <text:p>Gutting talons for 2-12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13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09">
            <text:p>2109</text:p>
          </table:table-cell>
          <table:table-cell office:value-type="string">
            <text:p>Dinosaur - Dilophosaurus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3</text:p>
          </table:table-cell>
          <table:table-cell office:value-type="string">
            <text:p>5</text:p>
          </table:table-cell>
          <table:table-cell office:value-type="string">
            <text:p>18, Jp 1</text:p>
          </table:table-cell>
          <table:table-cell office:value-type="string">
            <text:p>8+2</text:p>
          </table:table-cell>
          <table:table-cell office:value-type="string">
            <text:p>3</text:p>
          </table:table-cell>
          <table:table-cell office:value-type="string">
            <text:p>2-12(x2)/1-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)</text:p>
          </table:table-cell>
          <table:table-cell table:number-columns-repeated="2" office:value-type="string">
            <text:p>Nil</text:p>
          </table:table-cell>
          <table:table-cell office:value-type="string">
            <text:p>6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Dinosaur - Dimetrodon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or 2</text:p>
          </table:table-cell>
          <table:table-cell office:value-type="string">
            <text:p>4</text:p>
          </table:table-cell>
          <table:table-cell office:value-type="string">
            <text:p>12, Sw 6</text:p>
          </table:table-cell>
          <table:table-cell office:value-type="string">
            <text:p>3 to 5</text:p>
          </table:table-cell>
          <table:table-cell office:value-type="string">
            <text:p>1</text:p>
          </table:table-cell>
          <table:table-cell office:value-type="string">
            <text:p>6-15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9')</text:p>
          </table:table-cell>
          <table:table-cell table:number-columns-repeated="2" office:value-type="string">
            <text:p>Nil</text:p>
          </table:table-cell>
          <table:table-cell office:value-type="string">
            <text:p>6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1">
            <text:p>2111</text:p>
          </table:table-cell>
          <table:table-cell office:value-type="string">
            <text:p>Dinosaur - Euparkeria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8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1+1</text:p>
          </table:table-cell>
          <table:table-cell office:value-type="string">
            <text:p>1</text:p>
          </table:table-cell>
          <table:table-cell office:value-type="string">
            <text:p>2-5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(3')</text:p>
          </table:table-cell>
          <table:table-cell table:number-columns-repeated="2" office:value-type="string">
            <text:p>Nil</text:p>
          </table:table-cell>
          <table:table-cell office:value-type="string">
            <text:p>20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Dinosaur - Kentro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2 (6)</text:p>
          </table:table-cell>
          <table:table-cell office:value-type="string">
            <text:p>9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4-1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6')</text:p>
          </table:table-cell>
          <table:table-cell table:number-columns-repeated="2" office:value-type="string">
            <text:p>Nil</text:p>
          </table:table-cell>
          <table:table-cell office:value-type="string">
            <text:p>200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3">
            <text:p>2113</text:p>
          </table:table-cell>
          <table:table-cell office:value-type="string">
            <text:p>Dinosaur - Mamechi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2-16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80')</text:p>
          </table:table-cell>
          <table:table-cell table:number-columns-repeated="2" office:value-type="string">
            <text:p>Nil</text:p>
          </table:table-cell>
          <table:table-cell office:value-type="string">
            <text:p>3000+2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4">
            <text:p>2114</text:p>
          </table:table-cell>
          <table:table-cell office:value-type="string">
            <text:p>Dinosaur - Massopondyl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4-16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3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8'+)</text:p>
          </table:table-cell>
          <table:table-cell table:number-columns-repeated="2" office:value-type="string">
            <text:p>Nil</text:p>
          </table:table-cell>
          <table:table-cell office:value-type="string">
            <text:p>225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Dinosaur - Notho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, Sw 18</text:p>
          </table:table-cell>
          <table:table-cell office:value-type="string">
            <text:p>14</text:p>
          </table:table-cell>
          <table:table-cell office:value-type="string">
            <text:p>1 and 2</text:p>
          </table:table-cell>
          <table:table-cell office:value-type="string">
            <text:p>5-30 and 3-12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60'+)</text:p>
          </table:table-cell>
          <table:table-cell table:number-columns-repeated="2" office:value-type="string">
            <text:p>Nil</text:p>
          </table:table-cell>
          <table:table-cell office:value-type="string">
            <text:p>180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Dinosaur - Ornitholestes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12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6.5')</text:p>
          </table:table-cell>
          <table:table-cell table:number-columns-repeated="2" office:value-type="string">
            <text:p>Nil</text:p>
          </table:table-cell>
          <table:table-cell office:value-type="string">
            <text:p>20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Dinosaur - Phororhaco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12</text:p>
          </table:table-cell>
          <table:table-cell office:value-type="string">
            <text:p>6</text:p>
          </table:table-cell>
          <table:table-cell office:value-type="string">
            <text:p>15, Jp 1</text:p>
          </table:table-cell>
          <table:table-cell office:value-type="string">
            <text:p>7+7</text:p>
          </table:table-cell>
          <table:table-cell office:value-type="string">
            <text:p>3</text:p>
          </table:table-cell>
          <table:table-cell office:value-type="string">
            <text:p>1-4(x2)/2-12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0')</text:p>
          </table:table-cell>
          <table:table-cell table:number-columns-repeated="2" office:value-type="string">
            <text:p>Nil</text:p>
          </table:table-cell>
          <table:table-cell office:value-type="string">
            <text:p>600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8">
            <text:p>2118</text:p>
          </table:table-cell>
          <table:table-cell office:value-type="string">
            <text:p>Dinosaur - Podoke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3-12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2+2</text:p>
          </table:table-cell>
          <table:table-cell office:value-type="string">
            <text:p>3</text:p>
          </table:table-cell>
          <table:table-cell office:value-type="string">
            <text:p>1(x2)/2-5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10')</text:p>
          </table:table-cell>
          <table:table-cell table:number-columns-repeated="2" office:value-type="string">
            <text:p>Nil</text:p>
          </table:table-cell>
          <table:table-cell office:value-type="string">
            <text:p>35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Dinosaur - Pterosaur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8</text:p>
          </table:table-cell>
          <table:table-cell office:value-type="string">
            <text:p>5</text:p>
          </table:table-cell>
          <table:table-cell office:value-type="string">
            <text:p>3, Fl 12 (D)</text:p>
          </table:table-cell>
          <table:table-cell office:value-type="string">
            <text:p>6+6</text:p>
          </table:table-cell>
          <table:table-cell office:value-type="string">
            <text:p>1</text:p>
          </table:table-cell>
          <table:table-cell office:value-type="string">
            <text:p>3-12</text:p>
          </table:table-cell>
          <table:table-cell office:value-type="string">
            <text:p>Diving attack surprises 3 in 6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0')</text:p>
          </table:table-cell>
          <table:table-cell table:number-columns-repeated="2" office:value-type="string">
            <text:p>Nil</text:p>
          </table:table-cell>
          <table:table-cell office:value-type="string">
            <text:p>35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Dinosaur - Struthiomim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6+3</text:p>
          </table:table-cell>
          <table:table-cell office:value-type="string">
            <text:p>3</text:p>
          </table:table-cell>
          <table:table-cell office:value-type="string">
            <text:p>1-2(x2)/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6')</text:p>
          </table:table-cell>
          <table:table-cell table:number-columns-repeated="2" office:value-type="string">
            <text:p>Nil</text:p>
          </table:table-cell>
          <table:table-cell office:value-type="string">
            <text:p>225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Dinosaur - Tanystropheus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6, Sw 18</text:p>
          </table:table-cell>
          <table:table-cell office:value-type="string">
            <text:p>6+6</text:p>
          </table:table-cell>
          <table:table-cell office:value-type="string">
            <text:p>1</text:p>
          </table:table-cell>
          <table:table-cell office:value-type="string">
            <text:p>5-12</text:p>
          </table:table-cell>
          <table:table-cell office:value-type="string">
            <text:p>Surprises 5 in 6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1-40')</text:p>
          </table:table-cell>
          <table:table-cell table:number-columns-repeated="2" office:value-type="string">
            <text:p>Nil</text:p>
          </table:table-cell>
          <table:table-cell office:value-type="string">
            <text:p>373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22">
            <text:p>2122</text:p>
          </table:table-cell>
          <table:table-cell office:value-type="string">
            <text:p>Dinosaur - Tennodontosaurus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(10% 2)</text:p>
          </table:table-cell>
          <table:table-cell office:value-type="string">
            <text:p>4</text:p>
          </table:table-cell>
          <table:table-cell office:value-type="string">
            <text:p>Sw 24</text:p>
          </table:table-cell>
          <table:table-cell office:value-type="string">
            <text:p>10</text:p>
          </table:table-cell>
          <table:table-cell office:value-type="string">
            <text:p>1 and 1</text:p>
          </table:table-cell>
          <table:table-cell office:value-type="string">
            <text:p>5-20 and 2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+)</text:p>
          </table:table-cell>
          <table:table-cell table:number-columns-repeated="2" office:value-type="string">
            <text:p>Nil</text:p>
          </table:table-cell>
          <table:table-cell office:value-type="string">
            <text:p>150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23">
            <text:p>2123</text:p>
          </table:table-cell>
          <table:table-cell office:value-type="string">
            <text:p>Dog - Moon Dog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High to Exceptional (13-16)</text:p>
          </table:table-cell>
          <table:table-cell table:style-name="ce4" office:value-type="string">
            <text:p>0%</text:p>
          </table:table-cell>
          <table:table-cell office:value-type="string">
            <text:p>N</text:p>
          </table:table-cell>
          <table:table-cell office:value-type="string">
            <text:p>2</text:p>
          </table:table-cell>
          <table:table-cell office:value-type="string">
            <text:p>1 (2-8)</text:p>
          </table:table-cell>
          <table:table-cell office:value-type="string">
            <text:p>2, 0, or -2</text:p>
          </table:table-cell>
          <table:table-cell office:value-type="string">
            <text:p>30</text:p>
          </table:table-cell>
          <table:table-cell office:value-type="string">
            <text:p>8+16</text:p>
          </table:table-cell>
          <table:table-cell office:value-type="string">
            <text:p>1</text:p>
          </table:table-cell>
          <table:table-cell office:value-type="string">
            <text:p>3-12</text:p>
          </table:table-cell>
          <table:table-cell table:number-columns-repeated="2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M (3')</text:p>
          </table:table-cell>
          <table:table-cell table:number-columns-repeated="2" office:value-type="string">
            <text:p>Nil</text:p>
          </table:table-cell>
          <table:table-cell office:value-type="string">
            <text:p>20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24">
            <text:p>2124</text:p>
          </table:table-cell>
          <table:table-cell office:value-type="string">
            <text:p>Dog - Yeth Hound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100%</text:p>
          </table:table-cell>
          <table:table-cell office:value-type="string">
            <text:p>Incidental</text:p>
          </table:table-cell>
          <table:table-cell office:value-type="string">
            <text:p>8</text:p>
          </table:table-cell>
          <table:table-cell office:value-type="string">
            <text:p>4-16</text:p>
          </table:table-cell>
          <table:table-cell office:value-type="string">
            <text:p>0</text:p>
          </table:table-cell>
          <table:table-cell office:value-type="string">
            <text:p>15, Fl 27 (B)</text:p>
          </table:table-cell>
          <table:table-cell office:value-type="string">
            <text:p>3+3</text:p>
          </table:table-cell>
          <table:table-cell office:value-type="string">
            <text:p>1</text:p>
          </table:table-cell>
          <table:table-cell office:value-type="string">
            <text:p>2-8</text:p>
          </table:table-cell>
          <table:table-cell office:value-type="string">
            <text:p>Fear</text:p>
          </table:table-cell>
          <table:table-cell office:value-type="string">
            <text:p>+1 or silver to hit</text:p>
          </table:table-cell>
          <table:table-cell office:value-type="string">
            <text:p>10%</text:p>
          </table:table-cell>
          <table:table-cell office:value-type="string">
            <text:p>L (4-5')</text:p>
          </table:table-cell>
          <table:table-cell table:number-columns-repeated="2" office:value-type="string">
            <text:p>Nil</text:p>
          </table:table-cell>
          <table:table-cell office:value-type="string">
            <text:p>23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Dracolisk</text:p>
          </table:table-cell>
          <table:table-cell office:value-type="string">
            <text:p>Dragon</text:p>
          </table:table-cell>
          <table:table-cell office:value-type="string">
            <text:p>Very Rare</text:p>
          </table:table-cell>
          <table:table-cell office:value-type="string">
            <text:p>Low to Average (5-10)</text:p>
          </table:table-cell>
          <table:table-cell table:style-name="ce3" office:value-type="string">
            <text:p>35%</text:p>
          </table:table-cell>
          <table:table-cell office:value-type="string">
            <text:p>C,I</text:p>
          </table:table-cell>
          <table:table-cell office:value-type="string">
            <text:p>9</text:p>
          </table:table-cell>
          <table:table-cell office:value-type="string">
            <text:p>1-2</text:p>
          </table:table-cell>
          <table:table-cell office:value-type="string">
            <text:p>3</text:p>
          </table:table-cell>
          <table:table-cell office:value-type="string">
            <text:p>9, Fl 15 (E)</text:p>
          </table:table-cell>
          <table:table-cell office:value-type="string">
            <text:p>7+3</text:p>
          </table:table-cell>
          <table:table-cell office:value-type="string">
            <text:p>3</text:p>
          </table:table-cell>
          <table:table-cell office:value-type="string">
            <text:p>1-6(x2)/3-12</text:p>
          </table:table-cell>
          <table:table-cell office:value-type="string">
            <text:p>Breath weapon; Gaze weap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5-20')</text:p>
          </table:table-cell>
          <table:table-cell table:number-columns-repeated="2" office:value-type="string">
            <text:p>Nil</text:p>
          </table:table-cell>
          <table:table-cell office:value-type="string">
            <text:p>22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Dragon - Cloud</text:p>
          </table:table-cell>
          <table:table-cell office:value-type="string">
            <text:p>Dragon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table:style-name="ce3" office:value-type="string">
            <text:p>25%</text:p>
          </table:table-cell>
          <table:table-cell office:value-type="string">
            <text:p>R,T,X,Z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0 or -3</text:p>
          </table:table-cell>
          <table:table-cell office:value-type="string">
            <text:p>6, Fl 39</text:p>
          </table:table-cell>
          <table:table-cell office:value-type="string">
            <text:p>12 to 14</text:p>
          </table:table-cell>
          <table:table-cell office:value-type="string">
            <text:p>4</text:p>
          </table:table-cell>
          <table:table-cell office:value-type="string">
            <text:p>1-10(x2)/3-36/3-12</text:p>
          </table:table-cell>
          <table:table-cell office:value-type="string">
            <text:p>Breath weapon; Magic use</text:p>
          </table:table-cell>
          <table:table-cell office:value-type="string">
            <text:p>Magic use</text:p>
          </table:table-cell>
          <table:table-cell office:value-type="string">
            <text:p>Standard or 50%</text:p>
          </table:table-cell>
          <table:table-cell office:value-type="string">
            <text:p>L (66')</text:p>
          </table:table-cell>
          <table:table-cell table:number-columns-repeated="2" office:value-type="string">
            <text:p>Nil</text:p>
          </table:table-cell>
          <table:table-cell office:value-type="string">
            <text:p>6100+10 (+100/hp over 48)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Dragon - Mist</text:p>
          </table:table-cell>
          <table:table-cell office:value-type="string">
            <text:p>Dragon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table:style-name="ce3" office:value-type="string">
            <text:p>35%</text:p>
          </table:table-cell>
          <table:table-cell office:value-type="string">
            <text:p>X,Y,Z</text:p>
          </table:table-cell>
          <table:table-cell office:value-type="string">
            <text:p>5</text:p>
          </table:table-cell>
          <table:table-cell office:value-type="string">
            <text:p>1 or 2</text:p>
          </table:table-cell>
          <table:table-cell office:value-type="string">
            <text:p>1 or -2</text:p>
          </table:table-cell>
          <table:table-cell office:value-type="string">
            <text:p>6, Fl 33</text:p>
          </table:table-cell>
          <table:table-cell office:value-type="string">
            <text:p>9 to 11</text:p>
          </table:table-cell>
          <table:table-cell office:value-type="string">
            <text:p>4</text:p>
          </table:table-cell>
          <table:table-cell office:value-type="string">
            <text:p>1-4(x2)/2-24/2-8</text:p>
          </table:table-cell>
          <table:table-cell office:value-type="string">
            <text:p>Breath weapon; Magic use</text:p>
          </table:table-cell>
          <table:table-cell office:value-type="string">
            <text:p>Magic use</text:p>
          </table:table-cell>
          <table:table-cell office:value-type="string">
            <text:p>Standard or 30%</text:p>
          </table:table-cell>
          <table:table-cell office:value-type="string">
            <text:p>L (51')</text:p>
          </table:table-cell>
          <table:table-cell table:number-columns-repeated="2" office:value-type="string">
            <text:p>Nil</text:p>
          </table:table-cell>
          <table:table-cell office:value-type="string">
            <text:p>3450+5 (+50/hp over 36)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Dragon - Shadow</text:p>
          </table:table-cell>
          <table:table-cell office:value-type="string">
            <text:p>Dragon</text:p>
          </table:table-cell>
          <table:table-cell office:value-type="string">
            <text:p>Very Rare</text:p>
          </table:table-cell>
          <table:table-cell office:value-type="string">
            <text:p>Very to Genius (11-18)</text:p>
          </table:table-cell>
          <table:table-cell table:style-name="ce3" office:value-type="string">
            <text:p>40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1 or 2</text:p>
          </table:table-cell>
          <table:table-cell office:value-type="string">
            <text:p>-2</text:p>
          </table:table-cell>
          <table:table-cell office:value-type="string">
            <text:p>18, Fl 24 (E)</text:p>
          </table:table-cell>
          <table:table-cell office:value-type="string">
            <text:p>4+1 to 6+1</text:p>
          </table:table-cell>
          <table:table-cell office:value-type="string">
            <text:p>3</text:p>
          </table:table-cell>
          <table:table-cell office:value-type="string">
            <text:p>2-5(x2)/3-12</text:p>
          </table:table-cell>
          <table:table-cell table:number-columns-repeated="2" office:value-type="string">
            <text:p>Special</text:p>
          </table:table-cell>
          <table:table-cell office:value-type="string">
            <text:p>20%</text:p>
          </table:table-cell>
          <table:table-cell office:value-type="string">
            <text:p>L (20-30')</text:p>
          </table:table-cell>
          <table:table-cell table:number-columns-repeated="2" office:value-type="string">
            <text:p>Nil</text:p>
          </table:table-cell>
          <table:table-cell office:value-type="string">
            <text:p>245+5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129">
            <text:p>2129</text:p>
          </table:table-cell>
          <table:table-cell office:value-type="string">
            <text:p>Dragon Horse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table:style-name="ce7" office:value-type="string">
            <text:p>Average to Exceptional (8-16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 or 2-3 (15%)</text:p>
          </table:table-cell>
          <table:table-cell office:value-type="string">
            <text:p>0</text:p>
          </table:table-cell>
          <table:table-cell office:value-type="string">
            <text:p>24, Fl 48 (B)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-8(x2)</text:p>
          </table:table-cell>
          <table:table-cell office:value-type="string">
            <text:p>Breath; Spells</text:p>
          </table:table-cell>
          <table:table-cell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L (6')</text:p>
          </table:table-cell>
          <table:table-cell table:number-columns-repeated="2" office:value-type="string">
            <text:p>Nil</text:p>
          </table:table-cell>
          <table:table-cell office:value-type="string">
            <text:p>127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Dragonfly - Giant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3</text:p>
          </table:table-cell>
          <table:table-cell office:value-type="string">
            <text:p>1, Fl 36 (B)</text:p>
          </table:table-cell>
          <table:table-cell office:value-type="string">
            <text:p>7 to 9</text:p>
          </table:table-cell>
          <table:table-cell office:value-type="string">
            <text:p>1</text:p>
          </table:table-cell>
          <table:table-cell office:value-type="string">
            <text:p>3-12 (4-16)</text:p>
          </table:table-cell>
          <table:table-cell office:value-type="string">
            <text:p>+2 on initiative</text:p>
          </table:table-cell>
          <table:table-cell office:value-type="string">
            <text:p>Special</text:p>
          </table:table-cell>
          <table:table-cell office:value-type="string">
            <text:p>Save as 16th level MU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525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Dragonnel</text:p>
          </table:table-cell>
          <table:table-cell office:value-type="string">
            <text:p>Dragon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table:style-name="ce3" office:value-type="string">
            <text:p>1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1-4</text:p>
          </table:table-cell>
          <table:table-cell office:value-type="string">
            <text:p>3</text:p>
          </table:table-cell>
          <table:table-cell office:value-type="string">
            <text:p>12, Fl 18 (C, Mounted: D)</text:p>
          </table:table-cell>
          <table:table-cell office:value-type="string">
            <text:p>8+4</text:p>
          </table:table-cell>
          <table:table-cell office:value-type="string">
            <text:p>3</text:p>
          </table:table-cell>
          <table:table-cell office:value-type="string">
            <text:p>1-6(x2)/4-1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4'+)</text:p>
          </table:table-cell>
          <table:table-cell table:number-columns-repeated="2" office:value-type="string">
            <text:p>Nil</text:p>
          </table:table-cell>
          <table:table-cell office:value-type="string">
            <text:p>6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Drelb (Haunting Custodian)</text:p>
          </table:table-cell>
          <table:table-cell office:value-type="string">
            <text:p>Undead</text:p>
          </table:table-cell>
          <table:table-cell office:value-type="string">
            <text:p>Very Rare</text:p>
          </table:table-cell>
          <table:table-cell office:value-type="string">
            <text:p>Average to Very (8-12)</text:p>
          </table:table-cell>
          <table:table-cell table:style-name="ce3" office:value-type="string">
            <text:p>100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5+3</text:p>
          </table:table-cell>
          <table:table-cell office:value-type="string">
            <text:p>1</text:p>
          </table:table-cell>
          <table:table-cell office:value-type="string">
            <text:p>3-12</text:p>
          </table:table-cell>
          <table:table-cell office:value-type="string">
            <text:p>Chil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Special</text:p>
          </table:table-cell>
          <table:table-cell office:value-type="string">
            <text:p>80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Dride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table:style-name="ce4" office:value-type="string">
            <text:p>0%</text:p>
          </table:table-cell>
          <table:table-cell office:value-type="string">
            <text:p>Nx2,Q</text:p>
          </table:table-cell>
          <table:table-cell office:value-type="string">
            <text:p>9</text:p>
          </table:table-cell>
          <table:table-cell office:value-type="string">
            <text:p>1-4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+6</text:p>
          </table:table-cell>
          <table:table-cell office:value-type="string">
            <text:p>1</text:p>
          </table:table-cell>
          <table:table-cell office:value-type="string">
            <text:p>1-4 or by weapon</text:p>
          </table:table-cell>
          <table:table-cell office:value-type="string">
            <text:p>Spells; Paralyzation</text:p>
          </table:table-cell>
          <table:table-cell office:value-type="string">
            <text:p>Nil</text:p>
          </table:table-cell>
          <table:table-cell office:value-type="string">
            <text:p>15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875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4">
            <text:p>2134</text:p>
          </table:table-cell>
          <table:table-cell office:value-type="string">
            <text:p>Dustdigger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2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-8 + AC of victim</text:p>
          </table:table-cell>
          <table:table-cell office:value-type="string">
            <text:p>Illusion; Mirag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6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Dwarf - Derro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office:value-type="string">
            <text:p>Very to Genius (11-18)</text:p>
          </table:table-cell>
          <table:table-cell table:style-name="ce3" office:value-type="string">
            <text:p>20%</text:p>
          </table:table-cell>
          <table:table-cell office:value-type="string">
            <text:p>Special</text:p>
          </table:table-cell>
          <table:table-cell office:value-type="string">
            <text:p>9</text:p>
          </table:table-cell>
          <table:table-cell office:value-type="string">
            <text:p>3-30</text:p>
          </table:table-cell>
          <table:table-cell office:value-type="string">
            <text:p>Varies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1 or 2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30%</text:p>
          </table:table-cell>
          <table:table-cell office:value-type="string">
            <text:p>S (4')</text:p>
          </table:table-cell>
          <table:table-cell table:number-columns-repeated="2" office:value-type="string">
            <text:p>Individuals only</text:p>
          </table:table-cell>
          <table:table-cell office:value-type="string">
            <text:p>Variabl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Dwarf - Duergar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table:style-name="ce7" office:value-type="string">
            <text:p>Average to Genius (8-18)</text:p>
          </table:table-cell>
          <table:table-cell table:style-name="ce3" office:value-type="string">
            <text:p>5%</text:p>
          </table:table-cell>
          <table:table-cell office:value-type="string">
            <text:p>M,O (F,B (magic only )</text:p>
          </table:table-cell>
          <table:table-cell office:value-type="string">
            <text:p>7</text:p>
          </table:table-cell>
          <table:table-cell office:value-type="string">
            <text:p>2-8 (201-300)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+2</text:p>
          </table:table-cell>
          <table:table-cell office:value-type="string">
            <text:p>1 or more</text:p>
          </table:table-cell>
          <table:table-cell office:value-type="string">
            <text:p>By weapon</text:p>
          </table:table-cell>
          <table:table-cell office:value-type="string">
            <text:p>Special</text:p>
          </table:table-cell>
          <table:table-cell office:value-type="string">
            <text:p>Save at +4</text:p>
          </table:table-cell>
          <table:table-cell office:value-type="string">
            <text:p>Standard</text:p>
          </table:table-cell>
          <table:table-cell office:value-type="string">
            <text:p>S (4')</text:p>
          </table:table-cell>
          <table:table-cell office:value-type="string">
            <text:p>71-90 (2/level)</text:p>
          </table:table-cell>
          <table:table-cell office:value-type="string">
            <text:p>BCD/FGH</text:p>
          </table:table-cell>
          <table:table-cell office:value-type="string">
            <text:p>Variabl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Eagle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3" office:value-type="string">
            <text:p>2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2 (5-12)</text:p>
          </table:table-cell>
          <table:table-cell office:value-type="string">
            <text:p>6</text:p>
          </table:table-cell>
          <table:table-cell office:value-type="string">
            <text:p>1, Fl 30 (C)</text:p>
          </table:table-cell>
          <table:table-cell office:value-type="string">
            <text:p>1+3</text:p>
          </table:table-cell>
          <table:table-cell office:value-type="string">
            <text:p>3</text:p>
          </table:table-cell>
          <table:table-cell office:value-type="string">
            <text:p>1-2(x3)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35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Eblis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Low to Exceptional (5-16)</text:p>
          </table:table-cell>
          <table:table-cell table:style-name="ce3" office:value-type="string">
            <text:p>50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4-16</text:p>
          </table:table-cell>
          <table:table-cell office:value-type="string">
            <text:p>3</text:p>
          </table:table-cell>
          <table:table-cell office:value-type="string">
            <text:p>12, Fl 12 (C)</text:p>
          </table:table-cell>
          <table:table-cell office:value-type="string">
            <text:p>4+4</text:p>
          </table:table-cell>
          <table:table-cell office:value-type="string">
            <text:p>4</text:p>
          </table:table-cell>
          <table:table-cell office:value-type="string">
            <text:p>1-4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 (8')</text:p>
          </table:table-cell>
          <table:table-cell table:number-columns-repeated="2" office:value-type="string">
            <text:p>Nil</text:p>
          </table:table-cell>
          <table:table-cell office:value-type="string">
            <text:p>165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Eel - Electric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Sw 9</text:p>
          </table:table-cell>
          <table:table-cell office:value-type="string">
            <text:p>6 to 8</text:p>
          </table:table-cell>
          <table:table-cell office:value-type="string">
            <text:p>1</text:p>
          </table:table-cell>
          <table:table-cell office:value-type="string">
            <text:p>2-8, 3-12, or 4-16</text:p>
          </table:table-cell>
          <table:table-cell table:number-columns-repeated="2" office:value-type="string">
            <text:p>Electrical discharge</text:p>
          </table:table-cell>
          <table:table-cell office:value-type="string">
            <text:p>Standard</text:p>
          </table:table-cell>
          <table:table-cell office:value-type="string">
            <text:p>L (20-40')</text:p>
          </table:table-cell>
          <table:table-cell table:number-columns-repeated="2" office:value-type="string">
            <text:p>Nil</text:p>
          </table:table-cell>
          <table:table-cell office:value-type="string">
            <text:p>40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Elemental - Para - Ice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8 to 16</text:p>
          </table:table-cell>
          <table:table-cell office:value-type="string">
            <text:p>1</text:p>
          </table:table-cell>
          <table:table-cell office:value-type="string">
            <text:p>3-36</text:p>
          </table:table-cell>
          <table:table-cell office:value-type="string">
            <text:p>Cold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1">
            <text:p>2141</text:p>
          </table:table-cell>
          <table:table-cell office:value-type="string">
            <text:p>Elemental - Para - Magma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8 to 16</text:p>
          </table:table-cell>
          <table:table-cell office:value-type="string">
            <text:p>1</text:p>
          </table:table-cell>
          <table:table-cell office:value-type="string">
            <text:p>4-24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Elemental - Para - Ooze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Fl 36 (A)</text:p>
          </table:table-cell>
          <table:table-cell office:value-type="string">
            <text:p>8 to 16</text:p>
          </table:table-cell>
          <table:table-cell office:value-type="string">
            <text:p>1</text:p>
          </table:table-cell>
          <table:table-cell office:value-type="string">
            <text:p>2-16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3">
            <text:p>2143</text:p>
          </table:table-cell>
          <table:table-cell office:value-type="string">
            <text:p>Elemental - Para - Smoke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, Fl 18</text:p>
          </table:table-cell>
          <table:table-cell office:value-type="string">
            <text:p>8 to 16</text:p>
          </table:table-cell>
          <table:table-cell office:value-type="string">
            <text:p>Special</text:p>
          </table:table-cell>
          <table:table-cell office:value-type="string">
            <text:p>2-16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Elemental - Quasi - Lightning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Fl 18 (A)</text:p>
          </table:table-cell>
          <table:table-cell office:value-type="string">
            <text:p>6 to 12</text:p>
          </table:table-cell>
          <table:table-cell office:value-type="string">
            <text:p>1</text:p>
          </table:table-cell>
          <table:table-cell office:value-type="string">
            <text:p>2-7 per HD</text:p>
          </table:table-cell>
          <table:table-cell table:number-columns-repeated="3" office:value-type="string">
            <text:p>Special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1000+1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5">
            <text:p>2145</text:p>
          </table:table-cell>
          <table:table-cell office:value-type="string">
            <text:p>Elemental - Time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Very to Supra-genius (11-2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2 to 20</text:p>
          </table:table-cell>
          <table:table-cell office:value-type="string">
            <text:p>1</text:p>
          </table:table-cell>
          <table:table-cell office:value-type="string">
            <text:p>3-12, 4-16, or 5-20</text:p>
          </table:table-cell>
          <table:table-cell office:value-type="string">
            <text:p>Special</text:p>
          </table:table-cell>
          <table:table-cell office:value-type="string">
            <text:p>+3 to hit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00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Elephant - Oliph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8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8+4 or 10+5</text:p>
          </table:table-cell>
          <table:table-cell office:value-type="string">
            <text:p>4</text:p>
          </table:table-cell>
          <table:table-cell office:value-type="string">
            <text:p>3-12(x4)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string">
            <text:p>6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Elf - Grugach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office:value-type="string">
            <text:p>Average and up (8+)</text:p>
          </table:table-cell>
          <table:table-cell table:style-name="ce3" office:value-type="string">
            <text:p>50%</text:p>
          </table:table-cell>
          <table:table-cell office:value-type="string">
            <text:p>N,O</text:p>
          </table:table-cell>
          <table:table-cell office:value-type="string">
            <text:p>6</text:p>
          </table:table-cell>
          <table:table-cell office:value-type="string">
            <text:p>20-80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1+1</text:p>
          </table:table-cell>
          <table:table-cell office:value-type="string">
            <text:p>1</text:p>
          </table:table-cell>
          <table:table-cell office:value-type="string">
            <text:p>By weapon</text:p>
          </table:table-cell>
          <table:table-cell office:value-type="string">
            <text:p>+1 with bow or spear</text:p>
          </table:table-cell>
          <table:table-cell office:value-type="string">
            <text:p>Traps</text:p>
          </table:table-cell>
          <table:table-cell office:value-type="string">
            <text:p>90% to charm and sleep</text:p>
          </table:table-cell>
          <table:table-cell office:value-type="string">
            <text:p>S (4.5')</text:p>
          </table:table-cell>
          <table:table-cell table:number-columns-repeated="2" office:value-type="string">
            <text:p>Nil</text:p>
          </table:table-cell>
          <table:table-cell office:value-type="string">
            <text:p>65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8">
            <text:p>2148</text:p>
          </table:table-cell>
          <table:table-cell office:value-type="string">
            <text:p>Elf - Valley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office:value-type="string">
            <text:p>High and Up (13+)</text:p>
          </table:table-cell>
          <table:table-cell table:style-name="ce3" office:value-type="string">
            <text:p>10%</text:p>
          </table:table-cell>
          <table:table-cell office:value-type="string">
            <text:p>M,N (G,S,T)</text:p>
          </table:table-cell>
          <table:table-cell office:value-type="string">
            <text:p>6</text:p>
          </table:table-cell>
          <table:table-cell office:value-type="string">
            <text:p>10-40 (20-240)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+2</text:p>
          </table:table-cell>
          <table:table-cell office:value-type="string">
            <text:p>1</text:p>
          </table:table-cell>
          <table:table-cell office:value-type="string">
            <text:p>1-10 or by weapon</text:p>
          </table:table-cell>
          <table:table-cell office:value-type="string">
            <text:p>+1 with bow or sword</text:p>
          </table:table-cell>
          <table:table-cell office:value-type="string">
            <text:p>Special</text:p>
          </table:table-cell>
          <table:table-cell office:value-type="string">
            <text:p>90% to charm and sleep</text:p>
          </table:table-cell>
          <table:table-cell office:value-type="string">
            <text:p>M (5.5'+)</text:p>
          </table:table-cell>
          <table:table-cell table:number-columns-repeated="2" office:value-type="string">
            <text:p>Nil</text:p>
          </table:table-cell>
          <table:table-cell office:value-type="string">
            <text:p>65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Executioner's Hood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2" office:value-type="string">
            <text:p>6</text:p>
          </table:table-cell>
          <table:table-cell office:value-type="string">
            <text:p>2+2 to 6+6</text:p>
          </table:table-cell>
          <table:table-cell office:value-type="string">
            <text:p>1</text:p>
          </table:table-cell>
          <table:table-cell office:value-type="string">
            <text:p>1-4</text:p>
          </table:table-cell>
          <table:table-cell office:value-type="string">
            <text:p>Surprise on 1-3</text:p>
          </table:table-cell>
          <table:table-cell office:value-type="string">
            <text:p>Immune to sleep spells</text:p>
          </table:table-cell>
          <table:table-cell office:value-type="string">
            <text:p>Standard</text:p>
          </table:table-cell>
          <table:table-cell office:value-type="string">
            <text:p>S-M (1-3')</text:p>
          </table:table-cell>
          <table:table-cell table:number-columns-repeated="2" office:value-type="string">
            <text:p>Nil</text:p>
          </table:table-cell>
          <table:table-cell office:value-type="string">
            <text:p>32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Faerie Dragon</text:p>
          </table:table-cell>
          <table:table-cell office:value-type="string">
            <text:p>Dragon</text:p>
          </table:table-cell>
          <table:table-cell office:value-type="string">
            <text:p>Very Rare</text:p>
          </table:table-cell>
          <table:table-cell office:value-type="string">
            <text:p>High to Genius (13-18)</text:p>
          </table:table-cell>
          <table:table-cell table:style-name="ce3" office:value-type="string">
            <text:p>25%</text:p>
          </table:table-cell>
          <table:table-cell office:value-type="string">
            <text:p>S,T,U</text:p>
          </table:table-cell>
          <table:table-cell office:value-type="string">
            <text:p>3</text:p>
          </table:table-cell>
          <table:table-cell office:value-type="string">
            <text:p>1-6</text:p>
          </table:table-cell>
          <table:table-cell office:value-type="string">
            <text:p>5 (1)</text:p>
          </table:table-cell>
          <table:table-cell office:value-type="string">
            <text:p>6, Fl 24 (A)</text:p>
          </table:table-cell>
          <table:table-cell office:value-type="string">
            <text:p>1/4 to 4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office:value-type="string">
            <text:p>Breath weapon; Magic use</text:p>
          </table:table-cell>
          <table:table-cell office:value-type="string">
            <text:p>Invisibility</text:p>
          </table:table-cell>
          <table:table-cell office:value-type="string">
            <text:p>Special</text:p>
          </table:table-cell>
          <table:table-cell office:value-type="string">
            <text:p>S (1-1.5')</text:p>
          </table:table-cell>
          <table:table-cell table:number-columns-repeated="2" office:value-type="string">
            <text:p>Nil</text:p>
          </table:table-cell>
          <table:table-cell office:value-type="string">
            <text:p>28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1">
            <text:p>2151</text:p>
          </table:table-cell>
          <table:table-cell office:value-type="string">
            <text:p>Falcon (Hawk) - Large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3" office:value-type="string">
            <text:p>3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6</text:p>
          </table:table-cell>
          <table:table-cell office:value-type="string">
            <text:p>1, Fl 3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-2(x2)/1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 (3-4'+)</text:p>
          </table:table-cell>
          <table:table-cell table:number-columns-repeated="2" office:value-type="string">
            <text:p>Nil</text:p>
          </table:table-cell>
          <table:table-cell office:value-type="string">
            <text:p>25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Falcon (Hawk) - Small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3" office:value-type="string">
            <text:p>3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5</text:p>
          </table:table-cell>
          <table:table-cell office:value-type="string">
            <text:p>1, Fl 36</text:p>
          </table:table-cell>
          <table:table-cell office:value-type="string">
            <text:p>1-1</text:p>
          </table:table-cell>
          <table:table-cell office:value-type="string">
            <text:p>3</text:p>
          </table:table-cell>
          <table:table-cell office:value-type="string">
            <text:p>1(x3)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 (2-3')</text:p>
          </table:table-cell>
          <table:table-cell table:number-columns-repeated="2" office:value-type="string">
            <text:p>Nil</text:p>
          </table:table-cell>
          <table:table-cell office:value-type="string">
            <text:p>15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3">
            <text:p>2153</text:p>
          </table:table-cell>
          <table:table-cell office:value-type="string">
            <text:p>Firefriend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-4</text:p>
          </table:table-cell>
          <table:table-cell office:value-type="string">
            <text:p>4</text:p>
          </table:table-cell>
          <table:table-cell office:value-type="string">
            <text:p>3, Fl 15 (B)</text:p>
          </table:table-cell>
          <table:table-cell office:value-type="string">
            <text:p>1+4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office:value-type="string">
            <text:p>Special</text:p>
          </table:table-cell>
          <table:table-cell office:value-type="string">
            <text:p>Immune to electrical and fire attacks</text:p>
          </table:table-cell>
          <table:table-cell office:value-type="string">
            <text:p>Standard</text:p>
          </table:table-cell>
          <table:table-cell office:value-type="string">
            <text:p>S (1'+)</text:p>
          </table:table-cell>
          <table:table-cell table:number-columns-repeated="2" office:value-type="string">
            <text:p>Nil</text:p>
          </table:table-cell>
          <table:table-cell office:value-type="string">
            <text:p>36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Fly - Giant - Bluebottle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10</text:p>
          </table:table-cell>
          <table:table-cell office:value-type="string">
            <text:p>6</text:p>
          </table:table-cell>
          <table:table-cell office:value-type="string">
            <text:p>9, Fl 30 (D)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-8</text:p>
          </table:table-cell>
          <table:table-cell office:value-type="string">
            <text:p>Special</text:p>
          </table:table-cell>
          <table:table-cell office:value-type="string">
            <text:p>Jump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5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5">
            <text:p>2155</text:p>
          </table:table-cell>
          <table:table-cell office:value-type="string">
            <text:p>Fly - Giant - Horsefly</text:p>
          </table:table-cell>
          <table:table-cell office:value-type="string">
            <text:p>Vermin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5</text:p>
          </table:table-cell>
          <table:table-cell office:value-type="string">
            <text:p>6, Fl 27 (D)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-16</text:p>
          </table:table-cell>
          <table:table-cell office:value-type="string">
            <text:p>Special</text:p>
          </table:table-cell>
          <table:table-cell office:value-type="string">
            <text:p>Jump</text:p>
          </table:table-cell>
          <table:table-cell office:value-type="string">
            <text:p>55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5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Foo Creature - Dog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3</text:p>
          </table:table-cell>
          <table:table-cell office:value-type="string">
            <text:p>2-8</text:p>
          </table:table-cell>
          <table:table-cell office:value-type="string">
            <text:p>9</text:p>
          </table:table-cell>
          <table:table-cell office:value-type="string">
            <text:p>27</text:p>
          </table:table-cell>
          <table:table-cell office:value-type="string">
            <text:p>7+7</text:p>
          </table:table-cell>
          <table:table-cell office:value-type="string">
            <text:p>3</text:p>
          </table:table-cell>
          <table:table-cell office:value-type="string">
            <text:p>2-5(x2)/1-12</text:p>
          </table:table-cell>
          <table:table-cell table:number-columns-repeated="2" office:value-type="string">
            <text:p>Special</text:p>
          </table:table-cell>
          <table:table-cell office:value-type="string">
            <text:p>45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2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Foo Creature - Lio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3</text:p>
          </table:table-cell>
          <table:table-cell office:value-type="string">
            <text:p>1-4</text:p>
          </table:table-cell>
          <table:table-cell office:value-type="string">
            <text:p>-1</text:p>
          </table:table-cell>
          <table:table-cell office:value-type="string">
            <text:p>21</text:p>
          </table:table-cell>
          <table:table-cell office:value-type="string">
            <text:p>11+11</text:p>
          </table:table-cell>
          <table:table-cell office:value-type="string">
            <text:p>3</text:p>
          </table:table-cell>
          <table:table-cell office:value-type="string">
            <text:p>2-8(x2)/2-16</text:p>
          </table:table-cell>
          <table:table-cell table:number-columns-repeated="2" office:value-type="string">
            <text:p>Special</text:p>
          </table:table-cell>
          <table:table-cell office:value-type="string">
            <text:p>55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orester's Bane (Snapper-Saw)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2 </text:p>
          </table:table-cell>
          <table:table-cell office:value-type="string">
            <text:p>4 (stalks), 7 (leaves), 9 (bush)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3 to 6</text:p>
          </table:table-cell>
          <table:table-cell office:value-type="string">
            <text:p>2-5 each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65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59">
            <text:p>2159</text:p>
          </table:table-cell>
          <table:table-cell office:value-type="string">
            <text:p>Formian - Myrmarch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table:style-name="ce3" office:value-type="string">
            <text:p>10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5-8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6+6</text:p>
          </table:table-cell>
          <table:table-cell office:value-type="string">
            <text:p>2</text:p>
          </table:table-cell>
          <table:table-cell office:value-type="string">
            <text:p>2-8/1-2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40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60">
            <text:p>2160</text:p>
          </table:table-cell>
          <table:table-cell office:value-type="string">
            <text:p>Formian - Warrio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5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21-4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+3</text:p>
          </table:table-cell>
          <table:table-cell office:value-type="string">
            <text:p>4</text:p>
          </table:table-cell>
          <table:table-cell office:value-type="string">
            <text:p>1-6/1-4/1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50+4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161">
            <text:p>2161</text:p>
          </table:table-cell>
          <table:table-cell office:value-type="string">
            <text:p>Formian - Worker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2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00-400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1+1</text:p>
          </table:table-cell>
          <table:table-cell office:value-type="string">
            <text:p>1</text:p>
          </table:table-cell>
          <table:table-cell office:value-type="string">
            <text:p>1-4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0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roghemoth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table:style-name="ce3" office:value-type="string">
            <text:p>4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 (tentacles), 4 (body), 6 (tongue)</text:p>
          </table:table-cell>
          <table:table-cell office:value-type="string">
            <text:p>2, Sw 8, 4 in swamp</text:p>
          </table:table-cell>
          <table:table-cell office:value-type="string">
            <text:p>16</text:p>
          </table:table-cell>
          <table:table-cell office:value-type="string">
            <text:p>1-4</text:p>
          </table:table-cell>
          <table:table-cell office:value-type="string">
            <text:p>5-50 or 9-12</text:p>
          </table:table-cell>
          <table:table-cell table:number-columns-repeated="3" office:value-type="string">
            <text:p>Special</text:p>
          </table:table-cell>
          <table:table-cell office:value-type="string">
            <text:p>L (18')</text:p>
          </table:table-cell>
          <table:table-cell table:number-columns-repeated="2" office:value-type="string">
            <text:p>Nil</text:p>
          </table:table-cell>
          <table:table-cell office:value-type="string">
            <text:p>810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Galeb Duh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table:style-name="ce3" office:value-type="string">
            <text:p>15%</text:p>
          </table:table-cell>
          <table:table-cell office:value-type="string">
            <text:p>Qx3, X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-2</text:p>
          </table:table-cell>
          <table:table-cell office:value-type="string">
            <text:p>6</text:p>
          </table:table-cell>
          <table:table-cell office:value-type="string">
            <text:p>8 to 10</text:p>
          </table:table-cell>
          <table:table-cell office:value-type="string">
            <text:p>2</text:p>
          </table:table-cell>
          <table:table-cell office:value-type="string">
            <text:p>2-16, 3-18, or 4-24</text:p>
          </table:table-cell>
          <table:table-cell table:number-columns-repeated="2" office:value-type="string">
            <text:p>Special</text:p>
          </table:table-cell>
          <table:table-cell office:value-type="string">
            <text:p>20%</text:p>
          </table:table-cell>
          <table:table-cell office:value-type="string">
            <text:p>L (8-12')</text:p>
          </table:table-cell>
          <table:table-cell table:number-columns-repeated="2" office:value-type="string">
            <text:p>Nil</text:p>
          </table:table-cell>
          <table:table-cell office:value-type="string">
            <text:p>20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Giant - Firbolg</text:p>
          </table:table-cell>
          <table:table-cell office:value-type="string">
            <text:p>Giant</text:p>
          </table:table-cell>
          <table:table-cell office:value-type="string">
            <text:p>Very Rare</text:p>
          </table:table-cell>
          <table:table-cell table:style-name="ce7" office:value-type="string">
            <text:p>Average to Genius (8-18)</text:p>
          </table:table-cell>
          <table:table-cell table:style-name="ce3" office:value-type="string">
            <text:p>45%</text:p>
          </table:table-cell>
          <table:table-cell office:value-type="string">
            <text:p>Mx10,Q (E,Y)</text:p>
          </table:table-cell>
          <table:table-cell office:value-type="string">
            <text:p>3</text:p>
          </table:table-cell>
          <table:table-cell office:value-type="string">
            <text:p>1-4 (4-16)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13+ 2-7</text:p>
          </table:table-cell>
          <table:table-cell office:value-type="string">
            <text:p>1</text:p>
          </table:table-cell>
          <table:table-cell office:value-type="string">
            <text:p>By weapon +10</text:p>
          </table:table-cell>
          <table:table-cell table:number-columns-repeated="2" office:value-type="string">
            <text:p>Special</text:p>
          </table:table-cell>
          <table:table-cell office:value-type="string">
            <text:p>15%</text:p>
          </table:table-cell>
          <table:table-cell office:value-type="string">
            <text:p>L (10.5')</text:p>
          </table:table-cell>
          <table:table-cell table:number-columns-repeated="2" office:value-type="string">
            <text:p>Nil</text:p>
          </table:table-cell>
          <table:table-cell office:value-type="string">
            <text:p>365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Giant - Formorian</text:p>
          </table:table-cell>
          <table:table-cell office:value-type="string">
            <text:p>Giant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table:style-name="ce3" office:value-type="string">
            <text:p>45%</text:p>
          </table:table-cell>
          <table:table-cell office:value-type="string">
            <text:p>D,Qx10</text:p>
          </table:table-cell>
          <table:table-cell office:value-type="string">
            <text:p>8</text:p>
          </table:table-cell>
          <table:table-cell office:value-type="string">
            <text:p>1-4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3+ 1-3</text:p>
          </table:table-cell>
          <table:table-cell office:value-type="string">
            <text:p>1</text:p>
          </table:table-cell>
          <table:table-cell office:value-type="string">
            <text:p>4-32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13.5')</text:p>
          </table:table-cell>
          <table:table-cell table:number-columns-repeated="2" office:value-type="string">
            <text:p>Nil</text:p>
          </table:table-cell>
          <table:table-cell office:value-type="string">
            <text:p>275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Giant - Verbeeg</text:p>
          </table:table-cell>
          <table:table-cell office:value-type="string">
            <text:p>Giant</text:p>
          </table:table-cell>
          <table:table-cell office:value-type="string">
            <text:p>Uncommon</text:p>
          </table:table-cell>
          <table:table-cell office:value-type="string">
            <text:p>Average to Very (8-12)</text:p>
          </table:table-cell>
          <table:table-cell table:style-name="ce3" office:value-type="string">
            <text:p>30%</text:p>
          </table:table-cell>
          <table:table-cell office:value-type="string">
            <text:p>K,L,Mx5 (B)</text:p>
          </table:table-cell>
          <table:table-cell office:value-type="string">
            <text:p>8</text:p>
          </table:table-cell>
          <table:table-cell office:value-type="string">
            <text:p>1-2 (1-6 or 5-30)</text:p>
          </table:table-cell>
          <table:table-cell office:value-type="string">
            <text:p>4 or better</text:p>
          </table:table-cell>
          <table:table-cell office:value-type="string">
            <text:p>18</text:p>
          </table:table-cell>
          <table:table-cell office:value-type="string">
            <text:p>5+5</text:p>
          </table:table-cell>
          <table:table-cell office:value-type="string">
            <text:p>2</text:p>
          </table:table-cell>
          <table:table-cell office:value-type="string">
            <text:p>By weapon +strength</text:p>
          </table:table-cell>
          <table:table-cell office:value-type="string">
            <text:p>Throw spears for 1-6 +strength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8.5-10')</text:p>
          </table:table-cell>
          <table:table-cell table:number-columns-repeated="2" office:value-type="string">
            <text:p>Nil</text:p>
          </table:table-cell>
          <table:table-cell office:value-type="string">
            <text:p>27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67">
            <text:p>2167</text:p>
          </table:table-cell>
          <table:table-cell office:value-type="string">
            <text:p>Gibbering Mouthe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table:style-name="ce3" office:value-type="string">
            <text:p>95%</text:p>
          </table:table-cell>
          <table:table-cell office:value-type="string">
            <text:p>Q</text:p>
          </table:table-cell>
          <table:table-cell office:value-type="string">
            <text:p>5</text:p>
          </table:table-cell>
          <table:table-cell table:number-columns-repeated="2" office:value-type="string">
            <text:p>1</text:p>
          </table:table-cell>
          <table:table-cell office:value-type="string">
            <text:p>3, Fl 6</text:p>
          </table:table-cell>
          <table:table-cell office:value-type="string">
            <text:p>4+3</text:p>
          </table:table-cell>
          <table:table-cell office:value-type="string">
            <text:p>6 or more</text:p>
          </table:table-cell>
          <table:table-cell office:value-type="string">
            <text:p>1(x6) +1 per round</text:p>
          </table:table-cell>
          <table:table-cell office:value-type="string">
            <text:p>Spit; Babble; Savs vs. confusion</text:p>
          </table:table-cell>
          <table:table-cell office:value-type="string">
            <text:p>Control ground density in 5'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1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68">
            <text:p>2168</text:p>
          </table:table-cell>
          <table:table-cell office:value-type="string">
            <text:p>Gloomwing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table:number-columns-repeated="2" office:value-type="string">
            <text:p>1</text:p>
          </table:table-cell>
          <table:table-cell office:value-type="string">
            <text:p>Fl 12 (D)</text:p>
          </table:table-cell>
          <table:table-cell office:value-type="string">
            <text:p>5+1</text:p>
          </table:table-cell>
          <table:table-cell office:value-type="string">
            <text:p>3</text:p>
          </table:table-cell>
          <table:table-cell office:value-type="string">
            <text:p>1-3(x2)/1-8</text:p>
          </table:table-cell>
          <table:table-cell office:value-type="string">
            <text:p>Pheromone</text:p>
          </table:table-cell>
          <table:table-cell office:value-type="string">
            <text:p>Confusion</text:p>
          </table:table-cell>
          <table:table-cell office:value-type="string">
            <text:p>Standard</text:p>
          </table:table-cell>
          <table:table-cell office:value-type="string">
            <text:p>M (8')</text:p>
          </table:table-cell>
          <table:table-cell table:number-columns-repeated="2" office:value-type="string">
            <text:p>Nil</text:p>
          </table:table-cell>
          <table:table-cell office:value-type="string">
            <text:p>52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69">
            <text:p>2169</text:p>
          </table:table-cell>
          <table:table-cell office:value-type="string">
            <text:p>Goa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5-20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1+2</text:p>
          </table:table-cell>
          <table:table-cell office:value-type="string">
            <text:p>1</text:p>
          </table:table-cell>
          <table:table-cell office:value-type="string">
            <text:p>1-3</text:p>
          </table:table-cell>
          <table:table-cell office:value-type="string">
            <text:p>Charg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4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Gorgimera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table:style-name="ce3" office:value-type="string">
            <text:p>25%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5 (2)</text:p>
          </table:table-cell>
          <table:table-cell office:value-type="string">
            <text:p>12, Fl 15 (E)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1-3(x2)/2-8/2-12/3-12</text:p>
          </table:table-cell>
          <table:table-cell office:value-type="string">
            <text:p>Breath weapons (x2)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')</text:p>
          </table:table-cell>
          <table:table-cell table:number-columns-repeated="2" office:value-type="string">
            <text:p>Nil</text:p>
          </table:table-cell>
          <table:table-cell office:value-type="string">
            <text:p>2557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1">
            <text:p>2171</text:p>
          </table:table-cell>
          <table:table-cell office:value-type="string">
            <text:p>Grim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8, Fl 36 (C)</text:p>
          </table:table-cell>
          <table:table-cell office:value-type="string">
            <text:p>4+ 2-8</text:p>
          </table:table-cell>
          <table:table-cell table:number-columns-repeated="4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85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Grippli</text:p>
          </table:table-cell>
          <table:table-cell office:value-type="string">
            <text:p>Monstrous Humanoid</text:p>
          </table:table-cell>
          <table:table-cell office:value-type="string">
            <text:p>Rare</text:p>
          </table:table-cell>
          <table:table-cell office:value-type="string">
            <text:p>Very to Exceptional (11-16)</text:p>
          </table:table-cell>
          <table:table-cell table:style-name="ce3" office:value-type="string">
            <text:p>30%</text:p>
          </table:table-cell>
          <table:table-cell office:value-type="string">
            <text:p>Qx4,I</text:p>
          </table:table-cell>
          <table:table-cell office:value-type="string">
            <text:p>5</text:p>
          </table:table-cell>
          <table:table-cell office:value-type="string">
            <text:p>1-10 (5-30)</text:p>
          </table:table-cell>
          <table:table-cell office:value-type="string">
            <text:p>9</text:p>
          </table:table-cell>
          <table:table-cell office:value-type="string">
            <text:p>9, Cl 15</text:p>
          </table:table-cell>
          <table:table-cell office:value-type="string">
            <text:p>1+1</text:p>
          </table:table-cell>
          <table:table-cell office:value-type="string">
            <text:p>1</text:p>
          </table:table-cell>
          <table:table-cell office:value-type="string">
            <text:p>1-4 or by weapon</text:p>
          </table:table-cell>
          <table:table-cell office:value-type="string">
            <text:p>Surprise on 1-4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2.5')</text:p>
          </table:table-cell>
          <table:table-cell office:value-type="string">
            <text:p>151-250</text:p>
          </table:table-cell>
          <table:table-cell office:value-type="string">
            <text:p>AC/GJ</text:p>
          </table:table-cell>
          <table:table-cell office:value-type="string">
            <text:p>45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Grue - Elemental - Chaggri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to Average (5-10)</text:p>
          </table:table-cell>
          <table:table-cell table:style-name="ce3" office:value-type="string">
            <text:p>Nil (20%)</text:p>
          </table:table-cell>
          <table:table-cell office:value-type="string">
            <text:p>(C,Qx5)</text:p>
          </table:table-cell>
          <table:table-cell office:value-type="string">
            <text:p>8</text:p>
          </table:table-cell>
          <table:table-cell office:value-type="string">
            <text:p>1 (2-5)</text:p>
          </table:table-cell>
          <table:table-cell office:value-type="string">
            <text:p>4</text:p>
          </table:table-cell>
          <table:table-cell office:value-type="string">
            <text:p>12, Br 3</text:p>
          </table:table-cell>
          <table:table-cell office:value-type="string">
            <text:p>5+5</text:p>
          </table:table-cell>
          <table:table-cell office:value-type="string">
            <text:p>2</text:p>
          </table:table-cell>
          <table:table-cell office:value-type="string">
            <text:p>3-6(x2)</text:p>
          </table:table-cell>
          <table:table-cell office:value-type="string">
            <text:p>Special</text:p>
          </table:table-cell>
          <table:table-cell office:value-type="string">
            <text:p>+1 to hit; Immune to earth-based magic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42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Grue - Elemental - Hargin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Average to High (8-14)</text:p>
          </table:table-cell>
          <table:table-cell table:style-name="ce3" office:value-type="string">
            <text:p>Nil (15%)</text:p>
          </table:table-cell>
          <table:table-cell office:value-type="string">
            <text:p>(Ix1/2)</text:p>
          </table:table-cell>
          <table:table-cell office:value-type="string">
            <text:p>8</text:p>
          </table:table-cell>
          <table:table-cell office:value-type="string">
            <text:p>1 (2-8)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+4</text:p>
          </table:table-cell>
          <table:table-cell office:value-type="string">
            <text:p>1</text:p>
          </table:table-cell>
          <table:table-cell office:value-type="string">
            <text:p>5-8</text:p>
          </table:table-cell>
          <table:table-cell office:value-type="string">
            <text:p>Special</text:p>
          </table:table-cell>
          <table:table-cell office:value-type="string">
            <text:p>+1 to hit; Immune to fire-based spells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45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Grue - Elemental - Ildriss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to Very (5-12)</text:p>
          </table:table-cell>
          <table:table-cell table:style-name="ce3" office:value-type="string">
            <text:p>Nil (10%)</text:p>
          </table:table-cell>
          <table:table-cell office:value-type="string">
            <text:p>(Qx2,X)</text:p>
          </table:table-cell>
          <table:table-cell office:value-type="string">
            <text:p>8</text:p>
          </table:table-cell>
          <table:table-cell office:value-type="string">
            <text:p>1 (2-8)</text:p>
          </table:table-cell>
          <table:table-cell office:value-type="string">
            <text:p>2</text:p>
          </table:table-cell>
          <table:table-cell office:value-type="string">
            <text:p>3, Fl 24 (A)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-12</text:p>
          </table:table-cell>
          <table:table-cell office:value-type="string">
            <text:p>Special</text:p>
          </table:table-cell>
          <table:table-cell office:value-type="string">
            <text:p>+2 to hit; Immune to air-based spells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45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Grue - Elemental - Varrdig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emi to Average (2-10)</text:p>
          </table:table-cell>
          <table:table-cell table:style-name="ce3" office:value-type="string">
            <text:p>Nil (20%)</text:p>
          </table:table-cell>
          <table:table-cell office:value-type="string">
            <text:p>(Fx1/2)</text:p>
          </table:table-cell>
          <table:table-cell office:value-type="string">
            <text:p>8</text:p>
          </table:table-cell>
          <table:table-cell office:value-type="string">
            <text:p>1-3 (2-5)</text:p>
          </table:table-cell>
          <table:table-cell office:value-type="string">
            <text:p>5</text:p>
          </table:table-cell>
          <table:table-cell office:value-type="string">
            <text:p>6, Sw 18</text:p>
          </table:table-cell>
          <table:table-cell office:value-type="string">
            <text:p>6+6</text:p>
          </table:table-cell>
          <table:table-cell office:value-type="string">
            <text:p>2 or 1</text:p>
          </table:table-cell>
          <table:table-cell office:value-type="string">
            <text:p>4-16 or 1-4(x2)</text:p>
          </table:table-cell>
          <table:table-cell office:value-type="string">
            <text:p>Special</text:p>
          </table:table-cell>
          <table:table-cell office:value-type="string">
            <text:p>+1 to hit; Immune to water-based spells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65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Hag - Annis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Low to Exceptional (5-16)</text:p>
          </table:table-cell>
          <table:table-cell table:style-name="ce3" office:value-type="string">
            <text:p>20%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1-3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7+3 to 7+12</text:p>
          </table:table-cell>
          <table:table-cell office:value-type="string">
            <text:p>3</text:p>
          </table:table-cell>
          <table:table-cell office:value-type="string">
            <text:p>9-16(x2)/3-9</text:p>
          </table:table-cell>
          <table:table-cell office:value-type="string">
            <text:p>Grappling</text:p>
          </table:table-cell>
          <table:table-cell office:value-type="string">
            <text:p>100% vs. illusions/phantasm magic only</text:p>
          </table:table-cell>
          <table:table-cell office:value-type="string">
            <text:p>Standard</text:p>
          </table:table-cell>
          <table:table-cell office:value-type="string">
            <text:p>L (7.5-8')</text:p>
          </table:table-cell>
          <table:table-cell table:number-columns-repeated="2" office:value-type="string">
            <text:p>Nil</text:p>
          </table:table-cell>
          <table:table-cell office:value-type="string">
            <text:p>1300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8">
            <text:p>2178</text:p>
          </table:table-cell>
          <table:table-cell office:value-type="string">
            <text:p>Hag - Green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Low to Very (5-12)</text:p>
          </table:table-cell>
          <table:table-cell table:style-name="ce3" office:value-type="string">
            <text:p>40%</text:p>
          </table:table-cell>
          <table:table-cell office:value-type="string">
            <text:p>Mx100,Nx10,Qx5,X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-2</text:p>
          </table:table-cell>
          <table:table-cell office:value-type="string">
            <text:p>12, Sw 12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7-8(x2)</text:p>
          </table:table-cell>
          <table:table-cell table:number-columns-repeated="2" office:value-type="string">
            <text:p>Special</text:p>
          </table:table-cell>
          <table:table-cell office:value-type="string">
            <text:p>35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600+12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Hangman Tree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Incidenta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3 (5)</text:p>
          </table:table-cell>
          <table:table-cell office:value-type="string">
            <text:p>0</text:p>
          </table:table-cell>
          <table:table-cell office:value-type="string">
            <text:p>61 hp/year</text:p>
          </table:table-cell>
          <table:table-cell office:value-type="string">
            <text:p>3</text:p>
          </table:table-cell>
          <table:table-cell office:value-type="string">
            <text:p>1-3</text:p>
          </table:table-cell>
          <table:table-cell table:number-columns-repeated="2" office:value-type="string">
            <text:p>Special</text:p>
          </table:table-cell>
          <table:table-cell office:value-type="string">
            <text:p>1% per year of age</text:p>
          </table:table-cell>
          <table:table-cell office:value-type="string">
            <text:p>L (20'+)</text:p>
          </table:table-cell>
          <table:table-cell table:number-columns-repeated="2" office:value-type="string">
            <text:p>Nil</text:p>
          </table:table-cell>
          <table:table-cell office:value-type="string">
            <text:p>160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Haunt</text:p>
          </table:table-cell>
          <table:table-cell office:value-type="string">
            <text:p>Undead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 or as victim</text:p>
          </table:table-cell>
          <table:table-cell office:value-type="string">
            <text:p>6 or as victim</text:p>
          </table:table-cell>
          <table:table-cell office:value-type="string">
            <text:p>5 or as victim</text:p>
          </table:table-cell>
          <table:table-cell office:value-type="string">
            <text:p>1</text:p>
          </table:table-cell>
          <table:table-cell office:value-type="string">
            <text:p>Special</text:p>
          </table:table-cell>
          <table:table-cell office:value-type="string">
            <text:p>Possession</text:p>
          </table:table-cell>
          <table:table-cell table:number-columns-repeated="2"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65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1">
            <text:p>2181</text:p>
          </table:table-cell>
          <table:table-cell office:value-type="string">
            <text:p>Hollyphant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Genius (17-18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1</text:p>
          </table:table-cell>
          <table:table-cell office:value-type="string">
            <text:p>1-3</text:p>
          </table:table-cell>
          <table:table-cell office:value-type="string">
            <text:p>-4</text:p>
          </table:table-cell>
          <table:table-cell office:value-type="string">
            <text:p>9, Fl 42 (B)</text:p>
          </table:table-cell>
          <table:table-cell office:value-type="string">
            <text:p>8+8</text:p>
          </table:table-cell>
          <table:table-cell office:value-type="string">
            <text:p>2</text:p>
          </table:table-cell>
          <table:table-cell office:value-type="string">
            <text:p>1-3(x2)</text:p>
          </table:table-cell>
          <table:table-cell table:number-columns-repeated="2" office:value-type="string">
            <text:p>Special</text:p>
          </table:table-cell>
          <table:table-cell office:value-type="string">
            <text:p>60%</text:p>
          </table:table-cell>
          <table:table-cell office:value-type="string">
            <text:p>S (2'+)</text:p>
          </table:table-cell>
          <table:table-cell office:value-type="string">
            <text:p>201-300</text:p>
          </table:table-cell>
          <table:table-cell office:value-type="string">
            <text:p>All/All</text:p>
          </table:table-cell>
          <table:table-cell office:value-type="string">
            <text:p>375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Hordling (Hordes of Hades)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emi to Very (2-12)</text:p>
          </table:table-cell>
          <table:table-cell table:style-name="ce4" office:value-type="string">
            <text:p>0%</text:p>
          </table:table-cell>
          <table:table-cell office:value-type="string">
            <text:p>(C)</text:p>
          </table:table-cell>
          <table:table-cell office:value-type="string">
            <text:p>8</text:p>
          </table:table-cell>
          <table:table-cell office:value-type="string">
            <text:p>1 (1-6)</text:p>
          </table:table-cell>
          <table:table-cell office:value-type="string">
            <text:p>3 to 0</text:p>
          </table:table-cell>
          <table:table-cell office:value-type="string">
            <text:p>6 to 15</text:p>
          </table:table-cell>
          <table:table-cell office:value-type="string">
            <text:p>6+3 to 9</text:p>
          </table:table-cell>
          <table:table-cell table:number-columns-repeated="2" office:value-type="string">
            <text:p>Varies</text:p>
          </table:table-cell>
          <table:table-cell office:value-type="string">
            <text:p>Special</text:p>
          </table:table-cell>
          <table:table-cell office:value-type="string">
            <text:p>+1 to hit; Special</text:p>
          </table:table-cell>
          <table:table-cell office:value-type="string">
            <text:p>0 to 30%</text:p>
          </table:table-cell>
          <table:table-cell office:value-type="string">
            <text:p>S-L</text:p>
          </table:table-cell>
          <table:table-cell table:number-columns-repeated="2" office:value-type="string">
            <text:p>Nil</text:p>
          </table:table-cell>
          <table:table-cell office:value-type="string">
            <text:p>525+8 to 14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Hybsil</text:p>
          </table:table-cell>
          <table:table-cell office:value-type="string">
            <text:p>Fey</text:p>
          </table:table-cell>
          <table:table-cell office:value-type="string">
            <text:p>Rare</text:p>
          </table:table-cell>
          <table:table-cell office:value-type="string">
            <text:p>Average to Very (8-12)</text:p>
          </table:table-cell>
          <table:table-cell table:style-name="ce3" office:value-type="string">
            <text:p>30%</text:p>
          </table:table-cell>
          <table:table-cell office:value-type="string">
            <text:p>I</text:p>
          </table:table-cell>
          <table:table-cell office:value-type="string">
            <text:p>1</text:p>
          </table:table-cell>
          <table:table-cell office:value-type="string">
            <text:p>10-60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1-1</text:p>
          </table:table-cell>
          <table:table-cell office:value-type="string">
            <text:p>1</text:p>
          </table:table-cell>
          <table:table-cell office:value-type="string">
            <text:p>1-4 or by weapon</text:p>
          </table:table-cell>
          <table:table-cell office:value-type="string">
            <text:p>Nil</text:p>
          </table:table-cell>
          <table:table-cell office:value-type="string">
            <text:p>+4 to saves</text:p>
          </table:table-cell>
          <table:table-cell office:value-type="string">
            <text:p>Standard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22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Jan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Very to Exceptional (11-16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-2 (10% 1-8)</text:p>
          </table:table-cell>
          <table:table-cell office:value-type="string">
            <text:p>5 or better</text:p>
          </table:table-cell>
          <table:table-cell office:value-type="string">
            <text:p>12, Fl 30 (A)</text:p>
          </table:table-cell>
          <table:table-cell office:value-type="string">
            <text:p>6+2</text:p>
          </table:table-cell>
          <table:table-cell office:value-type="string">
            <text:p>1</text:p>
          </table:table-cell>
          <table:table-cell office:value-type="string">
            <text:p>By weapon +strength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20%</text:p>
          </table:table-cell>
          <table:table-cell office:value-type="string">
            <text:p>M (6-7')</text:p>
          </table:table-cell>
          <table:table-cell table:number-columns-repeated="2" office:value-type="string">
            <text:p>Nil</text:p>
          </table:table-cell>
          <table:table-cell office:value-type="string">
            <text:p>975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5">
            <text:p>2185</text:p>
          </table:table-cell>
          <table:table-cell office:value-type="string">
            <text:p>Jelly - Mustard</text:p>
          </table:table-cell>
          <table:table-cell office:value-type="string">
            <text:p>Ooze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table:style-name="ce3" office:value-type="string">
            <text:p>3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7+14</text:p>
          </table:table-cell>
          <table:table-cell office:value-type="string">
            <text:p>1 or 2</text:p>
          </table:table-cell>
          <table:table-cell office:value-type="string">
            <text:p>5-20 ot 2-8(x2)</text:p>
          </table:table-cell>
          <table:table-cell office:value-type="string">
            <text:p>Special</text:p>
          </table:table-cell>
          <table:table-cell office:value-type="string">
            <text:p>+1 to score effective damage</text:p>
          </table:table-cell>
          <table:table-cell office:value-type="string">
            <text:p>10%</text:p>
          </table:table-cell>
          <table:table-cell office:value-type="string">
            <text:p>L (9-12')</text:p>
          </table:table-cell>
          <table:table-cell table:number-columns-repeated="2" office:value-type="string">
            <text:p>Nil</text:p>
          </table:table-cell>
          <table:table-cell office:value-type="string">
            <text:p>825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Kampfult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35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Surprise on 1-3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6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7">
            <text:p>2187</text:p>
          </table:table-cell>
          <table:table-cell office:value-type="string">
            <text:p>Kech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table:style-name="ce3" office:value-type="string">
            <text:p>30%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2-8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-5(x2)/1-6</text:p>
          </table:table-cell>
          <table:table-cell office:value-type="string">
            <text:p>Surprise on 5-6</text:p>
          </table:table-cell>
          <table:table-cell office:value-type="string">
            <text:p>Camouflage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05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Korred</text:p>
          </table:table-cell>
          <table:table-cell office:value-type="string">
            <text:p>Fey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table:style-name="ce3" office:value-type="string">
            <text:p>1%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1-4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6+1</text:p>
          </table:table-cell>
          <table:table-cell office:value-type="string">
            <text:p>I</text:p>
          </table:table-cell>
          <table:table-cell office:value-type="string">
            <text:p>5-6 or by weapon</text:p>
          </table:table-cell>
          <table:table-cell office:value-type="string">
            <text:p>Hurl rocks (2-16)</text:p>
          </table:table-cell>
          <table:table-cell office:value-type="string">
            <text:p>Laugh</text:p>
          </table:table-cell>
          <table:table-cell office:value-type="string">
            <text:p>25%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90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Kraken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Genius to Supra-genius (17-20)</text:p>
          </table:table-cell>
          <table:table-cell table:style-name="ce3" office:value-type="string">
            <text:p>75%</text:p>
          </table:table-cell>
          <table:table-cell office:value-type="string">
            <text:p>G,R,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5/0</text:p>
          </table:table-cell>
          <table:table-cell office:value-type="string">
            <text:p>Sw 3, Jet 21</text:p>
          </table:table-cell>
          <table:table-cell office:value-type="string">
            <text:p>20</text:p>
          </table:table-cell>
          <table:table-cell office:value-type="string">
            <text:p>2 or 5-7</text:p>
          </table:table-cell>
          <table:table-cell office:value-type="string">
            <text:p>2-12(x2) or 2-8(x4-6)/5-20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6900+3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Lammasu - Greate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office:value-type="string">
            <text:p>3</text:p>
          </table:table-cell>
          <table:table-cell office:value-type="string">
            <text:p>15, Fl 30 (B)</text:p>
          </table:table-cell>
          <table:table-cell office:value-type="string">
            <text:p>12+7</text:p>
          </table:table-cell>
          <table:table-cell office:value-type="string">
            <text:p>2</text:p>
          </table:table-cell>
          <table:table-cell office:value-type="string">
            <text:p>2-12(x2)</text:p>
          </table:table-cell>
          <table:table-cell table:number-columns-repeated="2" office:value-type="string">
            <text:p>Special</text:p>
          </table:table-cell>
          <table:table-cell office:value-type="string">
            <text:p>40%</text:p>
          </table:table-cell>
          <table:table-cell office:value-type="string">
            <text:p>L (5')</text:p>
          </table:table-cell>
          <table:table-cell table:number-columns-repeated="2" office:value-type="string">
            <text:p>Nil</text:p>
          </table:table-cell>
          <table:table-cell office:value-type="string">
            <text:p>395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Lamprey - Land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12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+2</text:p>
          </table:table-cell>
          <table:table-cell office:value-type="string">
            <text:p>1</text:p>
          </table:table-cell>
          <table:table-cell office:value-type="string">
            <text:p>1 hp/round</text:p>
          </table:table-cell>
          <table:table-cell office:value-type="string">
            <text:p>Drain blood; Encumber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6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Lycanthrope - Foxwoman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table:style-name="ce7" office:value-type="string">
            <text:p>Average to Exceptional (8-16)</text:p>
          </table:table-cell>
          <table:table-cell table:style-name="ce3" office:value-type="string">
            <text:p>25%</text:p>
          </table:table-cell>
          <table:table-cell office:value-type="string">
            <text:p>E,Qx5,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, 4, or 6</text:p>
          </table:table-cell>
          <table:table-cell office:value-type="string">
            <text:p>24, 18, or 12</text:p>
          </table:table-cell>
          <table:table-cell office:value-type="string">
            <text:p>8+1</text:p>
          </table:table-cell>
          <table:table-cell office:value-type="string">
            <text:p>1</text:p>
          </table:table-cell>
          <table:table-cell office:value-type="string">
            <text:p>1-2, 2-12, or By weapon</text:p>
          </table:table-cell>
          <table:table-cell office:value-type="string">
            <text:p>Charm; Spells</text:p>
          </table:table-cell>
          <table:table-cell office:value-type="string">
            <text:p>+1 or silver to hi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700+12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Lycanthrope - Seawolf - Greater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office:value-type="string">
            <text:p>Low to High (5-1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9</text:p>
          </table:table-cell>
          <table:table-cell office:value-type="string">
            <text:p>4-16</text:p>
          </table:table-cell>
          <table:table-cell office:value-type="string">
            <text:p>5</text:p>
          </table:table-cell>
          <table:table-cell office:value-type="string">
            <text:p>9, Sw 27</text:p>
          </table:table-cell>
          <table:table-cell office:value-type="string">
            <text:p>9+2</text:p>
          </table:table-cell>
          <table:table-cell office:value-type="string">
            <text:p>1 or 2</text:p>
          </table:table-cell>
          <table:table-cell office:value-type="string">
            <text:p>3-12 or 1-2/by weapon</text:p>
          </table:table-cell>
          <table:table-cell office:value-type="string">
            <text:p>Nil</text:p>
          </table:table-cell>
          <table:table-cell office:value-type="string">
            <text:p>+1, silver, or cold iron to hit</text:p>
          </table:table-cell>
          <table:table-cell office:value-type="string">
            <text:p>Standard</text:p>
          </table:table-cell>
          <table:table-cell office:value-type="string">
            <text:p>L (12-15') or M</text:p>
          </table:table-cell>
          <table:table-cell table:number-columns-repeated="2" office:value-type="string">
            <text:p>Nil</text:p>
          </table:table-cell>
          <table:table-cell office:value-type="string">
            <text:p>9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Lycanthrope - Seawolf - Lesser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3-18</text:p>
          </table:table-cell>
          <table:table-cell office:value-type="string">
            <text:p>6 (7)</text:p>
          </table:table-cell>
          <table:table-cell office:value-type="string">
            <text:p>30, Sw 12</text:p>
          </table:table-cell>
          <table:table-cell office:value-type="string">
            <text:p>2+2</text:p>
          </table:table-cell>
          <table:table-cell office:value-type="string">
            <text:p>1 or 3</text:p>
          </table:table-cell>
          <table:table-cell office:value-type="string">
            <text:p>2-8 or 1-2(x2)/1-4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6-7')</text:p>
          </table:table-cell>
          <table:table-cell table:number-columns-repeated="2" office:value-type="string">
            <text:p>Nil</text:p>
          </table:table-cell>
          <table:table-cell office:value-type="string">
            <text:p>60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Lycanthrope - Wereshark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office:value-type="string">
            <text:p>Low to Exceptional (5-16)</text:p>
          </table:table-cell>
          <table:table-cell table:style-name="ce3" office:value-type="string">
            <text:p>2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, Sw 21</text:p>
          </table:table-cell>
          <table:table-cell office:value-type="string">
            <text:p>10+3</text:p>
          </table:table-cell>
          <table:table-cell office:value-type="string">
            <text:p>1</text:p>
          </table:table-cell>
          <table:table-cell office:value-type="string">
            <text:p>5-20</text:p>
          </table:table-cell>
          <table:table-cell office:value-type="string">
            <text:p>Nil</text:p>
          </table:table-cell>
          <table:table-cell office:value-type="string">
            <text:p>+1 or silver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50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96">
            <text:p>2196</text:p>
          </table:table-cell>
          <table:table-cell office:value-type="string">
            <text:p>Magma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6</text:p>
          </table:table-cell>
          <table:table-cell office:value-type="string">
            <text:p>2-24</text:p>
          </table:table-cell>
          <table:table-cell office:value-type="string">
            <text:p>6</text:p>
          </table:table-cell>
          <table:table-cell office:value-type="string">
            <text:p>9, Br 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-24</text:p>
          </table:table-cell>
          <table:table-cell office:value-type="string">
            <text:p>+1 to hit; Combustion touch</text:p>
          </table:table-cell>
          <table:table-cell office:value-type="string">
            <text:p>Immune to fire-based attacks</text:p>
          </table:table-cell>
          <table:table-cell office:value-type="string">
            <text:p>Standard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97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Mandragora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Low to Average (5-10)</text:p>
          </table:table-cell>
          <table:table-cell table:style-name="ce3" office:value-type="string">
            <text:p>45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3-18</text:p>
          </table:table-cell>
          <table:table-cell office:value-type="string">
            <text:p>5</text:p>
          </table:table-cell>
          <table:table-cell office:value-type="string">
            <text:p>12, Br 6</text:p>
          </table:table-cell>
          <table:table-cell office:value-type="string">
            <text:p>1+1 or 2+2</text:p>
          </table:table-cell>
          <table:table-cell office:value-type="string">
            <text:p>2</text:p>
          </table:table-cell>
          <table:table-cell office:value-type="string">
            <text:p>1-4(x2)</text:p>
          </table:table-cell>
          <table:table-cell office:value-type="string">
            <text:p>Strangulation</text:p>
          </table:table-cell>
          <table:table-cell office:value-type="string">
            <text:p>Special</text:p>
          </table:table-cell>
          <table:table-cell office:value-type="string">
            <text:p>20%</text:p>
          </table:table-cell>
          <table:table-cell office:value-type="string">
            <text:p>S (1-2')</text:p>
          </table:table-cell>
          <table:table-cell table:number-columns-repeated="2" office:value-type="string">
            <text:p>Nil</text:p>
          </table:table-cell>
          <table:table-cell office:value-type="string">
            <text:p>Variabl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Mantis - Giant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, Fl 12 (D)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-12 or 3-12</text:p>
          </table:table-cell>
          <table:table-cell office:value-type="string">
            <text:p>Special</text:p>
          </table:table-cell>
          <table:table-cell office:value-type="string">
            <text:p>Camouflage</text:p>
          </table:table-cell>
          <table:table-cell office:value-type="string">
            <text:p>Standard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135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Mantrap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3" office:value-type="string">
            <text:p>100%</text:p>
          </table:table-cell>
          <table:table-cell office:value-type="string">
            <text:p>J-Nx5,Q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6</text:p>
          </table:table-cell>
          <table:table-cell office:value-type="string">
            <text:p>Nil</text:p>
          </table:table-cell>
          <table:table-cell office:value-type="string">
            <text:p>4 to 9</text:p>
          </table:table-cell>
          <table:table-cell office:value-type="string">
            <text:p>2-5</text:p>
          </table:table-cell>
          <table:table-cell table:number-columns-repeated="2"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' per die)</text:p>
          </table:table-cell>
          <table:table-cell table:number-columns-repeated="2" office:value-type="string">
            <text:p>Nil</text:p>
          </table:table-cell>
          <table:table-cell office:value-type="string">
            <text:p>27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Margoyle</text:p>
          </table:table-cell>
          <table:table-cell office:value-type="string">
            <text:p>Monstrous Humanoid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30%</text:p>
          </table:table-cell>
          <table:table-cell office:value-type="string">
            <text:p>Q (C)</text:p>
          </table:table-cell>
          <table:table-cell office:value-type="string">
            <text:p>9</text:p>
          </table:table-cell>
          <table:table-cell office:value-type="string">
            <text:p>2-8</text:p>
          </table:table-cell>
          <table:table-cell office:value-type="string">
            <text:p>2</text:p>
          </table:table-cell>
          <table:table-cell office:value-type="string">
            <text:p>6, Fl 12 (C)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-6(x2)/2-8(x2)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5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Marid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High to Genius (13-18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, Fl 15 (B), Sw 24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8-32</text:p>
          </table:table-cell>
          <table:table-cell table:number-columns-repeated="2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L (18')</text:p>
          </table:table-cell>
          <table:table-cell table:number-columns-repeated="2" office:value-type="string">
            <text:p>Nil</text:p>
          </table:table-cell>
          <table:table-cell office:value-type="string">
            <text:p>5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Mastiff - Shadow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table:style-name="ce3" office:value-type="string">
            <text:p>2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4-16</text:p>
          </table:table-cell>
          <table:table-cell office:value-type="string">
            <text:p>6</text:p>
          </table:table-cell>
          <table:table-cell office:value-type="string">
            <text:p>18 (9 in bright light)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-8</text:p>
          </table:table-cell>
          <table:table-cell office:value-type="string">
            <text:p>Baying causes panic</text:p>
          </table:table-cell>
          <table:table-cell office:value-type="string">
            <text:p>Hide in shadows; -1 HP/die in bright ligh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8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3">
            <text:p>2203</text:p>
          </table:table-cell>
          <table:table-cell office:value-type="string">
            <text:p>Mihstu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table:style-name="ce3" office:value-type="string">
            <text:p>10%</text:p>
          </table:table-cell>
          <table:table-cell office:value-type="string">
            <text:p>I</text:p>
          </table:table-cell>
          <table:table-cell office:value-type="string">
            <text:p>8</text:p>
          </table:table-cell>
          <table:table-cell office:value-type="string">
            <text:p>1-4</text:p>
          </table:table-cell>
          <table:table-cell office:value-type="string">
            <text:p>-2</text:p>
          </table:table-cell>
          <table:table-cell office:value-type="string">
            <text:p>6, Fl 6 (B)</text:p>
          </table:table-cell>
          <table:table-cell office:value-type="string">
            <text:p>8+2</text:p>
          </table:table-cell>
          <table:table-cell office:value-type="string">
            <text:p>4</text:p>
          </table:table-cell>
          <table:table-cell office:value-type="string">
            <text:p>2-7(x4)</text:p>
          </table:table-cell>
          <table:table-cell office:value-type="string">
            <text:p>Constitution drain</text:p>
          </table:table-cell>
          <table:table-cell office:value-type="string">
            <text:p>+2 to hit</text:p>
          </table:table-cell>
          <table:table-cell office:value-type="string">
            <text:p>10%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17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Miner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table:style-name="ce3" office:value-type="string">
            <text:p>40%</text:p>
          </table:table-cell>
          <table:table-cell office:value-type="string">
            <text:p>G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, Br 6</text:p>
          </table:table-cell>
          <table:table-cell office:value-type="string">
            <text:p>10</text:p>
          </table:table-cell>
          <table:table-cell table:number-columns-repeated="3"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00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5">
            <text:p>2205</text:p>
          </table:table-cell>
          <table:table-cell office:value-type="string">
            <text:p>Minimal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Animal to Semi (1-4)</text:p>
          </table:table-cell>
          <table:table-cell table:style-name="ce3" office:value-type="string">
            <text:p>40%</text:p>
          </table:table-cell>
          <table:table-cell office:value-type="string">
            <text:p>J,K,L,M or N plus 5% for magic</text:p>
          </table:table-cell>
          <table:table-cell office:value-type="string">
            <text:p>6</text:p>
          </table:table-cell>
          <table:table-cell office:value-type="string">
            <text:p>As animal</text:p>
          </table:table-cell>
          <table:table-cell office:value-type="string">
            <text:p>As base +2</text:p>
          </table:table-cell>
          <table:table-cell office:value-type="string">
            <text:p>2/3 base</text:p>
          </table:table-cell>
          <table:table-cell office:value-type="string">
            <text:p>As base *1/4</text:p>
          </table:table-cell>
          <table:table-cell office:value-type="string">
            <text:p>As base</text:p>
          </table:table-cell>
          <table:table-cell office:value-type="string">
            <text:p>As base (3-6 max)</text:p>
          </table:table-cell>
          <table:table-cell office:value-type="string">
            <text:p>+1 surprise chance</text:p>
          </table:table-cell>
          <table:table-cell office:value-type="string">
            <text:p>-1 chance to surprise</text:p>
          </table:table-cell>
          <table:table-cell office:value-type="string">
            <text:p>+2 to saves</text:p>
          </table:table-cell>
          <table:table-cell office:value-type="string">
            <text:p>1/2 base</text:p>
          </table:table-cell>
          <table:table-cell table:number-columns-repeated="2" office:value-type="string">
            <text:p>Nil</text:p>
          </table:table-cell>
          <table:table-cell office:value-type="string">
            <text:p>Variabl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Mist - Crimson Death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table:style-name="ce3" office:value-type="string">
            <text:p>60%</text:p>
          </table:table-cell>
          <table:table-cell office:value-type="string">
            <text:p>Z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 (4)</text:p>
          </table:table-cell>
          <table:table-cell office:value-type="string">
            <text:p>Fl 12 (B), (Fl 6 after feeding)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3-30</text:p>
          </table:table-cell>
          <table:table-cell table:number-columns-repeated="2" office:value-type="string">
            <text:p>Special</text:p>
          </table:table-cell>
          <table:table-cell office:value-type="string">
            <text:p>10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705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7">
            <text:p>2207</text:p>
          </table:table-cell>
          <table:table-cell office:value-type="string">
            <text:p>Modron - Base - Duodrone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-12</text:p>
          </table:table-cell>
          <table:table-cell office:value-type="string">
            <text:p>6</text:p>
          </table:table-cell>
          <table:table-cell office:value-type="string">
            <text:p>9, Fl 9 (E), Sw 9</text:p>
          </table:table-cell>
          <table:table-cell office:value-type="string">
            <text:p>2+2</text:p>
          </table:table-cell>
          <table:table-cell office:value-type="string">
            <text:p>2</text:p>
          </table:table-cell>
          <table:table-cell office:value-type="string">
            <text:p>2-5(x2) or by weapon</text:p>
          </table:table-cell>
          <table:table-cell office:value-type="string">
            <text:p>Nil</text:p>
          </table:table-cell>
          <table:table-cell office:value-type="string">
            <text:p>Immune to illusions and mind control</text:p>
          </table:table-cell>
          <table:table-cell office:value-type="string">
            <text:p>Standard</text:p>
          </table:table-cell>
          <table:table-cell office:value-type="string">
            <text:p>S (4-6')</text:p>
          </table:table-cell>
          <table:table-cell table:number-columns-repeated="2" office:value-type="string">
            <text:p>Nil</text:p>
          </table:table-cell>
          <table:table-cell office:value-type="string">
            <text:p>50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Modron - Base - Monodrone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2-144</text:p>
          </table:table-cell>
          <table:table-cell office:value-type="string">
            <text:p>7</text:p>
          </table:table-cell>
          <table:table-cell office:value-type="string">
            <text:p>6, Fl 18 (D), Sw 6</text:p>
          </table:table-cell>
          <table:table-cell office:value-type="string">
            <text:p>1+1 or 1-1</text:p>
          </table:table-cell>
          <table:table-cell office:value-type="string">
            <text:p>1</text:p>
          </table:table-cell>
          <table:table-cell office:value-type="string">
            <text:p>1-4 or by weapon</text:p>
          </table:table-cell>
          <table:table-cell office:value-type="string">
            <text:p>Nil</text:p>
          </table:table-cell>
          <table:table-cell office:value-type="string">
            <text:p>Immune to illusions and mind control</text:p>
          </table:table-cell>
          <table:table-cell office:value-type="string">
            <text:p>Standard</text:p>
          </table:table-cell>
          <table:table-cell office:value-type="string">
            <text:p>S (3-6')</text:p>
          </table:table-cell>
          <table:table-cell table:number-columns-repeated="2" office:value-type="string">
            <text:p>Nil</text:p>
          </table:table-cell>
          <table:table-cell office:value-type="string">
            <text:p>28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Modron - Base - Pentadrone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, Fl 6</text:p>
          </table:table-cell>
          <table:table-cell office:value-type="string">
            <text:p>5+5</text:p>
          </table:table-cell>
          <table:table-cell office:value-type="string">
            <text:p>5</text:p>
          </table:table-cell>
          <table:table-cell office:value-type="string">
            <text:p>5-8(x5)</text:p>
          </table:table-cell>
          <table:table-cell office:value-type="string">
            <text:p>Paralysis gas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50+7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0">
            <text:p>2210</text:p>
          </table:table-cell>
          <table:table-cell office:value-type="string">
            <text:p>Modron - Base - Quadrone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-4</text:p>
          </table:table-cell>
          <table:table-cell office:value-type="string">
            <text:p>4</text:p>
          </table:table-cell>
          <table:table-cell office:value-type="string">
            <text:p>15, Fl 15 (D)</text:p>
          </table:table-cell>
          <table:table-cell office:value-type="string">
            <text:p>4+4</text:p>
          </table:table-cell>
          <table:table-cell office:value-type="string">
            <text:p>4 or 2</text:p>
          </table:table-cell>
          <table:table-cell office:value-type="string">
            <text:p>4-7(x4) or 6-9(x2) or by weapon</text:p>
          </table:table-cell>
          <table:table-cell office:value-type="string">
            <text:p>Attacks as 8 HD </text:p>
          </table:table-cell>
          <table:table-cell office:value-type="string">
            <text:p>Immune to illusions and mind contro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65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1">
            <text:p>2211</text:p>
          </table:table-cell>
          <table:table-cell office:value-type="string">
            <text:p>Modron - Base - Tridrone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-4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+3</text:p>
          </table:table-cell>
          <table:table-cell office:value-type="string">
            <text:p>3</text:p>
          </table:table-cell>
          <table:table-cell office:value-type="string">
            <text:p>3-6(x3)</text:p>
          </table:table-cell>
          <table:table-cell office:value-type="string">
            <text:p>Nil</text:p>
          </table:table-cell>
          <table:table-cell office:value-type="string">
            <text:p>Immune to illusions and mind contro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84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Modron - Hierarch - Decaton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 (of 100)</text:p>
          </table:table-cell>
          <table:table-cell office:value-type="string">
            <text:p>2</text:p>
          </table:table-cell>
          <table:table-cell office:value-type="string">
            <text:p>15, Fl 3 (E), Sw 9</text:p>
          </table:table-cell>
          <table:table-cell office:value-type="string">
            <text:p>10+10</text:p>
          </table:table-cell>
          <table:table-cell office:value-type="string">
            <text:p>10</text:p>
          </table:table-cell>
          <table:table-cell office:value-type="string">
            <text:p>1-4(x10)</text:p>
          </table:table-cell>
          <table:table-cell office:value-type="string">
            <text:p>Spell use</text:p>
          </table:table-cell>
          <table:table-cell office:value-type="string">
            <text:p>+2 to hit</text:p>
          </table:table-cell>
          <table:table-cell office:value-type="string">
            <text:p>10%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string">
            <text:p>255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Modron - Hierarch - Hepto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 (of 49)</text:p>
          </table:table-cell>
          <table:table-cell office:value-type="string">
            <text:p>1</text:p>
          </table:table-cell>
          <table:table-cell office:value-type="string">
            <text:p>9, Sw 9</text:p>
          </table:table-cell>
          <table:table-cell office:value-type="string">
            <text:p>13+13</text:p>
          </table:table-cell>
          <table:table-cell office:value-type="string">
            <text:p>7</text:p>
          </table:table-cell>
          <table:table-cell office:value-type="string">
            <text:p>1-10(x7)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4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825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Modron - Hierarch - Hexo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 (of 36)</text:p>
          </table:table-cell>
          <table:table-cell office:value-type="string">
            <text:p>-2</text:p>
          </table:table-cell>
          <table:table-cell office:value-type="string">
            <text:p>12, Fl 12 (C), Sw 12</text:p>
          </table:table-cell>
          <table:table-cell office:value-type="string">
            <text:p>14+14</text:p>
          </table:table-cell>
          <table:table-cell office:value-type="string">
            <text:p>6</text:p>
          </table:table-cell>
          <table:table-cell office:value-type="string">
            <text:p>2-13(x6)</text:p>
          </table:table-cell>
          <table:table-cell office:value-type="string">
            <text:p>Special</text:p>
          </table:table-cell>
          <table:table-cell office:value-type="string">
            <text:p>+3 to hit</text:p>
          </table:table-cell>
          <table:table-cell office:value-type="string">
            <text:p>50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8250+1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Modron - Hierarch - Nonaton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 (of <text:s/>81)</text:p>
          </table:table-cell>
          <table:table-cell office:value-type="string">
            <text:p>0</text:p>
          </table:table-cell>
          <table:table-cell office:value-type="string">
            <text:p>18, Fl 18</text:p>
          </table:table-cell>
          <table:table-cell office:value-type="string">
            <text:p>11+11</text:p>
          </table:table-cell>
          <table:table-cell office:value-type="string">
            <text:p>9</text:p>
          </table:table-cell>
          <table:table-cell office:value-type="string">
            <text:p>1-6(x9)</text:p>
          </table:table-cell>
          <table:table-cell office:value-type="string">
            <text:p>Spell use</text:p>
          </table:table-cell>
          <table:table-cell office:value-type="string">
            <text:p>+2 to hit</text:p>
          </table:table-cell>
          <table:table-cell office:value-type="string">
            <text:p>20%</text:p>
          </table:table-cell>
          <table:table-cell office:value-type="string">
            <text:p>L</text:p>
          </table:table-cell>
          <table:table-cell office:value-type="string">
            <text:p>199</text:p>
          </table:table-cell>
          <table:table-cell office:value-type="string">
            <text:p>All/All</text:p>
          </table:table-cell>
          <table:table-cell office:value-type="string">
            <text:p>525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Modron - Hierarch - Octon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 (of 64)</text:p>
          </table:table-cell>
          <table:table-cell office:value-type="string">
            <text:p>1</text:p>
          </table:table-cell>
          <table:table-cell office:value-type="string">
            <text:p>9, Fl 9 (B), Sw 9</text:p>
          </table:table-cell>
          <table:table-cell office:value-type="string">
            <text:p>12+12</text:p>
          </table:table-cell>
          <table:table-cell office:value-type="string">
            <text:p>8</text:p>
          </table:table-cell>
          <table:table-cell office:value-type="string">
            <text:p>1-8(x8)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30%</text:p>
          </table:table-cell>
          <table:table-cell office:value-type="string">
            <text:p>L (7-10')</text:p>
          </table:table-cell>
          <table:table-cell office:value-type="string">
            <text:p>Nil; Immune to psionics</text:p>
          </table:table-cell>
          <table:table-cell office:value-type="string">
            <text:p>Nil</text:p>
          </table:table-cell>
          <table:table-cell office:value-type="string">
            <text:p>525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Modron - Hierarch - Quarto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 (of 16)</text:p>
          </table:table-cell>
          <table:table-cell office:value-type="string">
            <text:p>-4</text:p>
          </table:table-cell>
          <table:table-cell office:value-type="string">
            <text:p>12, Fl 24 (B), Sw 12</text:p>
          </table:table-cell>
          <table:table-cell office:value-type="string">
            <text:p>16+16</text:p>
          </table:table-cell>
          <table:table-cell office:value-type="string">
            <text:p>4</text:p>
          </table:table-cell>
          <table:table-cell office:value-type="string">
            <text:p>4-26(x4)</text:p>
          </table:table-cell>
          <table:table-cell office:value-type="string">
            <text:p>Special</text:p>
          </table:table-cell>
          <table:table-cell office:value-type="string">
            <text:p>+3 to hit</text:p>
          </table:table-cell>
          <table:table-cell office:value-type="string">
            <text:p>70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095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Modron - Hierarch - Quinto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 (or 25)</text:p>
          </table:table-cell>
          <table:table-cell office:value-type="string">
            <text:p>-3</text:p>
          </table:table-cell>
          <table:table-cell office:value-type="string">
            <text:p>6, Fl 6 (C), Sw 6</text:p>
          </table:table-cell>
          <table:table-cell office:value-type="string">
            <text:p>15+15</text:p>
          </table:table-cell>
          <table:table-cell office:value-type="string">
            <text:p>5</text:p>
          </table:table-cell>
          <table:table-cell office:value-type="string">
            <text:p>3-17(x5)</text:p>
          </table:table-cell>
          <table:table-cell office:value-type="string">
            <text:p>Special</text:p>
          </table:table-cell>
          <table:table-cell office:value-type="string">
            <text:p>+3 to hit</text:p>
          </table:table-cell>
          <table:table-cell office:value-type="string">
            <text:p>60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095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Modron - Hierarch - Secundus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odlike (21+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 (of 4)</text:p>
          </table:table-cell>
          <table:table-cell office:value-type="string">
            <text:p>-6</text:p>
          </table:table-cell>
          <table:table-cell office:value-type="string">
            <text:p>18 (in all enviornments, B)</text:p>
          </table:table-cell>
          <table:table-cell office:value-type="string">
            <text:p>18+18</text:p>
          </table:table-cell>
          <table:table-cell office:value-type="string">
            <text:p>2</text:p>
          </table:table-cell>
          <table:table-cell office:value-type="string">
            <text:p>6-72(x2)</text:p>
          </table:table-cell>
          <table:table-cell office:value-type="string">
            <text:p>Special</text:p>
          </table:table-cell>
          <table:table-cell office:value-type="string">
            <text:p>+4 to hit</text:p>
          </table:table-cell>
          <table:table-cell office:value-type="string">
            <text:p>90%</text:p>
          </table:table-cell>
          <table:table-cell office:value-type="string">
            <text:p>L</text:p>
          </table:table-cell>
          <table:table-cell office:value-type="string">
            <text:p>300-310</text:p>
          </table:table-cell>
          <table:table-cell office:value-type="string">
            <text:p>All/All</text:p>
          </table:table-cell>
          <table:table-cell office:value-type="string">
            <text:p>15200+2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Modron - Hierarch - Tertia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 (of 9)</text:p>
          </table:table-cell>
          <table:table-cell office:value-type="string">
            <text:p>-5</text:p>
          </table:table-cell>
          <table:table-cell office:value-type="string">
            <text:p>12</text:p>
          </table:table-cell>
          <table:table-cell office:value-type="string">
            <text:p>17+17</text:p>
          </table:table-cell>
          <table:table-cell office:value-type="string">
            <text:p>3</text:p>
          </table:table-cell>
          <table:table-cell office:value-type="string">
            <text:p>5-40(x3)</text:p>
          </table:table-cell>
          <table:table-cell office:value-type="string">
            <text:p>Special</text:p>
          </table:table-cell>
          <table:table-cell office:value-type="string">
            <text:p>+4 to hit</text:p>
          </table:table-cell>
          <table:table-cell office:value-type="string">
            <text:p>80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5200+2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Modron - Primus (The One and the Prime)</text:p>
          </table:table-cell>
          <table:table-cell office:value-type="string">
            <text:p>Outsider</text:p>
          </table:table-cell>
          <table:table-cell office:value-type="string">
            <text:p>Unique</text:p>
          </table:table-cell>
          <table:table-cell office:value-type="string">
            <text:p>Godlike (21+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24 (in all enviornments, A)</text:p>
          </table:table-cell>
          <table:table-cell office:value-type="string">
            <text:p>220 hp</text:p>
          </table:table-cell>
          <table:table-cell office:value-type="string">
            <text:p>1</text:p>
          </table:table-cell>
          <table:table-cell office:value-type="string">
            <text:p>20-160 + special</text:p>
          </table:table-cell>
          <table:table-cell office:value-type="string">
            <text:p>Special</text:p>
          </table:table-cell>
          <table:table-cell office:value-type="string">
            <text:p>+5 to hit</text:p>
          </table:table-cell>
          <table:table-cell office:value-type="string">
            <text:p>100%</text:p>
          </table:table-cell>
          <table:table-cell office:value-type="string">
            <text:p>L</text:p>
          </table:table-cell>
          <table:table-cell office:value-type="string">
            <text:p>365</text:p>
          </table:table-cell>
          <table:table-cell office:value-type="string">
            <text:p>All/All</text:p>
          </table:table-cell>
          <table:table-cell office:value-type="string">
            <text:p>325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Mold - Russet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2-16 hp/10 sqft</text:p>
          </table:table-cell>
          <table:table-cell table:number-columns-repeated="2" office:value-type="string">
            <text:p>0</text:p>
          </table:table-cell>
          <table:table-cell office:value-type="string">
            <text:p>Spores</text:p>
          </table:table-cell>
          <table:table-cell table:number-columns-repeated="2" office:value-type="string">
            <text:p>Special</text:p>
          </table:table-cell>
          <table:table-cell office:value-type="string">
            <text:p>S-L</text:p>
          </table:table-cell>
          <table:table-cell table:number-columns-repeated="4"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23">
            <text:p>2223</text:p>
          </table:table-cell>
          <table:table-cell office:value-type="string">
            <text:p>Mongrelman</text:p>
          </table:table-cell>
          <table:table-cell office:value-type="string">
            <text:p>Monstrous Humanoid</text:p>
          </table:table-cell>
          <table:table-cell office:value-type="string">
            <text:p>Rare</text:p>
          </table:table-cell>
          <table:table-cell office:value-type="string">
            <text:p>Low to Average (5-10)</text:p>
          </table:table-cell>
          <table:table-cell table:style-name="ce3" office:value-type="string">
            <text:p>35%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1-100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 to 4</text:p>
          </table:table-cell>
          <table:table-cell office:value-type="string">
            <text:p>1</text:p>
          </table:table-cell>
          <table:table-cell office:value-type="string">
            <text:p>1-4, 1-6, 1-8, 1-10, or by weapon</text:p>
          </table:table-cell>
          <table:table-cell office:value-type="string">
            <text:p>Nil</text:p>
          </table:table-cell>
          <table:table-cell office:value-type="string">
            <text:p>Camouflage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0+1 to 11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Muckdweller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table:style-name="ce3" office:value-type="string">
            <text:p>40%</text:p>
          </table:table-cell>
          <table:table-cell office:value-type="string">
            <text:p>Q (J-N)</text:p>
          </table:table-cell>
          <table:table-cell office:value-type="string">
            <text:p>7</text:p>
          </table:table-cell>
          <table:table-cell office:value-type="string">
            <text:p>5-20</text:p>
          </table:table-cell>
          <table:table-cell office:value-type="string">
            <text:p>6</text:p>
          </table:table-cell>
          <table:table-cell office:value-type="string">
            <text:p>3, Sw 12</text:p>
          </table:table-cell>
          <table:table-cell office:value-type="string">
            <text:p>1/2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office:value-type="string">
            <text:p>Water jet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7+1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Mud-man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3" office:value-type="string">
            <text:p>10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1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Nil</text:p>
          </table:table-cell>
          <table:table-cell office:value-type="string">
            <text:p>Mud-throwing</text:p>
          </table:table-cell>
          <table:table-cell office:value-type="string">
            <text:p>+1 to hit; Spell immunities</text:p>
          </table:table-cell>
          <table:table-cell office:value-type="string">
            <text:p>Standard</text:p>
          </table:table-cell>
          <table:table-cell office:value-type="string">
            <text:p>S (4')</text:p>
          </table:table-cell>
          <table:table-cell table:number-columns-repeated="2" office:value-type="string">
            <text:p>Nil</text:p>
          </table:table-cell>
          <table:table-cell office:value-type="string">
            <text:p>28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26">
            <text:p>2226</text:p>
          </table:table-cell>
          <table:table-cell office:value-type="string">
            <text:p>Myconid (Fungus Man)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table:style-name="ce3" office:value-type="string">
            <text:p>70%</text:p>
          </table:table-cell>
          <table:table-cell office:value-type="string">
            <text:p>Sx2</text:p>
          </table:table-cell>
          <table:table-cell office:value-type="string">
            <text:p>4</text:p>
          </table:table-cell>
          <table:table-cell office:value-type="string">
            <text:p>1-12 (20-200)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1 to 6</text:p>
          </table:table-cell>
          <table:table-cell office:value-type="string">
            <text:p>1</text:p>
          </table:table-cell>
          <table:table-cell office:value-type="string">
            <text:p>1-4 per HD</text:p>
          </table:table-cell>
          <table:table-cell office:value-type="string">
            <text:p>Spore cloud</text:p>
          </table:table-cell>
          <table:table-cell office:value-type="string">
            <text:p>Poisonous skin</text:p>
          </table:table-cell>
          <table:table-cell office:value-type="string">
            <text:p>Standard</text:p>
          </table:table-cell>
          <table:table-cell office:value-type="string">
            <text:p>S-L (2' per HD)</text:p>
          </table:table-cell>
          <table:table-cell table:number-columns-repeated="2" office:value-type="string">
            <text:p>Nil</text:p>
          </table:table-cell>
          <table:table-cell office:value-type="string">
            <text:p>14+1 to 42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Narwhale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6</text:p>
          </table:table-cell>
          <table:table-cell office:value-type="string">
            <text:p>Sw 21</text:p>
          </table:table-cell>
          <table:table-cell office:value-type="string">
            <text:p>4+4 to 6+6</text:p>
          </table:table-cell>
          <table:table-cell office:value-type="string">
            <text:p>1</text:p>
          </table:table-cell>
          <table:table-cell office:value-type="string">
            <text:p>2-24, 6-24, or 7-2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9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Nereid</text:p>
          </table:table-cell>
          <table:table-cell office:value-type="string">
            <text:p>Fey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table:style-name="ce3" office:value-type="string">
            <text:p>100%</text:p>
          </table:table-cell>
          <table:table-cell office:value-type="string">
            <text:p>X</text:p>
          </table:table-cell>
          <table:table-cell office:value-type="string">
            <text:p>6</text:p>
          </table:table-cell>
          <table:table-cell office:value-type="string">
            <text:p>1-4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table:number-columns-repeated="2" office:value-type="string">
            <text:p>Nil</text:p>
          </table:table-cell>
          <table:table-cell office:value-type="string">
            <text:p>Spit; Controls water in lair</text:p>
          </table:table-cell>
          <table:table-cell office:value-type="string">
            <text:p>Kiss; Mesmerize men</text:p>
          </table:table-cell>
          <table:table-cell office:value-type="string">
            <text:p>5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0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29">
            <text:p>2229</text:p>
          </table:table-cell>
          <table:table-cell office:value-type="string">
            <text:p>Obliviax (Memory Moss)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table:style-name="ce3" office:value-type="string">
            <text:p>10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2-12</text:p>
          </table:table-cell>
          <table:table-cell office:value-type="string">
            <text:p>10</text:p>
          </table:table-cell>
          <table:table-cell office:value-type="string">
            <text:p>Nil</text:p>
          </table:table-cell>
          <table:table-cell office:value-type="string">
            <text:p>1/4</text:p>
          </table:table-cell>
          <table:table-cell table:number-columns-repeated="2" office:value-type="string">
            <text:p>Nil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 (1/2')</text:p>
          </table:table-cell>
          <table:table-cell table:number-columns-repeated="2" office:value-type="string">
            <text:p>Nil</text:p>
          </table:table-cell>
          <table:table-cell office:value-type="string">
            <text:p>3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Ogre - Aquatic (Merrow)</text:p>
          </table:table-cell>
          <table:table-cell office:value-type="string">
            <text:p>Giant</text:p>
          </table:table-cell>
          <table:table-cell office:value-type="string">
            <text:p>Uncommon</text:p>
          </table:table-cell>
          <table:table-cell office:value-type="string">
            <text:p>Low to Average (5-10)</text:p>
          </table:table-cell>
          <table:table-cell table:style-name="ce3" office:value-type="string">
            <text:p>20%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2-24</text:p>
          </table:table-cell>
          <table:table-cell office:value-type="string">
            <text:p>4</text:p>
          </table:table-cell>
          <table:table-cell office:value-type="string">
            <text:p>6, Sw 12</text:p>
          </table:table-cell>
          <table:table-cell office:value-type="string">
            <text:p>4+4</text:p>
          </table:table-cell>
          <table:table-cell office:value-type="string">
            <text:p>3 or 1</text:p>
          </table:table-cell>
          <table:table-cell office:value-type="string">
            <text:p>1-6(x2)/2-8 or by weapon</text:p>
          </table:table-cell>
          <table:table-cell office:value-type="string">
            <text:p>Special</text:p>
          </table:table-cell>
          <table:table-cell office:value-type="string">
            <text:p>Camouflage</text:p>
          </table:table-cell>
          <table:table-cell office:value-type="string">
            <text:p>Standard</text:p>
          </table:table-cell>
          <table:table-cell office:value-type="string">
            <text:p>L (9')</text:p>
          </table:table-cell>
          <table:table-cell table:number-columns-repeated="2" office:value-type="string">
            <text:p>Nil</text:p>
          </table:table-cell>
          <table:table-cell office:value-type="string">
            <text:p>130+6 or 25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Ooze - Crystal Ooze</text:p>
          </table:table-cell>
          <table:table-cell office:value-type="string">
            <text:p>Ooze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8</text:p>
          </table:table-cell>
          <table:table-cell office:value-type="string">
            <text:p>1, Sw 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-16</text:p>
          </table:table-cell>
          <table:table-cell table:number-columns-repeated="3" office:value-type="string">
            <text:p>Special</text:p>
          </table:table-cell>
          <table:table-cell office:value-type="string">
            <text:p>M-L</text:p>
          </table:table-cell>
          <table:table-cell table:number-columns-repeated="2" office:value-type="string">
            <text:p>Nil</text:p>
          </table:table-cell>
          <table:table-cell office:value-type="string">
            <text:p>22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2">
          <table:table-cell office:value-type="float" office:value="2232">
            <text:p>2232</text:p>
          </table:table-cell>
          <table:table-cell office:value-type="string">
            <text:p>Ophidian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Low to Very (5-12)</text:p>
          </table:table-cell>
          <table:table-cell table:style-name="ce3" office:value-type="string">
            <text:p>Special</text:p>
          </table:table-cell>
          <table:table-cell office:value-type="string">
            <text:p>Special</text:p>
          </table:table-cell>
          <table:table-cell office:value-type="string">
            <text:p>9</text:p>
          </table:table-cell>
          <table:table-cell office:value-type="string">
            <text:p>3-12</text:p>
          </table:table-cell>
          <table:table-cell office:value-type="string">
            <text:p>5 or better</text:p>
          </table:table-cell>
          <table:table-cell office:value-type="string">
            <text:p>9, Sw 18</text:p>
          </table:table-cell>
          <table:table-cell office:value-type="string">
            <text:p>3 to 4</text:p>
          </table:table-cell>
          <table:table-cell office:value-type="string">
            <text:p>2</text:p>
          </table:table-cell>
          <table:table-cell office:value-type="string">
            <text:p>1-3/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2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33">
            <text:p>2233</text:p>
          </table:table-cell>
          <table:table-cell office:value-type="string">
            <text:p>Opinicus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Very to Exceptional (11-16)</text:p>
          </table:table-cell>
          <table:table-cell table:style-name="ce3" office:value-type="string">
            <text:p>10%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office:value-type="string">
            <text:p>1-2</text:p>
          </table:table-cell>
          <table:table-cell office:value-type="string">
            <text:p>-2</text:p>
          </table:table-cell>
          <table:table-cell office:value-type="string">
            <text:p>21, Fl 30 (B)</text:p>
          </table:table-cell>
          <table:table-cell office:value-type="string">
            <text:p>7+7</text:p>
          </table:table-cell>
          <table:table-cell office:value-type="string">
            <text:p>4</text:p>
          </table:table-cell>
          <table:table-cell office:value-type="string">
            <text:p>1-3(x2)/1-6(x2)</text:p>
          </table:table-cell>
          <table:table-cell table:number-columns-repeated="2" office:value-type="string">
            <text:p>Special</text:p>
          </table:table-cell>
          <table:table-cell office:value-type="string">
            <text:p>35%</text:p>
          </table:table-cell>
          <table:table-cell office:value-type="string">
            <text:p>M</text:p>
          </table:table-cell>
          <table:table-cell office:value-type="string">
            <text:p>205-250</text:p>
          </table:table-cell>
          <table:table-cell office:value-type="string">
            <text:p>All/All</text:p>
          </table:table-cell>
          <table:table-cell office:value-type="string">
            <text:p>23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Otter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3" office:value-type="string">
            <text:p>2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5</text:p>
          </table:table-cell>
          <table:table-cell office:value-type="string">
            <text:p>12, Sw 18</text:p>
          </table:table-cell>
          <table:table-cell office:value-type="string">
            <text:p>1-1 or 1+1</text:p>
          </table:table-cell>
          <table:table-cell office:value-type="string">
            <text:p>1</text:p>
          </table:table-cell>
          <table:table-cell office:value-type="string">
            <text:p>1-2 or 1-3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</text:p>
          </table:table-cell>
          <table:table-cell table:number-columns-repeated="2" office:value-type="string">
            <text:p>Nil</text:p>
          </table:table-cell>
          <table:table-cell office:value-type="string">
            <text:p>5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35">
            <text:p>2235</text:p>
          </table:table-cell>
          <table:table-cell office:value-type="string">
            <text:p>Owl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3" office:value-type="string">
            <text:p>1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or 2</text:p>
          </table:table-cell>
          <table:table-cell office:value-type="string">
            <text:p>5</text:p>
          </table:table-cell>
          <table:table-cell office:value-type="string">
            <text:p>1, Fl 27 (D)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-2(x2)/1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 (4-5')</text:p>
          </table:table-cell>
          <table:table-cell table:number-columns-repeated="2" office:value-type="string">
            <text:p>Nil</text:p>
          </table:table-cell>
          <table:table-cell office:value-type="string">
            <text:p>3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Pech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table:style-name="ce7" office:value-type="string">
            <text:p>Average to Exceptional (8-16)</text:p>
          </table:table-cell>
          <table:table-cell table:style-name="ce3" office:value-type="string">
            <text:p>5%</text:p>
          </table:table-cell>
          <table:table-cell office:value-type="string">
            <text:p>Special</text:p>
          </table:table-cell>
          <table:table-cell office:value-type="string">
            <text:p>2</text:p>
          </table:table-cell>
          <table:table-cell office:value-type="string">
            <text:p>5-20 (10-40)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By weapon +3</text:p>
          </table:table-cell>
          <table:table-cell table:number-columns-repeated="2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S (4')</text:p>
          </table:table-cell>
          <table:table-cell table:number-columns-repeated="2" office:value-type="string">
            <text:p>Nil</text:p>
          </table:table-cell>
          <table:table-cell office:value-type="string">
            <text:p>24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Pedipalp - Giant</text:p>
          </table:table-cell>
          <table:table-cell office:value-type="string">
            <text:p>Vermin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3" office:value-type="string">
            <text:p>20%</text:p>
          </table:table-cell>
          <table:table-cell office:value-type="string">
            <text:p>I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4+4</text:p>
          </table:table-cell>
          <table:table-cell office:value-type="string">
            <text:p>3</text:p>
          </table:table-cell>
          <table:table-cell office:value-type="string">
            <text:p>1-8(x2)/2-8</text:p>
          </table:table-cell>
          <table:table-cell office:value-type="string">
            <text:p>Poison gas; Grip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7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38">
            <text:p>2238</text:p>
          </table:table-cell>
          <table:table-cell office:value-type="string">
            <text:p>Pedipalp - Huge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3" office:value-type="string">
            <text:p>10%</text:p>
          </table:table-cell>
          <table:table-cell office:value-type="string">
            <text:p>Ox4,T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2+2</text:p>
          </table:table-cell>
          <table:table-cell office:value-type="string">
            <text:p>3</text:p>
          </table:table-cell>
          <table:table-cell office:value-type="string">
            <text:p>1-6(x2)/1-8</text:p>
          </table:table-cell>
          <table:table-cell office:value-type="string">
            <text:p>Grip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5-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Pedipalp - Large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3" office:value-type="string">
            <text:p>5%</text:p>
          </table:table-cell>
          <table:table-cell office:value-type="string">
            <text:p>M,Ox2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+1</text:p>
          </table:table-cell>
          <table:table-cell office:value-type="string">
            <text:p>1</text:p>
          </table:table-cell>
          <table:table-cell office:value-type="string">
            <text:p>1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0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0">
            <text:p>2240</text:p>
          </table:table-cell>
          <table:table-cell office:value-type="string">
            <text:p>Phantom</text:p>
          </table:table-cell>
          <table:table-cell office:value-type="string">
            <text:p>Undead</text:p>
          </table:table-cell>
          <table:table-cell office:value-type="string">
            <text:p>Very Rare</text:p>
          </table:table-cell>
          <table:table-cell table:style-name="ce7"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Nil</text:p>
          </table:table-cell>
          <table:table-cell office:value-type="string">
            <text:p>9</text:p>
          </table:table-cell>
          <table:table-cell table:number-columns-repeated="3" office:value-type="string">
            <text:p>Nil</text:p>
          </table:table-cell>
          <table:table-cell office:value-type="string">
            <text:p>Fear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4"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1">
            <text:p>2241</text:p>
          </table:table-cell>
          <table:table-cell office:value-type="string">
            <text:p>Phoenix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table:style-name="ce4" office:value-type="string">
            <text:p>0%</text:p>
          </table:table-cell>
          <table:table-cell office:value-type="string">
            <text:p>Special</text:p>
          </table:table-cell>
          <table:table-cell office:value-type="string">
            <text:p>2</text:p>
          </table:table-cell>
          <table:table-cell office:value-type="string">
            <text:p>1 (1-4)</text:p>
          </table:table-cell>
          <table:table-cell office:value-type="string">
            <text:p>-3</text:p>
          </table:table-cell>
          <table:table-cell office:value-type="string">
            <text:p>6, Fl 39 (D)</text:p>
          </table:table-cell>
          <table:table-cell office:value-type="string">
            <text:p>20</text:p>
          </table:table-cell>
          <table:table-cell office:value-type="string">
            <text:p>1 or 2</text:p>
          </table:table-cell>
          <table:table-cell office:value-type="string">
            <text:p>2-12 or 1-8(x2)</text:p>
          </table:table-cell>
          <table:table-cell table:number-columns-repeated="2"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M</text:p>
          </table:table-cell>
          <table:table-cell table:number-columns-repeated="2" office:value-type="string">
            <text:p>Special</text:p>
          </table:table-cell>
          <table:table-cell office:value-type="string">
            <text:p>8600+3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Phycomid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Unratable</text:p>
          </table:table-cell>
          <table:table-cell table:style-name="ce3" office:value-type="string">
            <text:p>80%</text:p>
          </table:table-cell>
          <table:table-cell office:value-type="string">
            <text:p>Incidental</text:p>
          </table:table-cell>
          <table:table-cell office:value-type="string">
            <text:p>8</text:p>
          </table:table-cell>
          <table:table-cell office:value-type="string">
            <text:p>1-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-6(x2)</text:p>
          </table:table-cell>
          <table:table-cell office:value-type="string">
            <text:p>Infection</text:p>
          </table:table-cell>
          <table:table-cell table:number-columns-repeated="2" office:value-type="string">
            <text:p>Special</text:p>
          </table:table-cell>
          <table:table-cell office:value-type="string">
            <text:p>S (2')</text:p>
          </table:table-cell>
          <table:table-cell table:number-columns-repeated="2" office:value-type="string">
            <text:p>Nil</text:p>
          </table:table-cell>
          <table:table-cell office:value-type="string">
            <text:p>28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Planetar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table:style-name="ce3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-7</text:p>
          </table:table-cell>
          <table:table-cell office:value-type="string">
            <text:p>15, Fl 48 (B), Sw 24</text:p>
          </table:table-cell>
          <table:table-cell office:value-type="string">
            <text:p>144 hp</text:p>
          </table:table-cell>
          <table:table-cell office:value-type="string">
            <text:p>3</text:p>
          </table:table-cell>
          <table:table-cell office:value-type="string">
            <text:p>By weapon +7</text:p>
          </table:table-cell>
          <table:table-cell table:number-columns-repeated="2" office:value-type="string">
            <text:p>Special</text:p>
          </table:table-cell>
          <table:table-cell office:value-type="string">
            <text:p>75%</text:p>
          </table:table-cell>
          <table:table-cell office:value-type="string">
            <text:p>L (8.5')</text:p>
          </table:table-cell>
          <table:table-cell office:value-type="string">
            <text:p>288</text:p>
          </table:table-cell>
          <table:table-cell office:value-type="string">
            <text:p>All/All</text:p>
          </table:table-cell>
          <table:table-cell office:value-type="string">
            <text:p>60000+3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4">
            <text:p>2244</text:p>
          </table:table-cell>
          <table:table-cell office:value-type="string">
            <text:p>Pseudo-Undead</text:p>
          </table:table-cell>
          <table:table-cell office:value-type="string">
            <text:p>Monstrous Humanoid</text:p>
          </table:table-cell>
          <table:table-cell office:value-type="string">
            <text:p>Uncommon</text:p>
          </table:table-cell>
          <table:table-cell office:value-type="string">
            <text:p>Low to Average (5-10)</text:p>
          </table:table-cell>
          <table:table-cell table:style-name="ce3" office:value-type="string">
            <text:p>50%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table:number-columns-repeated="6"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Variabl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5">
            <text:p>2245</text:p>
          </table:table-cell>
          <table:table-cell office:value-type="string">
            <text:p>Pudding - Deadly - Brown</text:p>
          </table:table-cell>
          <table:table-cell office:value-type="string">
            <text:p>Ooze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(1-4)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5-20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-L (3-8')</text:p>
          </table:table-cell>
          <table:table-cell table:number-columns-repeated="2" office:value-type="string">
            <text:p>Nil</text:p>
          </table:table-cell>
          <table:table-cell office:value-type="string">
            <text:p>160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6">
            <text:p>2246</text:p>
          </table:table-cell>
          <table:table-cell office:value-type="string">
            <text:p>Pudding - Deadly - Dun</text:p>
          </table:table-cell>
          <table:table-cell office:value-type="string">
            <text:p>Ooze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(1-3)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8+1</text:p>
          </table:table-cell>
          <table:table-cell office:value-type="string">
            <text:p>1</text:p>
          </table:table-cell>
          <table:table-cell office:value-type="string">
            <text:p>4-24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-L (3-8')</text:p>
          </table:table-cell>
          <table:table-cell table:number-columns-repeated="2" office:value-type="string">
            <text:p>Nil</text:p>
          </table:table-cell>
          <table:table-cell office:value-type="string">
            <text:p>10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7">
            <text:p>2247</text:p>
          </table:table-cell>
          <table:table-cell office:value-type="string">
            <text:p>Pudding - Deadly - White</text:p>
          </table:table-cell>
          <table:table-cell office:value-type="string">
            <text:p>Ooze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(1-3)</text:p>
          </table:table-cell>
          <table:table-cell office:value-type="string">
            <text:p>8</text:p>
          </table:table-cell>
          <table:table-cell table:number-columns-repeated="2"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7-28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-L (3-8')</text:p>
          </table:table-cell>
          <table:table-cell table:number-columns-repeated="2" office:value-type="string">
            <text:p>Nil</text:p>
          </table:table-cell>
          <table:table-cell office:value-type="string">
            <text:p>12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Quickling</text:p>
          </table:table-cell>
          <table:table-cell office:value-type="string">
            <text:p>Fey</text:p>
          </table:table-cell>
          <table:table-cell office:value-type="string">
            <text:p>Very Rare</text:p>
          </table:table-cell>
          <table:table-cell office:value-type="string">
            <text:p>High to Genius (13-18)</text:p>
          </table:table-cell>
          <table:table-cell table:style-name="ce3" office:value-type="string">
            <text:p>10%</text:p>
          </table:table-cell>
          <table:table-cell office:value-type="string">
            <text:p>O,P,Q,X</text:p>
          </table:table-cell>
          <table:table-cell office:value-type="string">
            <text:p>9</text:p>
          </table:table-cell>
          <table:table-cell office:value-type="string">
            <text:p>4-16</text:p>
          </table:table-cell>
          <table:table-cell office:value-type="string">
            <text:p>-3</text:p>
          </table:table-cell>
          <table:table-cell office:value-type="string">
            <text:p>96</text:p>
          </table:table-cell>
          <table:table-cell office:value-type="string">
            <text:p>1+1/2</text:p>
          </table:table-cell>
          <table:table-cell office:value-type="string">
            <text:p>3</text:p>
          </table:table-cell>
          <table:table-cell office:value-type="string">
            <text:p>1-4(x3)</text:p>
          </table:table-cell>
          <table:table-cell table:number-columns-repeated="2" office:value-type="string">
            <text:p>Special</text:p>
          </table:table-cell>
          <table:table-cell office:value-type="string">
            <text:p>Save as 19th level cleric</text:p>
          </table:table-cell>
          <table:table-cell office:value-type="string">
            <text:p>S (2')</text:p>
          </table:table-cell>
          <table:table-cell table:number-columns-repeated="2" office:value-type="string">
            <text:p>Nil</text:p>
          </table:table-cell>
          <table:table-cell office:value-type="string">
            <text:p>200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49">
            <text:p>2249</text:p>
          </table:table-cell>
          <table:table-cell office:value-type="string">
            <text:p>Quickwood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table:style-name="ce3" office:value-type="string">
            <text:p>10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 (10% 2-4)</text:p>
          </table:table-cell>
          <table:table-cell office:value-type="string">
            <text:p>5</text:p>
          </table:table-cell>
          <table:table-cell office:value-type="string">
            <text:p>1 (roots: 3)</text:p>
          </table:table-cell>
          <table:table-cell office:value-type="string">
            <text:p>5 to 10 (5hp/die)</text:p>
          </table:table-cell>
          <table:table-cell table:number-columns-repeated="3" office:value-type="string">
            <text:p>Special</text:p>
          </table:table-cell>
          <table:table-cell office:value-type="string">
            <text:p>Never surprised</text:p>
          </table:table-cell>
          <table:table-cell office:value-type="string">
            <text:p>Special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50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50">
            <text:p>2250</text:p>
          </table:table-cell>
          <table:table-cell office:value-type="string">
            <text:p>Ram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(1-6)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office:value-type="string">
            <text:p>Charg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8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Rat - Ordinary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8</text:p>
          </table:table-cell>
          <table:table-cell office:value-type="string">
            <text:p>1-100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1/4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52">
            <text:p>2252</text:p>
          </table:table-cell>
          <table:table-cell office:value-type="string">
            <text:p>Rat - Vapor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30%</text:p>
          </table:table-cell>
          <table:table-cell office:value-type="string">
            <text:p>Special</text:p>
          </table:table-cell>
          <table:table-cell office:value-type="string">
            <text:p>6</text:p>
          </table:table-cell>
          <table:table-cell office:value-type="string">
            <text:p>2-16</text:p>
          </table:table-cell>
          <table:table-cell office:value-type="string">
            <text:p>6 or special</text:p>
          </table:table-cell>
          <table:table-cell office:value-type="string">
            <text:p>12, Sw 6, Br 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office:value-type="string">
            <text:p>Stinking cloud</text:p>
          </table:table-cell>
          <table:table-cell office:value-type="string">
            <text:p>Gaseous form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52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53">
            <text:p>2253</text:p>
          </table:table-cell>
          <table:table-cell office:value-type="string">
            <text:p>Raven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table:style-name="ce3" office:value-type="string">
            <text:p>2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4-36</text:p>
          </table:table-cell>
          <table:table-cell office:value-type="string">
            <text:p>7</text:p>
          </table:table-cell>
          <table:table-cell office:value-type="string">
            <text:p>1, Fl 36</text:p>
          </table:table-cell>
          <table:table-cell office:value-type="string">
            <text:p>1/4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 (2-4')</text:p>
          </table:table-cell>
          <table:table-cell table:number-columns-repeated="4"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54">
            <text:p>2254</text:p>
          </table:table-cell>
          <table:table-cell office:value-type="string">
            <text:p>Raven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10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4-16</text:p>
          </table:table-cell>
          <table:table-cell office:value-type="string">
            <text:p>4</text:p>
          </table:table-cell>
          <table:table-cell office:value-type="string">
            <text:p>3, Fl 18</text:p>
          </table:table-cell>
          <table:table-cell office:value-type="string">
            <text:p>3+2</text:p>
          </table:table-cell>
          <table:table-cell office:value-type="string">
            <text:p>1</text:p>
          </table:table-cell>
          <table:table-cell office:value-type="string">
            <text:p>3-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-L (6-10')</text:p>
          </table:table-cell>
          <table:table-cell table:number-columns-repeated="2" office:value-type="string">
            <text:p>Nil</text:p>
          </table:table-cell>
          <table:table-cell office:value-type="string">
            <text:p>6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55">
            <text:p>2255</text:p>
          </table:table-cell>
          <table:table-cell office:value-type="string">
            <text:p>Raven - Huge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table:style-name="ce3" office:value-type="string">
            <text:p>15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2-8</text:p>
          </table:table-cell>
          <table:table-cell office:value-type="string">
            <text:p>6</text:p>
          </table:table-cell>
          <table:table-cell office:value-type="string">
            <text:p>1, Fl 27</text:p>
          </table:table-cell>
          <table:table-cell office:value-type="string">
            <text:p>1-1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 (4-6')</text:p>
          </table:table-cell>
          <table:table-cell table:number-columns-repeated="2" office:value-type="string">
            <text:p>Nil</text:p>
          </table:table-cell>
          <table:table-cell office:value-type="string">
            <text:p>3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Retch Plant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20</text:p>
          </table:table-cell>
          <table:table-cell office:value-type="string">
            <text:p>8</text:p>
          </table:table-cell>
          <table:table-cell office:value-type="string">
            <text:p>Nil</text:p>
          </table:table-cell>
          <table:table-cell office:value-type="string">
            <text:p>5 to 8</text:p>
          </table:table-cell>
          <table:table-cell table:number-columns-repeated="2" office:value-type="string">
            <text:p>Nil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16-24')</text:p>
          </table:table-cell>
          <table:table-cell table:number-columns-repeated="2" office:value-type="string">
            <text:p>Nil</text:p>
          </table:table-cell>
          <table:table-cell office:value-type="string">
            <text:p>150+6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Rock Reptile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3" office:value-type="string">
            <text:p>3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 (+1 hp/foot in length)</text:p>
          </table:table-cell>
          <table:table-cell office:value-type="string">
            <text:p>1</text:p>
          </table:table-cell>
          <table:table-cell office:value-type="string">
            <text:p>1-4 +1/foot in length</text:p>
          </table:table-cell>
          <table:table-cell office:value-type="string">
            <text:p>Surprise on 1-3</text:p>
          </table:table-cell>
          <table:table-cell office:value-type="string">
            <text:p>Chameleon powers</text:p>
          </table:table-cell>
          <table:table-cell office:value-type="string">
            <text:p>Standard</text:p>
          </table:table-cell>
          <table:table-cell office:value-type="string">
            <text:p>M-L (5-12')</text:p>
          </table:table-cell>
          <table:table-cell table:number-columns-repeated="2" office:value-type="string">
            <text:p>Nil</text:p>
          </table:table-cell>
          <table:table-cell office:value-type="string">
            <text:p>400+7 to 600+9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58">
            <text:p>2258</text:p>
          </table:table-cell>
          <table:table-cell office:value-type="string">
            <text:p>Sandling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3" office:value-type="string">
            <text:p>65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, Br 6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-16</text:p>
          </table:table-cell>
          <table:table-cell office:value-type="string">
            <text:p>Nil</text:p>
          </table:table-cell>
          <table:table-cell office:value-type="string">
            <text:p>Immune to sleep, hold, charm, and mind-affecting spells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8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59">
            <text:p>2259</text:p>
          </table:table-cell>
          <table:table-cell office:value-type="string">
            <text:p>Scorpion - Huge</text:p>
          </table:table-cell>
          <table:table-cell office:value-type="string">
            <text:p>Vermin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3" office:value-type="string">
            <text:p>25%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+4</text:p>
          </table:table-cell>
          <table:table-cell office:value-type="string">
            <text:p>3</text:p>
          </table:table-cell>
          <table:table-cell office:value-type="string">
            <text:p>1-8(x2)/1-3</text:p>
          </table:table-cell>
          <table:table-cell office:value-type="string">
            <text:p>Poison sting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65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Scorpion - Large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table:style-name="ce3" office:value-type="string">
            <text:p>25%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2+2</text:p>
          </table:table-cell>
          <table:table-cell office:value-type="string">
            <text:p>3</text:p>
          </table:table-cell>
          <table:table-cell office:value-type="string">
            <text:p>1-4(x2)/1</text:p>
          </table:table-cell>
          <table:table-cell office:value-type="string">
            <text:p>Poison sting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90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1">
            <text:p>2261</text:p>
          </table:table-cell>
          <table:table-cell office:value-type="string">
            <text:p>Scum Creeper</text:p>
          </table:table-cell>
          <table:table-cell office:value-type="string">
            <text:p>Vermin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2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2" office:value-type="string">
            <text:p>1</text:p>
          </table:table-cell>
          <table:table-cell office:value-type="string">
            <text:p>Nil (1)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6-12")</text:p>
          </table:table-cell>
          <table:table-cell table:number-columns-repeated="2" office:value-type="string">
            <text:p>Nil</text:p>
          </table:table-cell>
          <table:table-cell office:value-type="string">
            <text:p>14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2">
            <text:p>2262</text:p>
          </table:table-cell>
          <table:table-cell office:value-type="string">
            <text:p>Selkie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table:style-name="ce7" office:value-type="string">
            <text:p>Average to Exceptional (8-16)</text:p>
          </table:table-cell>
          <table:table-cell table:style-name="ce3" office:value-type="string">
            <text:p>0 or 90%</text:p>
          </table:table-cell>
          <table:table-cell office:value-type="string">
            <text:p>A(magic only),R</text:p>
          </table:table-cell>
          <table:table-cell office:value-type="string">
            <text:p>2</text:p>
          </table:table-cell>
          <table:table-cell office:value-type="string">
            <text:p>1 (12-30)</text:p>
          </table:table-cell>
          <table:table-cell office:value-type="string">
            <text:p>5</text:p>
          </table:table-cell>
          <table:table-cell office:value-type="string">
            <text:p>12, Sw 36</text:p>
          </table:table-cell>
          <table:table-cell office:value-type="string">
            <text:p>3+3</text:p>
          </table:table-cell>
          <table:table-cell office:value-type="string">
            <text:p>1</text:p>
          </table:table-cell>
          <table:table-cell office:value-type="string">
            <text:p>1-6 or 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7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3">
            <text:p>2263</text:p>
          </table:table-cell>
          <table:table-cell office:value-type="string">
            <text:p>Shade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Low to Genius (5-18)</text:p>
          </table:table-cell>
          <table:table-cell table:style-name="ce7" office:value-type="string">
            <text:p>Varies</text:p>
          </table:table-cell>
          <table:table-cell office:value-type="string">
            <text:p>As base creature</text:p>
          </table:table-cell>
          <table:table-cell table:style-name="ce4" office:value-type="string">
            <text:p>5</text:p>
          </table:table-cell>
          <table:table-cell office:value-type="string">
            <text:p>1-2</text:p>
          </table:table-cell>
          <table:table-cell table:number-columns-repeated="4" office:value-type="string">
            <text:p>As base creature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Varies</text:p>
          </table:table-cell>
          <table:table-cell office:value-type="string">
            <text:p>As original creature</text:p>
          </table:table-cell>
          <table:table-cell table:number-columns-repeated="2" office:value-type="string">
            <text:p>Special</text:p>
          </table:table-cell>
          <table:table-cell office:value-type="string">
            <text:p>Variabl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Shedu - Greater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Genius to Supra-genius (17-2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office:value-type="string">
            <text:p>2</text:p>
          </table:table-cell>
          <table:table-cell office:value-type="string">
            <text:p>15, Fl 30 (B)</text:p>
          </table:table-cell>
          <table:table-cell office:value-type="string">
            <text:p>14+14</text:p>
          </table:table-cell>
          <table:table-cell office:value-type="string">
            <text:p>2</text:p>
          </table:table-cell>
          <table:table-cell office:value-type="string">
            <text:p>3-18(x2)</text:p>
          </table:table-cell>
          <table:table-cell table:number-columns-repeated="2"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L (6')</text:p>
          </table:table-cell>
          <table:table-cell office:value-type="string">
            <text:p>120-150</text:p>
          </table:table-cell>
          <table:table-cell office:value-type="string">
            <text:p>All/All</text:p>
          </table:table-cell>
          <table:table-cell office:value-type="string">
            <text:p>525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5">
            <text:p>2265</text:p>
          </table:table-cell>
          <table:table-cell office:value-type="string">
            <text:p>Sirine</text:p>
          </table:table-cell>
          <table:table-cell office:value-type="string">
            <text:p>Fey</text:p>
          </table:table-cell>
          <table:table-cell office:value-type="string">
            <text:p>Very Rare</text:p>
          </table:table-cell>
          <table:table-cell office:value-type="string">
            <text:p>High to Genius (13-18)</text:p>
          </table:table-cell>
          <table:table-cell table:style-name="ce3" office:value-type="string">
            <text:p>30%</text:p>
          </table:table-cell>
          <table:table-cell office:value-type="string">
            <text:p>L,M,N,Q (X)</text:p>
          </table:table-cell>
          <table:table-cell office:value-type="string">
            <text:p>5</text:p>
          </table:table-cell>
          <table:table-cell office:value-type="string">
            <text:p>1 (2-8)</text:p>
          </table:table-cell>
          <table:table-cell office:value-type="string">
            <text:p>3 or better</text:p>
          </table:table-cell>
          <table:table-cell office:value-type="string">
            <text:p>12, Sw 24</text:p>
          </table:table-cell>
          <table:table-cell office:value-type="string">
            <text:p>4 to 7</text:p>
          </table:table-cell>
          <table:table-cell office:value-type="string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20% or more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50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6">
            <text:p>2266</text:p>
          </table:table-cell>
          <table:table-cell office:value-type="string">
            <text:p>Skeleton - Animal</text:p>
          </table:table-cell>
          <table:table-cell office:value-type="string">
            <text:p>Undead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3" office:value-type="string">
            <text:p>8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2-2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1-1</text:p>
          </table:table-cell>
          <table:table-cell office:value-type="string">
            <text:p>1</text:p>
          </table:table-cell>
          <table:table-cell office:value-type="string">
            <text:p>1-4</text:p>
          </table:table-cell>
          <table:table-cell office:value-type="string">
            <text:p>Nil</text:p>
          </table:table-cell>
          <table:table-cell table:number-columns-repeated="2" office:value-type="string">
            <text:p>Special</text:p>
          </table:table-cell>
          <table:table-cell office:value-type="string">
            <text:p>S-M</text:p>
          </table:table-cell>
          <table:table-cell table:number-columns-repeated="2" office:value-type="string">
            <text:p>Nil</text:p>
          </table:table-cell>
          <table:table-cell office:value-type="string">
            <text:p>1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7">
            <text:p>2267</text:p>
          </table:table-cell>
          <table:table-cell office:value-type="string">
            <text:p>Skunk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(1-6)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1/4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Squirt musk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4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8">
            <text:p>2268</text:p>
          </table:table-cell>
          <table:table-cell office:value-type="string">
            <text:p>Slime - Olive</text:p>
          </table:table-cell>
          <table:table-cell office:value-type="string">
            <text:p>Ooze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+2</text:p>
          </table:table-cell>
          <table:table-cell office:value-type="string">
            <text:p>0</text:p>
          </table:table-cell>
          <table:table-cell office:value-type="string">
            <text:p>Nil</text:p>
          </table:table-cell>
          <table:table-cell table:number-columns-repeated="3" office:value-type="string">
            <text:p>Special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30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Slime Creature</text:p>
          </table:table-cell>
          <table:table-cell office:value-type="string">
            <text:p>Ooze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2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+2 to 8+2</text:p>
          </table:table-cell>
          <table:table-cell office:value-type="string">
            <text:p>1</text:p>
          </table:table-cell>
          <table:table-cell office:value-type="string">
            <text:p>1-4, 2-8, or 4-16</text:p>
          </table:table-cell>
          <table:table-cell office:value-type="string">
            <text:p>Olive slime</text:p>
          </table:table-cell>
          <table:table-cell table:number-columns-repeated="2" office:value-type="string">
            <text:p>Special</text:p>
          </table:table-cell>
          <table:table-cell office:value-type="string">
            <text:p>S-L</text:p>
          </table:table-cell>
          <table:table-cell table:number-columns-repeated="2" office:value-type="string">
            <text:p>Nil</text:p>
          </table:table-cell>
          <table:table-cell office:value-type="string">
            <text:p>110+4 to 12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0">
            <text:p>2270</text:p>
          </table:table-cell>
          <table:table-cell office:value-type="string">
            <text:p>Snake - Constrictor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3+2</text:p>
          </table:table-cell>
          <table:table-cell office:value-type="string">
            <text:p>2</text:p>
          </table:table-cell>
          <table:table-cell office:value-type="string">
            <text:p>1/1-3</text:p>
          </table:table-cell>
          <table:table-cell office:value-type="string">
            <text:p>Constricti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15')</text:p>
          </table:table-cell>
          <table:table-cell table:number-columns-repeated="2" office:value-type="string">
            <text:p>Nil</text:p>
          </table:table-cell>
          <table:table-cell office:value-type="string">
            <text:p>8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Snake - Poisono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+1</text:p>
          </table:table-cell>
          <table:table-cell table:number-columns-repeated="2" office:value-type="string">
            <text:p>1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5')</text:p>
          </table:table-cell>
          <table:table-cell table:number-columns-repeated="2" office:value-type="string">
            <text:p>Nil</text:p>
          </table:table-cell>
          <table:table-cell office:value-type="string">
            <text:p>255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2">
            <text:p>2272</text:p>
          </table:table-cell>
          <table:table-cell office:value-type="string">
            <text:p>Solar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8, Fl 40, Sw 18</text:p>
          </table:table-cell>
          <table:table-cell office:value-type="string">
            <text:p>177 hp</text:p>
          </table:table-cell>
          <table:table-cell office:value-type="string">
            <text:p>4</text:p>
          </table:table-cell>
          <table:table-cell office:value-type="string">
            <text:p>By weapon +12</text:p>
          </table:table-cell>
          <table:table-cell table:number-columns-repeated="2" office:value-type="string">
            <text:p>Special</text:p>
          </table:table-cell>
          <table:table-cell office:value-type="string">
            <text:p>85%</text:p>
          </table:table-cell>
          <table:table-cell office:value-type="string">
            <text:p>L (10')</text:p>
          </table:table-cell>
          <table:table-cell office:value-type="string">
            <text:p>354</text:p>
          </table:table-cell>
          <table:table-cell office:value-type="string">
            <text:p>All/All</text:p>
          </table:table-cell>
          <table:table-cell office:value-type="string">
            <text:p>95000+3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3">
            <text:p>2273</text:p>
          </table:table-cell>
          <table:table-cell office:value-type="string">
            <text:p>Solifugid - Giant</text:p>
          </table:table-cell>
          <table:table-cell office:value-type="string">
            <text:p>Vermin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3" office:value-type="string">
            <text:p>25%</text:p>
          </table:table-cell>
          <table:table-cell office:value-type="string">
            <text:p>Nx4,Qx2, or I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+6</text:p>
          </table:table-cell>
          <table:table-cell office:value-type="string">
            <text:p>2 or 1</text:p>
          </table:table-cell>
          <table:table-cell office:value-type="string">
            <text:p>4-16</text:p>
          </table:table-cell>
          <table:table-cell office:value-type="string">
            <text:p>Grip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5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Solifugid - Huge</text:p>
          </table:table-cell>
          <table:table-cell office:value-type="string">
            <text:p>Vermin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3" office:value-type="string">
            <text:p>20%</text:p>
          </table:table-cell>
          <table:table-cell office:value-type="string">
            <text:p>QxS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+5</text:p>
          </table:table-cell>
          <table:table-cell office:value-type="string">
            <text:p>2 or 1</text:p>
          </table:table-cell>
          <table:table-cell office:value-type="string">
            <text:p>3-12</text:p>
          </table:table-cell>
          <table:table-cell office:value-type="string">
            <text:p>Grip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2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5">
            <text:p>2275</text:p>
          </table:table-cell>
          <table:table-cell office:value-type="string">
            <text:p>Solifugid - Large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table:style-name="ce3" office:value-type="string">
            <text:p>10%</text:p>
          </table:table-cell>
          <table:table-cell office:value-type="string">
            <text:p>Q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3+3</text:p>
          </table:table-cell>
          <table:table-cell office:value-type="string">
            <text:p>2 or 1</text:p>
          </table:table-cell>
          <table:table-cell office:value-type="string">
            <text:p>2-8</text:p>
          </table:table-cell>
          <table:table-cell office:value-type="string">
            <text:p>Grip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8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Spectato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Very to High (11-14)</text:p>
          </table:table-cell>
          <table:table-cell table:style-name="ce3" office:value-type="string">
            <text:p>100%</text:p>
          </table:table-cell>
          <table:table-cell office:value-type="string">
            <text:p>Special</text:p>
          </table:table-cell>
          <table:table-cell office:value-type="string">
            <text:p>4</text:p>
          </table:table-cell>
          <table:table-cell office:value-type="string">
            <text:p>1-2</text:p>
          </table:table-cell>
          <table:table-cell office:value-type="string">
            <text:p>4 (eyes: 7)</text:p>
          </table:table-cell>
          <table:table-cell office:value-type="string">
            <text:p>10 (B)</text:p>
          </table:table-cell>
          <table:table-cell office:value-type="string">
            <text:p>4+4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Special</text:p>
          </table:table-cell>
          <table:table-cell office:value-type="string">
            <text:p>5%</text:p>
          </table:table-cell>
          <table:table-cell office:value-type="string">
            <text:p>L (4')</text:p>
          </table:table-cell>
          <table:table-cell table:number-columns-repeated="2" office:value-type="string">
            <text:p>Nil</text:p>
          </table:table-cell>
          <table:table-cell office:value-type="string">
            <text:p>350+9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Spider - Giant - Marine</text:p>
          </table:table-cell>
          <table:table-cell office:value-type="string">
            <text:p>Vermin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table:style-name="ce3" office:value-type="string">
            <text:p>70%</text:p>
          </table:table-cell>
          <table:table-cell office:value-type="string">
            <text:p>Incidenta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7+7</text:p>
          </table:table-cell>
          <table:table-cell office:value-type="string">
            <text:p>1</text:p>
          </table:table-cell>
          <table:table-cell office:value-type="string">
            <text:p>3-12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65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8">
            <text:p>2278</text:p>
          </table:table-cell>
          <table:table-cell office:value-type="string">
            <text:p>Spriggan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table:style-name="ce7" office:value-type="string">
            <text:p>Average to Exceptional (8-16)</text:p>
          </table:table-cell>
          <table:table-cell table:style-name="ce3" office:value-type="string">
            <text:p>30%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3-12</text:p>
          </table:table-cell>
          <table:table-cell office:value-type="string">
            <text:p>3 or 5</text:p>
          </table:table-cell>
          <table:table-cell office:value-type="string">
            <text:p>9 or 15</text:p>
          </table:table-cell>
          <table:table-cell office:value-type="string">
            <text:p>4 or 8+4</text:p>
          </table:table-cell>
          <table:table-cell office:value-type="string">
            <text:p>2</text:p>
          </table:table-cell>
          <table:table-cell office:value-type="string">
            <text:p>2-8(x2) or by weapon</text:p>
          </table:table-cell>
          <table:table-cell office:value-type="string">
            <text:p>Spells; Thief abilities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 (3') or L (12')</text:p>
          </table:table-cell>
          <table:table-cell table:number-columns-repeated="2" office:value-type="string">
            <text:p>Nil</text:p>
          </table:table-cell>
          <table:table-cell office:value-type="string">
            <text:p>1000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79">
            <text:p>2279</text:p>
          </table:table-cell>
          <table:table-cell office:value-type="string">
            <text:p>Sprite - Atomie</text:p>
          </table:table-cell>
          <table:table-cell office:value-type="string">
            <text:p>Fey</text:p>
          </table:table-cell>
          <table:table-cell office:value-type="string">
            <text:p>Rare</text:p>
          </table:table-cell>
          <table:table-cell office:value-type="string">
            <text:p>Average to Very (8-12)</text:p>
          </table:table-cell>
          <table:table-cell table:style-name="ce3" office:value-type="string">
            <text:p>35%</text:p>
          </table:table-cell>
          <table:table-cell office:value-type="string">
            <text:p>M,Q,C (magic)</text:p>
          </table:table-cell>
          <table:table-cell table:style-name="ce8" office:value-type="string">
            <text:p>6 </text:p>
          </table:table-cell>
          <table:table-cell office:value-type="string">
            <text:p>30-120</text:p>
          </table:table-cell>
          <table:table-cell office:value-type="string">
            <text:p>4</text:p>
          </table:table-cell>
          <table:table-cell office:value-type="string">
            <text:p>12, Fl 24 (A)</text:p>
          </table:table-cell>
          <table:table-cell office:value-type="string">
            <text:p>1/2</text:p>
          </table:table-cell>
          <table:table-cell office:value-type="string">
            <text:p>2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20%</text:p>
          </table:table-cell>
          <table:table-cell office:value-type="string">
            <text:p>S (1')</text:p>
          </table:table-cell>
          <table:table-cell table:number-columns-repeated="2" office:value-type="string">
            <text:p>Nil</text:p>
          </table:table-cell>
          <table:table-cell office:value-type="string">
            <text:p>4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Sprite - Grig</text:p>
          </table:table-cell>
          <table:table-cell office:value-type="string">
            <text:p>Fey</text:p>
          </table:table-cell>
          <table:table-cell office:value-type="string">
            <text:p>Very Rare</text:p>
          </table:table-cell>
          <table:table-cell office:value-type="string">
            <text:p>Low to Average (5-10)</text:p>
          </table:table-cell>
          <table:table-cell table:style-name="ce3" office:value-type="string">
            <text:p>10%</text:p>
          </table:table-cell>
          <table:table-cell office:value-type="string">
            <text:p>X,Y</text:p>
          </table:table-cell>
          <table:table-cell office:value-type="string">
            <text:p>2</text:p>
          </table:table-cell>
          <table:table-cell office:value-type="string">
            <text:p>2-12 (5-50)</text:p>
          </table:table-cell>
          <table:table-cell office:value-type="string">
            <text:p>2</text:p>
          </table:table-cell>
          <table:table-cell office:value-type="string">
            <text:p>6, Jp 12</text:p>
          </table:table-cell>
          <table:table-cell office:value-type="string">
            <text:p>1/2+1</text:p>
          </table:table-cell>
          <table:table-cell office:value-type="string">
            <text:p>3 or 2</text:p>
          </table:table-cell>
          <table:table-cell office:value-type="string">
            <text:p>By weapon</text:p>
          </table:table-cell>
          <table:table-cell office:value-type="string">
            <text:p>Special</text:p>
          </table:table-cell>
          <table:table-cell office:value-type="string">
            <text:p>Spells</text:p>
          </table:table-cell>
          <table:table-cell office:value-type="string">
            <text:p>30%</text:p>
          </table:table-cell>
          <table:table-cell office:value-type="string">
            <text:p>S (1.5')</text:p>
          </table:table-cell>
          <table:table-cell table:number-columns-repeated="2" office:value-type="string">
            <text:p>Nil</text:p>
          </table:table-cell>
          <table:table-cell office:value-type="string">
            <text:p>5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81">
            <text:p>2281</text:p>
          </table:table-cell>
          <table:table-cell office:value-type="string">
            <text:p>Squeale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table:style-name="ce3" office:value-type="string">
            <text:p>15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 (2-4</text:p>
          </table:table-cell>
          <table:table-cell office:value-type="string">
            <text:p>6</text:p>
          </table:table-cell>
          <table:table-cell office:value-type="string">
            <text:p>12, Cl 9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7-12/1-3(x2)</text:p>
          </table:table-cell>
          <table:table-cell office:value-type="string">
            <text:p>Special</text:p>
          </table:table-cell>
          <table:table-cell office:value-type="string">
            <text:p>Camouflage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00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Squirrel - Carnivorous - Flying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3" office:value-type="string">
            <text:p>40%</text:p>
          </table:table-cell>
          <table:table-cell office:value-type="string">
            <text:p>Incidental</text:p>
          </table:table-cell>
          <table:table-cell office:value-type="string">
            <text:p>5</text:p>
          </table:table-cell>
          <table:table-cell office:value-type="string">
            <text:p>3-18</text:p>
          </table:table-cell>
          <table:table-cell office:value-type="string">
            <text:p>7</text:p>
          </table:table-cell>
          <table:table-cell office:value-type="string">
            <text:p>9, Fl 15 (E)</text:p>
          </table:table-cell>
          <table:table-cell office:value-type="string">
            <text:p>1-1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office:value-type="string">
            <text:p>Flying; Surprises on 4-6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6")</text:p>
          </table:table-cell>
          <table:table-cell table:number-columns-repeated="2" office:value-type="string">
            <text:p>Nil</text:p>
          </table:table-cell>
          <table:table-cell office:value-type="string">
            <text:p>1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83">
            <text:p>2283</text:p>
          </table:table-cell>
          <table:table-cell office:value-type="string">
            <text:p>Squirrel - Giant - Black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table:style-name="ce4" office:value-type="string">
            <text:p>0%</text:p>
          </table:table-cell>
          <table:table-cell office:value-type="string">
            <text:p>Incidental</text:p>
          </table:table-cell>
          <table:table-cell office:value-type="string">
            <text:p>8</text:p>
          </table:table-cell>
          <table:table-cell office:value-type="string">
            <text:p>1-12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+1</text:p>
          </table:table-cell>
          <table:table-cell office:value-type="string">
            <text:p>1</text:p>
          </table:table-cell>
          <table:table-cell office:value-type="string">
            <text:p>1-3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2')</text:p>
          </table:table-cell>
          <table:table-cell table:number-columns-repeated="2" office:value-type="string">
            <text:p>Nil</text:p>
          </table:table-cell>
          <table:table-cell office:value-type="string">
            <text:p>20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Squirrel - Ordinary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/8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4"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85">
            <text:p>2285</text:p>
          </table:table-cell>
          <table:table-cell office:value-type="string">
            <text:p>Stegocentipede</text:p>
          </table:table-cell>
          <table:table-cell office:value-type="string">
            <text:p>Vermin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 (6)</text:p>
          </table:table-cell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-8/3-12</text:p>
          </table:table-cell>
          <table:table-cell office:value-type="string">
            <text:p>Poison</text:p>
          </table:table-cell>
          <table:table-cell office:value-type="string">
            <text:p>Spine armor</text:p>
          </table:table-cell>
          <table:table-cell office:value-type="string">
            <text:p>Standard</text:p>
          </table:table-cell>
          <table:table-cell office:value-type="string">
            <text:p>L (18')</text:p>
          </table:table-cell>
          <table:table-cell table:number-columns-repeated="2" office:value-type="string">
            <text:p>Nil</text:p>
          </table:table-cell>
          <table:table-cell office:value-type="string">
            <text:p>17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Stench Kow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5-6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+3</text:p>
          </table:table-cell>
          <table:table-cell office:value-type="string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5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87">
            <text:p>2287</text:p>
          </table:table-cell>
          <table:table-cell office:value-type="string">
            <text:p>Stone Guardian</text:p>
          </table:table-cell>
          <table:table-cell office:value-type="string">
            <text:p>Construc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3" office:value-type="string">
            <text:p>10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+4</text:p>
          </table:table-cell>
          <table:table-cell office:value-type="string">
            <text:p>2</text:p>
          </table:table-cell>
          <table:table-cell office:value-type="string">
            <text:p>2-9(x2)</text:p>
          </table:table-cell>
          <table:table-cell office:value-type="string">
            <text:p>Nil</text:p>
          </table:table-cell>
          <table:table-cell table:number-columns-repeated="2" office:value-type="string">
            <text:p>Special</text:p>
          </table:table-cell>
          <table:table-cell office:value-type="string">
            <text:p>M-L</text:p>
          </table:table-cell>
          <table:table-cell table:number-columns-repeated="2" office:value-type="string">
            <text:p>Nil</text:p>
          </table:table-cell>
          <table:table-cell office:value-type="string">
            <text:p>55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Storoper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table:style-name="ce3" office:value-type="string">
            <text:p>90%</text:p>
          </table:table-cell>
          <table:table-cell office:value-type="string">
            <text:p>M,N,Qx2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-10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500+6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289">
            <text:p>2289</text:p>
          </table:table-cell>
          <table:table-cell office:value-type="string">
            <text:p>Sundew - Giant</text:p>
          </table:table-cell>
          <table:table-cell office:value-type="string">
            <text:p>Plant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Special</text:p>
          </table:table-cell>
          <table:table-cell office:value-type="string">
            <text:p>1-3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07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0">
            <text:p>2290</text:p>
          </table:table-cell>
          <table:table-cell office:value-type="string">
            <text:p>Swan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 (2-16)</text:p>
          </table:table-cell>
          <table:table-cell office:value-type="string">
            <text:p>7</text:p>
          </table:table-cell>
          <table:table-cell office:value-type="string">
            <text:p>3, Fl 18 (D)</text:p>
          </table:table-cell>
          <table:table-cell office:value-type="string">
            <text:p>1+2</text:p>
          </table:table-cell>
          <table:table-cell office:value-type="string">
            <text:p>3</text:p>
          </table:table-cell>
          <table:table-cell office:value-type="string">
            <text:p>1(x2)/1-2</text:p>
          </table:table-cell>
          <table:table-cell office:value-type="string">
            <text:p>Special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M (8')</text:p>
          </table:table-cell>
          <table:table-cell table:number-columns-repeated="4"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Swanmay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office:value-type="string">
            <text:p>High to Genius (13-18)</text:p>
          </table:table-cell>
          <table:table-cell table:style-name="ce4" office:value-type="string">
            <text:p>0%</text:p>
          </table:table-cell>
          <table:table-cell office:value-type="string">
            <text:p>Special</text:p>
          </table:table-cell>
          <table:table-cell office:value-type="string">
            <text:p>2</text:p>
          </table:table-cell>
          <table:table-cell office:value-type="string">
            <text:p>1 (2-5)</text:p>
          </table:table-cell>
          <table:table-cell office:value-type="string">
            <text:p>7</text:p>
          </table:table-cell>
          <table:table-cell office:value-type="string">
            <text:p>3 or 15, Fl 18 (D)</text:p>
          </table:table-cell>
          <table:table-cell office:value-type="string">
            <text:p>2 or more</text:p>
          </table:table-cell>
          <table:table-cell office:value-type="string">
            <text:p>As swan or human</text:p>
          </table:table-cell>
          <table:table-cell office:value-type="string">
            <text:p>As swan or 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2% per HD</text:p>
          </table:table-cell>
          <table:table-cell office:value-type="string">
            <text:p>M</text:p>
          </table:table-cell>
          <table:table-cell office:value-type="string">
            <text:p>Unlikely</text:p>
          </table:table-cell>
          <table:table-cell office:value-type="string">
            <text:p>Special</text:p>
          </table:table-cell>
          <table:table-cell office:value-type="string">
            <text:p>Variabl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2">
            <text:p>2292</text:p>
          </table:table-cell>
          <table:table-cell office:value-type="string">
            <text:p>Swordfish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8</text:p>
          </table:table-cell>
          <table:table-cell office:value-type="string">
            <text:p>6</text:p>
          </table:table-cell>
          <table:table-cell office:value-type="string">
            <text:p>Sw 24</text:p>
          </table:table-cell>
          <table:table-cell office:value-type="string">
            <text:p>1+1 to 3+3</text:p>
          </table:table-cell>
          <table:table-cell office:value-type="string">
            <text:p>1</text:p>
          </table:table-cell>
          <table:table-cell office:value-type="string">
            <text:p>2-12, 3-12, or 4-1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-L</text:p>
          </table:table-cell>
          <table:table-cell table:number-columns-repeated="2" office:value-type="string">
            <text:p>Nil</text:p>
          </table:table-cell>
          <table:table-cell office:value-type="string">
            <text:p>35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3">
            <text:p>2293</text:p>
          </table:table-cell>
          <table:table-cell office:value-type="string">
            <text:p>Taer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4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1-30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3+6</text:p>
          </table:table-cell>
          <table:table-cell office:value-type="string">
            <text:p>3 or 1</text:p>
          </table:table-cell>
          <table:table-cell office:value-type="string">
            <text:p>1-6/1-4(x2) or by weapon</text:p>
          </table:table-cell>
          <table:table-cell office:value-type="string">
            <text:p>Stench</text:p>
          </table:table-cell>
          <table:table-cell office:value-type="string">
            <text:p>Immune to cold</text:p>
          </table:table-cell>
          <table:table-cell office:value-type="string">
            <text:p>Standard</text:p>
          </table:table-cell>
          <table:table-cell office:value-type="string">
            <text:p>M (6.5')</text:p>
          </table:table-cell>
          <table:table-cell table:number-columns-repeated="2" office:value-type="string">
            <text:p>Nil</text:p>
          </table:table-cell>
          <table:table-cell office:value-type="string">
            <text:p>15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Tarrasque</text:p>
          </table:table-cell>
          <table:table-cell office:value-type="string">
            <text:p>Monster</text:p>
          </table:table-cell>
          <table:table-cell office:value-type="string">
            <text:p>Unique</text:p>
          </table:table-cell>
          <table:table-cell office:value-type="string">
            <text:p>Animal (1)</text:p>
          </table:table-cell>
          <table:table-cell table:style-name="ce3" office:value-type="string">
            <text:p>Special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-3</text:p>
          </table:table-cell>
          <table:table-cell office:value-type="string">
            <text:p>9, Charge 15</text:p>
          </table:table-cell>
          <table:table-cell office:value-type="string">
            <text:p>300 hp</text:p>
          </table:table-cell>
          <table:table-cell office:value-type="string">
            <text:p>6</text:p>
          </table:table-cell>
          <table:table-cell office:value-type="string">
            <text:p>1-12(x2)/2-24/5-50/1-10(x2)</text:p>
          </table:table-cell>
          <table:table-cell office:value-type="string">
            <text:p>Sharpness bite; Terror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50')</text:p>
          </table:table-cell>
          <table:table-cell office:value-type="string">
            <text:p>Immune to psionics</text:p>
          </table:table-cell>
          <table:table-cell office:value-type="string">
            <text:p>Nil</text:p>
          </table:table-cell>
          <table:table-cell office:value-type="string">
            <text:p>375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Tasloi</text:p>
          </table:table-cell>
          <table:table-cell office:value-type="string">
            <text:p>Humanoid</text:p>
          </table:table-cell>
          <table:table-cell office:value-type="string">
            <text:p>Rare</text:p>
          </table:table-cell>
          <table:table-cell office:value-type="string">
            <text:p>Low to Average (5-10)</text:p>
          </table:table-cell>
          <table:table-cell table:style-name="ce3" office:value-type="string">
            <text:p>30%</text:p>
          </table:table-cell>
          <table:table-cell office:value-type="string">
            <text:p>Qx5</text:p>
          </table:table-cell>
          <table:table-cell office:value-type="string">
            <text:p>9</text:p>
          </table:table-cell>
          <table:table-cell office:value-type="string">
            <text:p>10-100</text:p>
          </table:table-cell>
          <table:table-cell office:value-type="string">
            <text:p>6 (5)</text:p>
          </table:table-cell>
          <table:table-cell office:value-type="string">
            <text:p>9, Cl 15</text:p>
          </table:table-cell>
          <table:table-cell office:value-type="string">
            <text:p>1</text:p>
          </table:table-cell>
          <table:table-cell office:value-type="string">
            <text:p>2 or 1</text:p>
          </table:table-cell>
          <table:table-cell office:value-type="string">
            <text:p>1-3(x2) or by weapon</text:p>
          </table:table-cell>
          <table:table-cell office:value-type="string">
            <text:p>Surprise on 1-4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2-3')</text:p>
          </table:table-cell>
          <table:table-cell table:number-columns-repeated="2" office:value-type="string">
            <text:p>Nil</text:p>
          </table:table-cell>
          <table:table-cell office:value-type="string">
            <text:p>1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Termite - Giant Harvester - Soldier</text:p>
          </table:table-cell>
          <table:table-cell office:value-type="string">
            <text:p>Vermin</text:p>
          </table:table-cell>
          <table:table-cell office:value-type="string">
            <text:p>Special</text:p>
          </table:table-cell>
          <table:table-cell office:value-type="string">
            <text:p>Semi (2-4)</text:p>
          </table:table-cell>
          <table:table-cell table:style-name="ce3" office:value-type="string">
            <text:p>2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3-18</text:p>
          </table:table-cell>
          <table:table-cell office:value-type="string">
            <text:p>2 (8)</text:p>
          </table:table-cell>
          <table:table-cell office:value-type="string">
            <text:p>9</text:p>
          </table:table-cell>
          <table:table-cell office:value-type="string">
            <text:p>2+2</text:p>
          </table:table-cell>
          <table:table-cell office:value-type="string">
            <text:p>1</text:p>
          </table:table-cell>
          <table:table-cell office:value-type="string">
            <text:p>1-4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4.5')</text:p>
          </table:table-cell>
          <table:table-cell table:number-columns-repeated="2" office:value-type="string">
            <text:p>Nil</text:p>
          </table:table-cell>
          <table:table-cell office:value-type="string">
            <text:p>50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Termite - Giant Harvester - Worker</text:p>
          </table:table-cell>
          <table:table-cell office:value-type="string">
            <text:p>Vermin</text:p>
          </table:table-cell>
          <table:table-cell office:value-type="string">
            <text:p>Special</text:p>
          </table:table-cell>
          <table:table-cell office:value-type="string">
            <text:p>Animal (1)</text:p>
          </table:table-cell>
          <table:table-cell table:style-name="ce3" office:value-type="string">
            <text:p>2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6-60</text:p>
          </table:table-cell>
          <table:table-cell office:value-type="string">
            <text:p>2 (10)</text:p>
          </table:table-cell>
          <table:table-cell office:value-type="string">
            <text:p>9</text:p>
          </table:table-cell>
          <table:table-cell office:value-type="string">
            <text:p>1+2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20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8">
            <text:p>2298</text:p>
          </table:table-cell>
          <table:table-cell office:value-type="string">
            <text:p>Thessalhydra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5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2</text:p>
          </table:table-cell>
          <table:table-cell office:value-type="string">
            <text:p>Up to 10</text:p>
          </table:table-cell>
          <table:table-cell office:value-type="string">
            <text:p>1-6(x8)/1-12/1-20</text:p>
          </table:table-cell>
          <table:table-cell office:value-type="string">
            <text:p>Acid saliva and spitting</text:p>
          </table:table-cell>
          <table:table-cell office:value-type="string">
            <text:p>Immune to acid</text:p>
          </table:table-cell>
          <table:table-cell office:value-type="string">
            <text:p>Standard</text:p>
          </table:table-cell>
          <table:table-cell office:value-type="string">
            <text:p>L (36')</text:p>
          </table:table-cell>
          <table:table-cell table:number-columns-repeated="2" office:value-type="string">
            <text:p>Nil</text:p>
          </table:table-cell>
          <table:table-cell office:value-type="string">
            <text:p>5800+1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Thri-kreen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table:style-name="ce3" office:value-type="string">
            <text:p>5%</text:p>
          </table:table-cell>
          <table:table-cell office:value-type="string">
            <text:p>Q</text:p>
          </table:table-cell>
          <table:table-cell office:value-type="string">
            <text:p>6</text:p>
          </table:table-cell>
          <table:table-cell office:value-type="string">
            <text:p>2-12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6+3</text:p>
          </table:table-cell>
          <table:table-cell office:value-type="string">
            <text:p>5 or 3</text:p>
          </table:table-cell>
          <table:table-cell office:value-type="string">
            <text:p>1-4(x4)/2-5 or by weapon +2</text:p>
          </table:table-cell>
          <table:table-cell office:value-type="string">
            <text:p>Special</text:p>
          </table:table-cell>
          <table:table-cell office:value-type="string">
            <text:p>Dodge missiles on roll of 9 or better</text:p>
          </table:table-cell>
          <table:table-cell office:value-type="string">
            <text:p>Standard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80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Thunder Beast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5-20</text:p>
          </table:table-cell>
          <table:table-cell office:value-type="string">
            <text:p>4</text:p>
          </table:table-cell>
          <table:table-cell office:value-type="string">
            <text:p>9, Charge 18</text:p>
          </table:table-cell>
          <table:table-cell office:value-type="string">
            <text:p>4+1 to 9+1</text:p>
          </table:table-cell>
          <table:table-cell office:value-type="string">
            <text:p>1</text:p>
          </table:table-cell>
          <table:table-cell office:value-type="string">
            <text:p>2-12</text:p>
          </table:table-cell>
          <table:table-cell office:value-type="string">
            <text:p>Trampling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650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Thunderherder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table:style-name="ce3" office:value-type="string">
            <text:p>5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0-100</text:p>
          </table:table-cell>
          <table:table-cell office:value-type="string">
            <text:p>3</text:p>
          </table:table-cell>
          <table:table-cell office:value-type="string">
            <text:p>20, Br 9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Nil</text:p>
          </table:table-cell>
          <table:table-cell office:value-type="string">
            <text:p>Earthquak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5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2">
            <text:p>2302</text:p>
          </table:table-cell>
          <table:table-cell office:value-type="string">
            <text:p>Transposer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6 (up to 48 hp)</text:p>
          </table:table-cell>
          <table:table-cell office:value-type="string">
            <text:p>2</text:p>
          </table:table-cell>
          <table:table-cell office:value-type="string">
            <text:p>1-6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 (5')</text:p>
          </table:table-cell>
          <table:table-cell table:number-columns-repeated="2" office:value-type="string">
            <text:p>Nil</text:p>
          </table:table-cell>
          <table:table-cell office:value-type="string">
            <text:p>525+7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Tri-Flower Frond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10</text:p>
          </table:table-cell>
          <table:table-cell office:value-type="string">
            <text:p>9</text:p>
          </table:table-cell>
          <table:table-cell office:value-type="string">
            <text:p>Nil</text:p>
          </table:table-cell>
          <table:table-cell office:value-type="string">
            <text:p>2+8</text:p>
          </table:table-cell>
          <table:table-cell table:number-columns-repeated="2" office:value-type="string">
            <text:p>Special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20+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4">
            <text:p>2304</text:p>
          </table:table-cell>
          <table:table-cell office:value-type="string">
            <text:p>Troll - Marine (Scrag) - Fresh</text:p>
          </table:table-cell>
          <table:table-cell office:value-type="string">
            <text:p>Giant</text:p>
          </table:table-cell>
          <table:table-cell office:value-type="string">
            <text:p>Rare</text:p>
          </table:table-cell>
          <table:table-cell office:value-type="string">
            <text:p>Semi to Low (2-7)</text:p>
          </table:table-cell>
          <table:table-cell table:style-name="ce3" office:value-type="string">
            <text:p>20%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1-6</text:p>
          </table:table-cell>
          <table:table-cell office:value-type="string">
            <text:p>3</text:p>
          </table:table-cell>
          <table:table-cell office:value-type="string">
            <text:p>3, Sw 15</text:p>
          </table:table-cell>
          <table:table-cell office:value-type="string">
            <text:p>5+5</text:p>
          </table:table-cell>
          <table:table-cell office:value-type="string">
            <text:p>3</text:p>
          </table:table-cell>
          <table:table-cell office:value-type="string">
            <text:p>2-5(x2)/3-12</text:p>
          </table:table-cell>
          <table:table-cell office:value-type="string">
            <text:p>Special</text:p>
          </table:table-cell>
          <table:table-cell office:value-type="string">
            <text:p>Regeneration</text:p>
          </table:table-cell>
          <table:table-cell office:value-type="string">
            <text:p>Standard</text:p>
          </table:table-cell>
          <table:table-cell office:value-type="string">
            <text:p>M (7'+)</text:p>
          </table:table-cell>
          <table:table-cell table:number-columns-repeated="2" office:value-type="string">
            <text:p>Nil</text:p>
          </table:table-cell>
          <table:table-cell office:value-type="string">
            <text:p>400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5">
            <text:p>2305</text:p>
          </table:table-cell>
          <table:table-cell office:value-type="string">
            <text:p>Troll - Marine (Scrag) - Salt</text:p>
          </table:table-cell>
          <table:table-cell office:value-type="string">
            <text:p>Giant</text:p>
          </table:table-cell>
          <table:table-cell office:value-type="string">
            <text:p>Uncommon</text:p>
          </table:table-cell>
          <table:table-cell office:value-type="string">
            <text:p>Low to Average (5-10)</text:p>
          </table:table-cell>
          <table:table-cell table:style-name="ce3" office:value-type="string">
            <text:p>15%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1-8</text:p>
          </table:table-cell>
          <table:table-cell office:value-type="string">
            <text:p>2</text:p>
          </table:table-cell>
          <table:table-cell office:value-type="string">
            <text:p>3, Sw 12</text:p>
          </table:table-cell>
          <table:table-cell office:value-type="string">
            <text:p>6+12</text:p>
          </table:table-cell>
          <table:table-cell office:value-type="string">
            <text:p>3</text:p>
          </table:table-cell>
          <table:table-cell office:value-type="string">
            <text:p>1-4(x2)/9-16</text:p>
          </table:table-cell>
          <table:table-cell office:value-type="string">
            <text:p>Special</text:p>
          </table:table-cell>
          <table:table-cell office:value-type="string">
            <text:p>Regeneration</text:p>
          </table:table-cell>
          <table:table-cell office:value-type="string">
            <text:p>Standard</text:p>
          </table:table-cell>
          <table:table-cell office:value-type="string">
            <text:p>L (10')</text:p>
          </table:table-cell>
          <table:table-cell table:number-columns-repeated="2" office:value-type="string">
            <text:p>Nil</text:p>
          </table:table-cell>
          <table:table-cell office:value-type="string">
            <text:p>900+1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6">
            <text:p>2306</text:p>
          </table:table-cell>
          <table:table-cell office:value-type="string">
            <text:p>Twilight Bloom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8</text:p>
          </table:table-cell>
          <table:table-cell office:value-type="string">
            <text:p>Nil</text:p>
          </table:table-cell>
          <table:table-cell office:value-type="string">
            <text:p>3+8</text:p>
          </table:table-cell>
          <table:table-cell table:number-columns-repeated="3"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2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7">
            <text:p>2307</text:p>
          </table:table-cell>
          <table:table-cell office:value-type="string">
            <text:p>Urchin - Land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+3</text:p>
          </table:table-cell>
          <table:table-cell office:value-type="string">
            <text:p>2-12</text:p>
          </table:table-cell>
          <table:table-cell office:value-type="string">
            <text:p>1-2</text:p>
          </table:table-cell>
          <table:table-cell office:value-type="string">
            <text:p>Paralysis</text:p>
          </table:table-cell>
          <table:table-cell office:value-type="string">
            <text:p>Smoke cloud</text:p>
          </table:table-cell>
          <table:table-cell office:value-type="string">
            <text:p>Standard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15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8">
            <text:p>2308</text:p>
          </table:table-cell>
          <table:table-cell office:value-type="string">
            <text:p>Ustilagor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Unratable</text:p>
          </table:table-cell>
          <table:table-cell table:style-name="ce3" office:value-type="string">
            <text:p>90%</text:p>
          </table:table-cell>
          <table:table-cell office:value-type="string">
            <text:p>Qx1d20</text:p>
          </table:table-cell>
          <table:table-cell office:value-type="string">
            <text:p>8</text:p>
          </table:table-cell>
          <table:table-cell office:value-type="string">
            <text:p>1-3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+3</text:p>
          </table:table-cell>
          <table:table-cell office:value-type="string">
            <text:p>1</text:p>
          </table:table-cell>
          <table:table-cell office:value-type="string">
            <text:p>2-5</text:p>
          </table:table-cell>
          <table:table-cell office:value-type="string">
            <text:p>Poison; Psionics</text:p>
          </table:table-cell>
          <table:table-cell office:value-type="string">
            <text:p>Psionics</text:p>
          </table:table-cell>
          <table:table-cell office:value-type="string">
            <text:p>Special</text:p>
          </table:table-cell>
          <table:table-cell office:value-type="string">
            <text:p>S (1-1.5')</text:p>
          </table:table-cell>
          <table:table-cell office:value-type="string">
            <text:p>155-180</text:p>
          </table:table-cell>
          <table:table-cell office:value-type="string">
            <text:p>D/F</text:p>
          </table:table-cell>
          <table:table-cell office:value-type="string">
            <text:p>13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09">
            <text:p>2309</text:p>
          </table:table-cell>
          <table:table-cell office:value-type="string">
            <text:p>Vagabond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Genius to Supra-genius (17-20)</text:p>
          </table:table-cell>
          <table:table-cell table:style-name="ce4" office:value-type="string">
            <text:p>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5" office:value-type="string">
            <text:p>As form</text:p>
          </table:table-cell>
          <table:table-cell office:value-type="string">
            <text:p>Nil</text:p>
          </table:table-cell>
          <table:table-cell table:number-columns-repeated="3" office:value-type="string">
            <text:p>As form</text:p>
          </table:table-cell>
          <table:table-cell office:value-type="string">
            <text:p>201-300</text:p>
          </table:table-cell>
          <table:table-cell office:value-type="string">
            <text:p>All/All</text:p>
          </table:table-cell>
          <table:table-cell office:value-type="string">
            <text:p>Variabl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Vargouille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80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1-20</text:p>
          </table:table-cell>
          <table:table-cell office:value-type="string">
            <text:p>8</text:p>
          </table:table-cell>
          <table:table-cell office:value-type="string">
            <text:p>Fl 12 (B)</text:p>
          </table:table-cell>
          <table:table-cell office:value-type="string">
            <text:p>1+1</text:p>
          </table:table-cell>
          <table:table-cell office:value-type="string">
            <text:p>1</text:p>
          </table:table-cell>
          <table:table-cell office:value-type="string">
            <text:p>1-4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118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1">
            <text:p>2311</text:p>
          </table:table-cell>
          <table:table-cell office:value-type="string">
            <text:p>Vegepygmy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3" office:value-type="string">
            <text:p>40%</text:p>
          </table:table-cell>
          <table:table-cell office:value-type="string">
            <text:p>O,P</text:p>
          </table:table-cell>
          <table:table-cell office:value-type="string">
            <text:p>5</text:p>
          </table:table-cell>
          <table:table-cell office:value-type="string">
            <text:p>30-30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 to 6</text:p>
          </table:table-cell>
          <table:table-cell office:value-type="string">
            <text:p>1</text:p>
          </table:table-cell>
          <table:table-cell office:value-type="string">
            <text:p>1-6 or by weapon</text:p>
          </table:table-cell>
          <table:table-cell table:number-columns-repeated="3" office:value-type="string">
            <text:p>Special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53+1 to 425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Verme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 (Body 5)</text:p>
          </table:table-cell>
          <table:table-cell office:value-type="string">
            <text:p>18</text:p>
          </table:table-cell>
          <table:table-cell office:value-type="string">
            <text:p>18+18</text:p>
          </table:table-cell>
          <table:table-cell office:value-type="string">
            <text:p>1</text:p>
          </table:table-cell>
          <table:table-cell office:value-type="string">
            <text:p>7-28</text:p>
          </table:table-cell>
          <table:table-cell office:value-type="string">
            <text:p>Swallow whole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50-80')</text:p>
          </table:table-cell>
          <table:table-cell table:number-columns-repeated="2" office:value-type="string">
            <text:p>Nil</text:p>
          </table:table-cell>
          <table:table-cell office:value-type="string">
            <text:p>8550+2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3">
            <text:p>2313</text:p>
          </table:table-cell>
          <table:table-cell office:value-type="string">
            <text:p>Vilstrak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5%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2-2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1-2</text:p>
          </table:table-cell>
          <table:table-cell office:value-type="string">
            <text:p>2</text:p>
          </table:table-cell>
          <table:table-cell office:value-type="string">
            <text:p>2-5(x2)</text:p>
          </table:table-cell>
          <table:table-cell office:value-type="string">
            <text:p>Surprise on 1-4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7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Vulchling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table:style-name="ce3" office:value-type="string">
            <text:p>25%</text:p>
          </table:table-cell>
          <table:table-cell office:value-type="string">
            <text:p>J,K,L,M</text:p>
          </table:table-cell>
          <table:table-cell office:value-type="string">
            <text:p>9</text:p>
          </table:table-cell>
          <table:table-cell office:value-type="string">
            <text:p>2-16</text:p>
          </table:table-cell>
          <table:table-cell office:value-type="string">
            <text:p>7</text:p>
          </table:table-cell>
          <table:table-cell office:value-type="string">
            <text:p>6, Fl 3 (C)</text:p>
          </table:table-cell>
          <table:table-cell office:value-type="string">
            <text:p>1</text:p>
          </table:table-cell>
          <table:table-cell office:value-type="string">
            <text:p>1 or 2</text:p>
          </table:table-cell>
          <table:table-cell office:value-type="string">
            <text:p>2-5 or 1-4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0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5">
            <text:p>2315</text:p>
          </table:table-cell>
          <table:table-cell office:value-type="string">
            <text:p>Vulture - Giant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2-12</text:p>
          </table:table-cell>
          <table:table-cell office:value-type="string">
            <text:p>7</text:p>
          </table:table-cell>
          <table:table-cell office:value-type="string">
            <text:p>3, Fl 24 (D)</text:p>
          </table:table-cell>
          <table:table-cell office:value-type="string">
            <text:p>2+1</text:p>
          </table:table-cell>
          <table:table-cell office:value-type="string">
            <text:p>1</text:p>
          </table:table-cell>
          <table:table-cell office:value-type="string">
            <text:p>1-4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2'+)</text:p>
          </table:table-cell>
          <table:table-cell table:number-columns-repeated="2" office:value-type="string">
            <text:p>Nil</text:p>
          </table:table-cell>
          <table:table-cell office:value-type="string">
            <text:p>20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6">
            <text:p>2316</text:p>
          </table:table-cell>
          <table:table-cell office:value-type="string">
            <text:p>Vulture - Ordinary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4-24</text:p>
          </table:table-cell>
          <table:table-cell office:value-type="string">
            <text:p>6</text:p>
          </table:table-cell>
          <table:table-cell office:value-type="string">
            <text:p>3, Fl 27 (E)</text:p>
          </table:table-cell>
          <table:table-cell office:value-type="string">
            <text:p>1+1</text:p>
          </table:table-cell>
          <table:table-cell office:value-type="string">
            <text:p>1</text:p>
          </table:table-cell>
          <table:table-cell office:value-type="string">
            <text:p>1-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5-6'+)</text:p>
          </table:table-cell>
          <table:table-cell table:number-columns-repeated="2" office:value-type="string">
            <text:p>Nil</text:p>
          </table:table-cell>
          <table:table-cell table:style-name="ce4" office:value-type="string">
            <text:p>35+2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7">
            <text:p>2317</text:p>
          </table:table-cell>
          <table:table-cell office:value-type="string">
            <text:p>Weasel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-2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1/4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Webbird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2-48</text:p>
          </table:table-cell>
          <table:table-cell office:value-type="string">
            <text:p>8</text:p>
          </table:table-cell>
          <table:table-cell office:value-type="string">
            <text:p>3, Fl 18</text:p>
          </table:table-cell>
          <table:table-cell office:value-type="string">
            <text:p>1/2</text:p>
          </table:table-cell>
          <table:table-cell table:number-columns-repeated="2" office:value-type="string">
            <text:p>1</text:p>
          </table:table-cell>
          <table:table-cell office:value-type="string">
            <text:p>Webs; Egg inserti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7+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19">
            <text:p>2319</text:p>
          </table:table-cell>
          <table:table-cell office:value-type="string">
            <text:p>Wemic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table:style-name="ce3" office:value-type="string">
            <text:p>50%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2-16</text:p>
          </table:table-cell>
          <table:table-cell office:value-type="string">
            <text:p>6 (5)</text:p>
          </table:table-cell>
          <table:table-cell office:value-type="string">
            <text:p>12</text:p>
          </table:table-cell>
          <table:table-cell office:value-type="string">
            <text:p>5+8</text:p>
          </table:table-cell>
          <table:table-cell office:value-type="string">
            <text:p>3</text:p>
          </table:table-cell>
          <table:table-cell office:value-type="string">
            <text:p>1-4(x2)/by weapon</text:p>
          </table:table-cell>
          <table:table-cell office:value-type="string">
            <text:p>Nil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L (7')</text:p>
          </table:table-cell>
          <table:table-cell table:number-columns-repeated="2" office:value-type="string">
            <text:p>Nil</text:p>
          </table:table-cell>
          <table:table-cell office:value-type="string">
            <text:p>200+7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20">
            <text:p>2320</text:p>
          </table:table-cell>
          <table:table-cell office:value-type="string">
            <text:p>Willow - Black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Low to Very (5-12)</text:p>
          </table:table-cell>
          <table:table-cell table:style-name="ce3" office:value-type="string">
            <text:p>100%</text:p>
          </table:table-cell>
          <table:table-cell office:value-type="string">
            <text:p>Specia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/4</text:p>
          </table:table-cell>
          <table:table-cell office:value-type="string">
            <text:p>12 to 19</text:p>
          </table:table-cell>
          <table:table-cell office:value-type="string">
            <text:p>7 to 12</text:p>
          </table:table-cell>
          <table:table-cell office:value-type="string">
            <text:p>1-4 each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6-9')</text:p>
          </table:table-cell>
          <table:table-cell table:number-columns-repeated="2" office:value-type="string">
            <text:p>Nil</text:p>
          </table:table-cell>
          <table:table-cell office:value-type="string">
            <text:p>2400+20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2321">
            <text:p>2321</text:p>
          </table:table-cell>
          <table:table-cell office:value-type="string">
            <text:p>Wolf-in-Sheep's-Clothing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/5/7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 to 3</text:p>
          </table:table-cell>
          <table:table-cell office:value-type="string">
            <text:p>1-4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90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22">
            <text:p>2322</text:p>
          </table:table-cell>
          <table:table-cell office:value-type="string">
            <text:p>Wolfwere</text:p>
          </table:table-cell>
          <table:table-cell office:value-type="string">
            <text:p>Monstrous Humanoid</text:p>
          </table:table-cell>
          <table:table-cell office:value-type="string">
            <text:p>Rare</text:p>
          </table:table-cell>
          <table:table-cell office:value-type="string">
            <text:p>High to Exceptional (13-16)</text:p>
          </table:table-cell>
          <table:table-cell table:style-name="ce3" office:value-type="string">
            <text:p>35%</text:p>
          </table:table-cell>
          <table:table-cell office:value-type="string">
            <text:p>B, 50% of S,T</text:p>
          </table:table-cell>
          <table:table-cell office:value-type="string">
            <text:p>9</text:p>
          </table:table-cell>
          <table:table-cell office:value-type="string">
            <text:p>1-3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5+1</text:p>
          </table:table-cell>
          <table:table-cell office:value-type="string">
            <text:p>1 or 2</text:p>
          </table:table-cell>
          <table:table-cell office:value-type="string">
            <text:p>2-12/by weapon</text:p>
          </table:table-cell>
          <table:table-cell office:value-type="string">
            <text:p>Singing brings on lethargy</text:p>
          </table:table-cell>
          <table:table-cell office:value-type="string">
            <text:p>+1 or iron to hit</text:p>
          </table:table-cell>
          <table:table-cell office:value-type="string">
            <text:p>1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560+6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23">
            <text:p>2323</text:p>
          </table:table-cell>
          <table:table-cell office:value-type="string">
            <text:p>Worm - Tenebrous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table:number-columns-repeated="3"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-20</text:p>
          </table:table-cell>
          <table:table-cell office:value-type="string">
            <text:p>Acid</text:p>
          </table:table-cell>
          <table:table-cell office:value-type="string">
            <text:p>Poison bristles</text:p>
          </table:table-cell>
          <table:table-cell office:value-type="string">
            <text:p>Standard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2400+2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24">
            <text:p>2324</text:p>
          </table:table-cell>
          <table:table-cell office:value-type="string">
            <text:p>Worm - Tunnel</text:p>
          </table:table-cell>
          <table:table-cell office:value-type="string">
            <text:p>Vermin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table:style-name="ce3" office:value-type="string">
            <text:p>75%</text:p>
          </table:table-cell>
          <table:table-cell office:value-type="string">
            <text:p>M,N,Qx2</text:p>
          </table:table-cell>
          <table:table-cell office:value-type="string">
            <text:p>5</text:p>
          </table:table-cell>
          <table:table-cell office:value-type="string">
            <text:p>1-6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9+3</text:p>
          </table:table-cell>
          <table:table-cell office:value-type="string">
            <text:p>1</text:p>
          </table:table-cell>
          <table:table-cell office:value-type="string">
            <text:p>2-16</text:p>
          </table:table-cell>
          <table:table-cell office:value-type="string">
            <text:p>Lunge at +2 to hit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)</text:p>
          </table:table-cell>
          <table:table-cell table:number-columns-repeated="2" office:value-type="string">
            <text:p>Nil</text:p>
          </table:table-cell>
          <table:table-cell office:value-type="string">
            <text:p>1350+1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25">
            <text:p>2325</text:p>
          </table:table-cell>
          <table:table-cell office:value-type="string">
            <text:p>Xag-Ya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5 to 8</text:p>
          </table:table-cell>
          <table:table-cell office:value-type="string">
            <text:p>1</text:p>
          </table:table-cell>
          <table:table-cell office:value-type="string">
            <text:p>7-12</text:p>
          </table:table-cell>
          <table:table-cell office:value-type="string">
            <text:p>Energy blast or drain</text:p>
          </table:table-cell>
          <table:table-cell office:value-type="string">
            <text:p>+1 to hit</text:p>
          </table:table-cell>
          <table:table-cell office:value-type="string">
            <text:p>15%</text:p>
          </table:table-cell>
          <table:table-cell office:value-type="string">
            <text:p>M</text:p>
          </table:table-cell>
          <table:table-cell office:value-type="string">
            <text:p>130-180</text:p>
          </table:table-cell>
          <table:table-cell office:value-type="string">
            <text:p>All/All</text:p>
          </table:table-cell>
          <table:table-cell office:value-type="string">
            <text:p>1100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26">
            <text:p>2326</text:p>
          </table:table-cell>
          <table:table-cell office:value-type="string">
            <text:p>Xeg-Yi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5 to 8</text:p>
          </table:table-cell>
          <table:table-cell office:value-type="string">
            <text:p>1</text:p>
          </table:table-cell>
          <table:table-cell office:value-type="string">
            <text:p>7-12</text:p>
          </table:table-cell>
          <table:table-cell office:value-type="string">
            <text:p>Energy blast or drain</text:p>
          </table:table-cell>
          <table:table-cell office:value-type="string">
            <text:p>+1 to hit</text:p>
          </table:table-cell>
          <table:table-cell office:value-type="string">
            <text:p>15%</text:p>
          </table:table-cell>
          <table:table-cell office:value-type="string">
            <text:p>M</text:p>
          </table:table-cell>
          <table:table-cell office:value-type="string">
            <text:p>130-180</text:p>
          </table:table-cell>
          <table:table-cell office:value-type="string">
            <text:p>All/All</text:p>
          </table:table-cell>
          <table:table-cell office:value-type="string">
            <text:p>1100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27">
            <text:p>2327</text:p>
          </table:table-cell>
          <table:table-cell office:value-type="string">
            <text:p>Xare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table:style-name="ce3" office:value-type="string">
            <text:p>70%</text:p>
          </table:table-cell>
          <table:table-cell office:value-type="string">
            <text:p>Special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+5</text:p>
          </table:table-cell>
          <table:table-cell office:value-type="string">
            <text:p>4</text:p>
          </table:table-cell>
          <table:table-cell office:value-type="string">
            <text:p>1-3(x3)/4-16</text:p>
          </table:table-cell>
          <table:table-cell office:value-type="string">
            <text:p>Surprise on 1-5</text:p>
          </table:table-cell>
          <table:table-cell office:value-type="string">
            <text:p>Immune to fire and cold</text:p>
          </table:table-cell>
          <table:table-cell office:value-type="string">
            <text:p>Standard</text:p>
          </table:table-cell>
          <table:table-cell office:value-type="string">
            <text:p>M (4')</text:p>
          </table:table-cell>
          <table:table-cell table:number-columns-repeated="2" office:value-type="string">
            <text:p>Nil</text:p>
          </table:table-cell>
          <table:table-cell office:value-type="string">
            <text:p>55+8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28">
            <text:p>2328</text:p>
          </table:table-cell>
          <table:table-cell office:value-type="string">
            <text:p>Yochlol (Handmaiden of Lolth)</text:p>
          </table:table-cell>
          <table:table-cell office:value-type="string">
            <text:p>Monster</text:p>
          </table:table-cell>
          <table:table-cell office:value-type="string">
            <text:p>Common (Very Rare)</text:p>
          </table:table-cell>
          <table:table-cell office:value-type="string">
            <text:p>High (13-14)</text:p>
          </table:table-cell>
          <table:table-cell table:style-name="ce4" office:value-type="string">
            <text:p>0%</text:p>
          </table:table-cell>
          <table:table-cell office:value-type="string">
            <text:p>Nil</text:p>
          </table:table-cell>
          <table:table-cell office:value-type="string">
            <text:p>9</text:p>
          </table:table-cell>
          <table:table-cell office:value-type="string">
            <text:p>1-4 (1)</text:p>
          </table:table-cell>
          <table:table-cell office:value-type="string">
            <text:p>-10 (10)</text:p>
          </table:table-cell>
          <table:table-cell office:value-type="string">
            <text:p>12</text:p>
          </table:table-cell>
          <table:table-cell office:value-type="string">
            <text:p>6 (1-10)</text:p>
          </table:table-cell>
          <table:table-cell table:number-columns-repeated="4"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M</text:p>
          </table:table-cell>
          <table:table-cell office:value-type="string">
            <text:p>133</text:p>
          </table:table-cell>
          <table:table-cell office:value-type="string">
            <text:p>CD/FH</text:p>
          </table:table-cell>
          <table:table-cell office:value-type="string">
            <text:p>1275+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29">
            <text:p>2329</text:p>
          </table:table-cell>
          <table:table-cell office:value-type="string">
            <text:p>Yuan-ti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table:style-name="ce3" office:value-type="string">
            <text:p>70%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1-4</text:p>
          </table:table-cell>
          <table:table-cell office:value-type="string">
            <text:p>4/0</text:p>
          </table:table-cell>
          <table:table-cell office:value-type="string">
            <text:p>12 or 9</text:p>
          </table:table-cell>
          <table:table-cell office:value-type="string">
            <text:p>6 to 9</text:p>
          </table:table-cell>
          <table:table-cell office:value-type="string">
            <text:p>2</text:p>
          </table:table-cell>
          <table:table-cell office:value-type="string">
            <text:p>Special</text:p>
          </table:table-cell>
          <table:table-cell office:value-type="string">
            <text:p>Spells</text:p>
          </table:table-cell>
          <table:table-cell office:value-type="string">
            <text:p>Nil</text:p>
          </table:table-cell>
          <table:table-cell office:value-type="string">
            <text:p>20%</text:p>
          </table:table-cell>
          <table:table-cell office:value-type="string">
            <text:p>M</text:p>
          </table:table-cell>
          <table:table-cell office:value-type="string">
            <text:p>150</text:p>
          </table:table-cell>
          <table:table-cell office:value-type="string">
            <text:p>BD/FIJ</text:p>
          </table:table-cell>
          <table:table-cell office:value-type="string">
            <text:p>Variabl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30">
            <text:p>2330</text:p>
          </table:table-cell>
          <table:table-cell office:value-type="string">
            <text:p>Zombie - Juju</text:p>
          </table:table-cell>
          <table:table-cell office:value-type="string">
            <text:p>Undead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table:style-name="ce4" office:value-type="string">
            <text:p>0%</text:p>
          </table:table-cell>
          <table:table-cell office:value-type="string">
            <text:p>N</text:p>
          </table:table-cell>
          <table:table-cell office:value-type="string">
            <text:p>8</text:p>
          </table:table-cell>
          <table:table-cell office:value-type="string">
            <text:p>1-4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3+12</text:p>
          </table:table-cell>
          <table:table-cell office:value-type="string">
            <text:p>1</text:p>
          </table:table-cell>
          <table:table-cell office:value-type="string">
            <text:p>3-12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10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Zorbo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table:style-name="ce3" office:value-type="string">
            <text:p>30%</text:p>
          </table:table-cell>
          <table:table-cell office:value-type="string">
            <text:p>P,Q,X</text:p>
          </table:table-cell>
          <table:table-cell office:value-type="string">
            <text:p>5</text:p>
          </table:table-cell>
          <table:table-cell office:value-type="string">
            <text:p>1-4</text:p>
          </table:table-cell>
          <table:table-cell office:value-type="string">
            <text:p>10</text:p>
          </table:table-cell>
          <table:table-cell office:value-type="string">
            <text:p>15, Fl 9</text:p>
          </table:table-cell>
          <table:table-cell office:value-type="string">
            <text:p>4+2</text:p>
          </table:table-cell>
          <table:table-cell office:value-type="string">
            <text:p>2</text:p>
          </table:table-cell>
          <table:table-cell office:value-type="string">
            <text:p>1-2(x2)</text:p>
          </table:table-cell>
          <table:table-cell office:value-type="string">
            <text:p>Aborption</text:p>
          </table:table-cell>
          <table:table-cell office:value-type="string">
            <text:p>Absorption</text:p>
          </table:table-cell>
          <table:table-cell office:value-type="string">
            <text:p>20%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280+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Zygom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Unratable</text:p>
          </table:table-cell>
          <table:table-cell table:style-name="ce3" office:value-type="string">
            <text:p>50%</text:p>
          </table:table-cell>
          <table:table-cell office:value-type="string">
            <text:p>As host</text:p>
          </table:table-cell>
          <table:table-cell office:value-type="string">
            <text:p>8</text:p>
          </table:table-cell>
          <table:table-cell office:value-type="string">
            <text:p>1-3</text:p>
          </table:table-cell>
          <table:table-cell office:value-type="string">
            <text:p>8</text:p>
          </table:table-cell>
          <table:table-cell office:value-type="string">
            <text:p>1 or as host</text:p>
          </table:table-cell>
          <table:table-cell office:value-type="string">
            <text:p>3 or as host</text:p>
          </table:table-cell>
          <table:table-cell table:number-columns-repeated="2" office:value-type="string">
            <text:p>As host</text:p>
          </table:table-cell>
          <table:table-cell office:value-type="string">
            <text:p>Milky glue</text:p>
          </table:table-cell>
          <table:table-cell table:number-columns-repeated="2" office:value-type="string">
            <text:p>Special</text:p>
          </table:table-cell>
          <table:table-cell office:value-type="string">
            <text:p>As host</text:p>
          </table:table-cell>
          <table:table-cell table:number-columns-repeated="2" office:value-type="string">
            <text:p>Nil</text:p>
          </table:table-cell>
          <table:table-cell office:value-type="string">
            <text:p>85+4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style-name="ce6" table:number-columns-repeated="6"/>
          <table:table-cell table:style-name="Default" table:number-columns-repeated="19"/>
          <table:table-cell table:number-columns-repeated="154"/>
        </table:table-row>
        <table:table-row table:style-name="ro1">
          <table:table-cell table:style-name="ce1" office:value-type="string">
            <text:p># subtypes</text:p>
          </table:table-cell>
          <table:table-cell table:style-name="ce1" table:number-columns-repeated="4"/>
          <table:table-cell/>
          <table:table-cell table:style-name="ce1" table:number-columns-repeated="17"/>
          <table:table-cell table:style-name="Default"/>
          <table:table-cell table:number-columns-repeated="178"/>
        </table:table-row>
        <table:table-row table:style-name="ro1">
          <table:table-cell table:style-name="ce2" office:value-type="float" office:value="2333">
            <text:p>2333</text:p>
          </table:table-cell>
          <table:table-cell table:style-name="ce5" office:value-type="string">
            <text:p>Pseudo-Undead - Ghast</text:p>
          </table:table-cell>
          <table:table-cell table:style-name="ce5" office:value-type="string">
            <text:p>Monstrous Humanoid</text:p>
          </table:table-cell>
          <table:table-cell table:style-name="ce6" office:value-type="string">
            <text:p>Rare</text:p>
          </table:table-cell>
          <table:table-cell table:style-name="ce6" office:value-type="string">
            <text:p>Very (11-12)</text:p>
          </table:table-cell>
          <table:table-cell table:style-name="ce6" office:value-type="string">
            <text:p>10%</text:p>
          </table:table-cell>
          <table:table-cell table:style-name="ce6" office:value-type="string">
            <text:p>B,Q,R,S,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1-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1-4(x2)/1-8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Standard</text:p>
          </table:table-cell>
          <table:table-cell table:style-name="ce6" office:value-type="string">
            <text:p>M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19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style-name="Default"/>
          <table:table-cell table:number-columns-repeated="178"/>
        </table:table-row>
        <table:table-row table:style-name="ro1">
          <table:table-cell table:style-name="ce2" office:value-type="float" office:value="2334">
            <text:p>2334</text:p>
          </table:table-cell>
          <table:table-cell table:style-name="ce5" office:value-type="string">
            <text:p>Pseudo-Undead - Wraith</text:p>
          </table:table-cell>
          <table:table-cell table:style-name="ce1" office:value-type="string">
            <text:p>Monstrous Humanoid</text:p>
          </table:table-cell>
          <table:table-cell table:style-name="ce6" office:value-type="string">
            <text:p>Uncommon</text:p>
          </table:table-cell>
          <table:table-cell table:style-name="ce6" office:value-type="string">
            <text:p>Very (11-12)</text:p>
          </table:table-cell>
          <table:table-cell table:style-name="ce6" office:value-type="string">
            <text:p>25%</text:p>
          </table:table-cell>
          <table:table-cell table:style-name="ce6" office:value-type="string">
            <text:p>E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2-1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12, Fl 24</text:p>
          </table:table-cell>
          <table:table-cell table:style-name="ce6" office:value-type="string">
            <text:p>5+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-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Standard</text:p>
          </table:table-cell>
          <table:table-cell table:style-name="ce6" office:value-type="string">
            <text:p>M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575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style-name="Default"/>
          <table:table-cell table:number-columns-repeated="178"/>
        </table:table-row>
        <table:table-row table:style-name="ro1">
          <table:table-cell table:style-name="ce2" office:value-type="float" office:value="2335">
            <text:p>2335</text:p>
          </table:table-cell>
          <table:table-cell table:style-name="ce5" office:value-type="string">
            <text:p>Pseudo-Undead - Spectre</text:p>
          </table:table-cell>
          <table:table-cell table:style-name="ce1" office:value-type="string">
            <text:p>Monstrous Humanoid</text:p>
          </table:table-cell>
          <table:table-cell table:style-name="ce6" office:value-type="string">
            <text:p>Rare</text:p>
          </table:table-cell>
          <table:table-cell table:style-name="ce6" office:value-type="string">
            <text:p>High (13-14)</text:p>
          </table:table-cell>
          <table:table-cell table:style-name="ce6" office:value-type="string">
            <text:p>20%</text:p>
          </table:table-cell>
          <table:table-cell table:style-name="ce6" office:value-type="string">
            <text:p>Qx3,X,Y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1-6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5, Fl 30</text:p>
          </table:table-cell>
          <table:table-cell table:style-name="ce6" office:value-type="string">
            <text:p>7+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-8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Standard</text:p>
          </table:table-cell>
          <table:table-cell table:style-name="ce6" office:value-type="string">
            <text:p>M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16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style-name="Default"/>
          <table:table-cell table:number-columns-repeated="178"/>
        </table:table-row>
        <table:table-row table:style-name="ro1">
          <table:table-cell table:style-name="ce2" office:value-type="float" office:value="2336">
            <text:p>2336</text:p>
          </table:table-cell>
          <table:table-cell table:style-name="ce5" office:value-type="string">
            <text:p>Pseudo-Undead - Vampire</text:p>
          </table:table-cell>
          <table:table-cell table:style-name="ce1" office:value-type="string">
            <text:p>Monstrous Humanoid</text:p>
          </table:table-cell>
          <table:table-cell table:style-name="ce6" office:value-type="string">
            <text:p>Rare</text:p>
          </table:table-cell>
          <table:table-cell table:style-name="ce6" office:value-type="string">
            <text:p>Exceptional (15-16)</text:p>
          </table:table-cell>
          <table:table-cell table:style-name="ce6" office:value-type="string">
            <text:p>25%</text:p>
          </table:table-cell>
          <table:table-cell table:style-name="ce6" office:value-type="string">
            <text:p>F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1-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2, Fl 18</text:p>
          </table:table-cell>
          <table:table-cell table:style-name="ce6" office:value-type="string">
            <text:p>8+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5-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Standard</text:p>
          </table:table-cell>
          <table:table-cell table:style-name="ce6" office:value-type="string">
            <text:p>M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38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style-name="Default"/>
          <table:table-cell table:number-columns-repeated="178"/>
        </table:table-row>
        <table:table-row table:style-name="ro1">
          <table:table-cell table:style-name="ce2" office:value-type="float" office:value="2337">
            <text:p>2337</text:p>
          </table:table-cell>
          <table:table-cell table:style-name="ce6" office:value-type="string">
            <text:p>Pseudo-Undead - Ghoul</text:p>
          </table:table-cell>
          <table:table-cell table:style-name="ce6" office:value-type="string">
            <text:p>Monstrous Humanoid</text:p>
          </table:table-cell>
          <table:table-cell table:style-name="ce6" office:value-type="string">
            <text:p>Uncommon</text:p>
          </table:table-cell>
          <table:table-cell table:style-name="ce6" office:value-type="string">
            <text:p>Low (5-7)</text:p>
          </table:table-cell>
          <table:table-cell table:style-name="ce6" office:value-type="string">
            <text:p>20%</text:p>
          </table:table-cell>
          <table:table-cell table:style-name="ce6" office:value-type="string">
            <text:p>B,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2-2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1-3(x2)/1-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Standard</text:p>
          </table:table-cell>
          <table:table-cell table:style-name="ce6" office:value-type="string">
            <text:p>M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65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style-name="ce6" table:number-columns-repeated="6"/>
          <table:table-cell table:style-name="Default" table:number-columns-repeated="173"/>
        </table:table-row>
        <table:table-row table:style-name="ro1">
          <table:table-cell table:style-name="ce2" office:value-type="float" office:value="2338">
            <text:p>2338</text:p>
          </table:table-cell>
          <table:table-cell table:style-name="ce6" office:value-type="string">
            <text:p>Pseudo-Undead - Wight</text:p>
          </table:table-cell>
          <table:table-cell table:style-name="ce6" office:value-type="string">
            <text:p>Monstrous Humanoid</text:p>
          </table:table-cell>
          <table:table-cell table:style-name="ce6" office:value-type="string">
            <text:p>Uncommon</text:p>
          </table:table-cell>
          <table:table-cell table:style-name="ce6" office:value-type="string">
            <text:p>Average (8-10)</text:p>
          </table:table-cell>
          <table:table-cell table:style-name="ce6" office:value-type="string">
            <text:p>70%</text:p>
          </table:table-cell>
          <table:table-cell table:style-name="ce6" office:value-type="string">
            <text:p>B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2-1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4+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-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Standard</text:p>
          </table:table-cell>
          <table:table-cell table:style-name="ce6" office:value-type="string">
            <text:p>M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54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style-name="ce6" table:number-columns-repeated="6"/>
          <table:table-cell table:style-name="Default" table:number-columns-repeated="173"/>
        </table:table-row>
        <table:table-row table:style-name="ro1" table:number-rows-repeated="2">
          <table:table-cell table:style-name="ce1" table:number-columns-repeated="5"/>
          <table:table-cell/>
          <table:table-cell table:style-name="ce1" table:number-columns-repeated="17"/>
          <table:table-cell table:style-name="Default"/>
          <table:table-cell table:number-columns-repeated="178"/>
        </table:table-row>
        <table:table-row table:style-name="ro1" table:number-rows-repeated="45">
          <table:table-cell table:style-name="ce1" table:number-columns-repeated="5"/>
          <table:table-cell/>
          <table:table-cell table:style-name="ce1" table:number-columns-repeated="14"/>
          <table:table-cell table:style-name="Default" table:number-columns-repeated="4"/>
          <table:table-cell table:number-columns-repeated="178"/>
        </table:table-row>
        <table:table-row table:style-name="ro1">
          <table:table-cell table:style-name="ce1" table:number-columns-repeated="5"/>
          <table:table-cell/>
          <table:table-cell table:style-name="ce1" table:number-columns-repeated="14"/>
          <table:table-cell table:style-name="Default" table:number-columns-repeated="3"/>
          <table:table-cell table:number-columns-repeated="179"/>
        </table:table-row>
        <table:table-row table:style-name="ro1" table:number-rows-repeated="141">
          <table:table-cell table:style-name="ce1" table:number-columns-repeated="5"/>
          <table:table-cell/>
          <table:table-cell table:style-name="ce1" table:number-columns-repeated="17"/>
          <table:table-cell table:number-columns-repeated="179"/>
        </table:table-row>
        <table:table-row table:style-name="ro1">
          <table:table-cell/>
          <table:table-cell table:style-name="Default" table:number-columns-repeated="2"/>
          <table:table-cell table:style-name="ce1" table:number-columns-repeated="2"/>
          <table:table-cell/>
          <table:table-cell table:style-name="ce1" table:number-columns-repeated="17"/>
          <table:table-cell table:style-name="Default" table:number-columns-repeated="1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date-style style:name="N151">
      <number:day/>
      <number:text>-</number:text>
      <number:month number:textual="true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9/25/2014</text:date>, <text:time>15:4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9-25T15:40:39.29</dc:date>
    <dc:creator>Keary O'Dell</dc:creator>
    <meta:generator>OpenOffice.org/3.1$Win32 OpenOffice.org_project/310m11$Build-9399</meta:generator>
    <meta:editing-duration>PT47H52M12S</meta:editing-duration>
    <meta:editing-cycles>18</meta:editing-cycles>
    <meta:document-statistic meta:table-count="1" meta:cell-count="7821" meta:object-count="0"/>
  </office:meta>
</office:document-meta>
</file>